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variant="normal" fo:text-transform="none" fo:color="#000000" fo:letter-spacing="normal"/>
    </style:style>
    <style:style style:name="P4" style:family="paragraph" style:parent-style-name="Standard">
      <style:text-properties fo:font-variant="normal" fo:text-transform="none" fo:color="#000000" fo:letter-spacing="normal" officeooo:rsid="00089b1a" officeooo:paragraph-rsid="00089b1a"/>
    </style:style>
    <style:style style:name="P5" style:family="paragraph" style:parent-style-name="Standard">
      <style:paragraph-properties fo:text-align="center" style:justify-single-word="false"/>
      <style:text-properties fo:font-style="italic" style:font-style-asian="italic" style:font-style-complex="italic"/>
    </style:style>
    <style:style style:name="P6" style:family="paragraph" style:parent-style-name="Text_20_body">
      <style:text-properties officeooo:rsid="00089b1a" officeooo:paragraph-rsid="00089b1a"/>
    </style:style>
    <style:style style:name="P7" style:family="paragraph" style:parent-style-name="Text_20_body">
      <style:text-properties officeooo:rsid="000e3e6b" officeooo:paragraph-rsid="00107161"/>
    </style:style>
    <style:style style:name="P8" style:family="paragraph" style:parent-style-name="Text_20_body">
      <style:text-properties officeooo:paragraph-rsid="0011c692"/>
    </style:style>
    <style:style style:name="P9" style:family="paragraph" style:parent-style-name="Text_20_body">
      <style:text-properties officeooo:rsid="0018b8be" officeooo:paragraph-rsid="0018b8be"/>
    </style:style>
    <style:style style:name="P10" style:family="paragraph" style:parent-style-name="Text_20_body">
      <style:text-properties officeooo:paragraph-rsid="0019e8f7"/>
    </style:style>
    <style:style style:name="P11" style:family="paragraph" style:parent-style-name="Text_20_body">
      <style:text-properties officeooo:rsid="001b1c11" officeooo:paragraph-rsid="007905f4"/>
    </style:style>
    <style:style style:name="P12" style:family="paragraph" style:parent-style-name="Text_20_body">
      <style:text-properties officeooo:rsid="001b1c11" officeooo:paragraph-rsid="001b1c11"/>
    </style:style>
    <style:style style:name="P13" style:family="paragraph" style:parent-style-name="Text_20_body">
      <style:text-properties officeooo:paragraph-rsid="001ca78e"/>
    </style:style>
    <style:style style:name="P14" style:family="paragraph" style:parent-style-name="Text_20_body">
      <style:text-properties officeooo:rsid="001dc1ec" officeooo:paragraph-rsid="007905f4"/>
    </style:style>
    <style:style style:name="P15" style:family="paragraph" style:parent-style-name="Text_20_body">
      <style:text-properties officeooo:rsid="00228d74" officeooo:paragraph-rsid="002e45fb"/>
    </style:style>
    <style:style style:name="P16" style:family="paragraph" style:parent-style-name="Text_20_body">
      <style:text-properties officeooo:rsid="00228d74" officeooo:paragraph-rsid="00228d74"/>
    </style:style>
    <style:style style:name="P17" style:family="paragraph" style:parent-style-name="Text_20_body">
      <style:text-properties officeooo:rsid="002637ae" officeooo:paragraph-rsid="002637ae"/>
    </style:style>
    <style:style style:name="P18" style:family="paragraph" style:parent-style-name="Text_20_body">
      <style:text-properties officeooo:rsid="002e45fb" officeooo:paragraph-rsid="002e45fb"/>
    </style:style>
    <style:style style:name="P19" style:family="paragraph" style:parent-style-name="Text_20_body">
      <style:text-properties officeooo:paragraph-rsid="00301743"/>
    </style:style>
    <style:style style:name="P20" style:family="paragraph" style:parent-style-name="Text_20_body">
      <style:text-properties officeooo:paragraph-rsid="003b5ced"/>
    </style:style>
    <style:style style:name="P21" style:family="paragraph" style:parent-style-name="Text_20_body">
      <style:text-properties officeooo:paragraph-rsid="003e8286"/>
    </style:style>
    <style:style style:name="P22" style:family="paragraph" style:parent-style-name="Text_20_body">
      <style:text-properties style:font-name="DejaVu" officeooo:paragraph-rsid="0019e8f7"/>
    </style:style>
    <style:style style:name="P23" style:family="paragraph" style:parent-style-name="Text_20_body">
      <style:text-properties officeooo:rsid="0040f91d" officeooo:paragraph-rsid="0040f91d"/>
    </style:style>
    <style:style style:name="P24" style:family="paragraph" style:parent-style-name="Text_20_body">
      <style:text-properties officeooo:rsid="0040f91d" officeooo:paragraph-rsid="0042b91e"/>
    </style:style>
    <style:style style:name="P25" style:family="paragraph" style:parent-style-name="Text_20_body">
      <style:text-properties officeooo:rsid="00431d10" officeooo:paragraph-rsid="00431d10"/>
    </style:style>
    <style:style style:name="P26" style:family="paragraph" style:parent-style-name="Text_20_body">
      <style:paragraph-properties fo:text-align="center" style:justify-single-word="false"/>
      <style:text-properties fo:font-style="italic" officeooo:rsid="0044b30d" officeooo:paragraph-rsid="0044b30d" style:font-style-asian="italic" style:font-style-complex="italic"/>
    </style:style>
    <style:style style:name="P27" style:family="paragraph" style:parent-style-name="Text_20_body">
      <style:text-properties officeooo:rsid="004906ae" officeooo:paragraph-rsid="004906ae"/>
    </style:style>
    <style:style style:name="P28" style:family="paragraph" style:parent-style-name="Text_20_body">
      <style:text-properties officeooo:rsid="0052e2f1" officeooo:paragraph-rsid="0052e2f1"/>
    </style:style>
    <style:style style:name="P29" style:family="paragraph" style:parent-style-name="Text_20_body">
      <style:text-properties officeooo:rsid="005d087e" officeooo:paragraph-rsid="005d087e"/>
    </style:style>
    <style:style style:name="P30" style:family="paragraph" style:parent-style-name="Text_20_body">
      <style:text-properties officeooo:rsid="005dcbad" officeooo:paragraph-rsid="005dcbad"/>
    </style:style>
    <style:style style:name="P31" style:family="paragraph" style:parent-style-name="Text_20_body">
      <style:text-properties officeooo:rsid="00608417" officeooo:paragraph-rsid="00608417"/>
    </style:style>
    <style:style style:name="P32" style:family="paragraph" style:parent-style-name="Text_20_body">
      <style:text-properties officeooo:rsid="0063def9" officeooo:paragraph-rsid="0063def9"/>
    </style:style>
    <style:style style:name="P33" style:family="paragraph" style:parent-style-name="Text_20_body">
      <style:text-properties officeooo:rsid="0066dabe" officeooo:paragraph-rsid="0066dabe"/>
    </style:style>
    <style:style style:name="P34" style:family="paragraph" style:parent-style-name="Text_20_body">
      <style:text-properties officeooo:paragraph-rsid="006e069c"/>
    </style:style>
    <style:style style:name="P35" style:family="paragraph" style:parent-style-name="Text_20_body">
      <style:text-properties officeooo:paragraph-rsid="006ef608"/>
    </style:style>
    <style:style style:name="P36" style:family="paragraph" style:parent-style-name="Text_20_body">
      <style:text-properties officeooo:rsid="00711370" officeooo:paragraph-rsid="00711370"/>
    </style:style>
    <style:style style:name="P37" style:family="paragraph" style:parent-style-name="Text_20_body">
      <style:text-properties officeooo:rsid="007af65e" officeooo:paragraph-rsid="007af65e"/>
    </style:style>
    <style:style style:name="P38" style:family="paragraph" style:parent-style-name="Text_20_body">
      <style:text-properties officeooo:paragraph-rsid="007cf594"/>
    </style:style>
    <style:style style:name="P39" style:family="paragraph" style:parent-style-name="Text_20_body">
      <style:text-properties officeooo:rsid="00807240" officeooo:paragraph-rsid="0083374f"/>
    </style:style>
    <style:style style:name="P40" style:family="paragraph" style:parent-style-name="Text_20_body">
      <style:text-properties officeooo:rsid="008adc80" officeooo:paragraph-rsid="008adc80"/>
    </style:style>
    <style:style style:name="P41" style:family="paragraph" style:parent-style-name="Text_20_body">
      <style:text-properties officeooo:rsid="008adc80" officeooo:paragraph-rsid="008cde67"/>
    </style:style>
    <style:style style:name="P42" style:family="paragraph" style:parent-style-name="Text_20_body">
      <style:text-properties officeooo:rsid="008cde67" officeooo:paragraph-rsid="008cde67"/>
    </style:style>
    <style:style style:name="P43" style:family="paragraph" style:parent-style-name="Text_20_body">
      <style:text-properties officeooo:rsid="008e5d77" officeooo:paragraph-rsid="008e5d77"/>
    </style:style>
    <style:style style:name="P44" style:family="paragraph" style:parent-style-name="Text_20_body">
      <style:text-properties officeooo:rsid="006b6feb" officeooo:paragraph-rsid="006ef608"/>
    </style:style>
    <style:style style:name="P45" style:family="paragraph" style:parent-style-name="Text_20_body">
      <style:text-properties officeooo:rsid="0071d4f0" officeooo:paragraph-rsid="0052e2f1"/>
    </style:style>
    <style:style style:name="P46" style:family="paragraph" style:parent-style-name="Text_20_body">
      <style:text-properties style:text-position="0% 100%" officeooo:rsid="00089b1a" officeooo:paragraph-rsid="00089b1a" style:font-size-asian="10.5pt"/>
    </style:style>
    <style:style style:name="P47" style:family="paragraph" style:parent-style-name="Text_20_body">
      <style:text-properties officeooo:rsid="0019e8f7" officeooo:paragraph-rsid="0016f614"/>
    </style:style>
    <style:style style:name="P48" style:family="paragraph" style:parent-style-name="Text_20_body">
      <style:text-properties fo:font-style="normal" officeooo:rsid="0044b30d" officeooo:paragraph-rsid="0044b30d" style:font-style-asian="normal" style:font-style-complex="normal"/>
    </style:style>
    <style:style style:name="P49" style:family="paragraph" style:parent-style-name="Text_20_body">
      <style:text-properties fo:font-style="normal" officeooo:rsid="0042b91e" officeooo:paragraph-rsid="0042b91e" style:font-style-asian="normal" style:font-style-complex="normal"/>
    </style:style>
    <style:style style:name="P50" style:family="paragraph" style:parent-style-name="Text_20_body">
      <style:text-properties officeooo:rsid="003b5ced" officeooo:paragraph-rsid="009b3655"/>
    </style:style>
    <style:style style:name="P51" style:family="paragraph" style:parent-style-name="Text_20_body">
      <style:text-properties officeooo:rsid="003ddb1b" officeooo:paragraph-rsid="007cf594"/>
    </style:style>
    <style:style style:name="P52" style:family="paragraph" style:parent-style-name="Text_20_body">
      <style:text-properties officeooo:rsid="003ddb1b" officeooo:paragraph-rsid="009cc439"/>
    </style:style>
    <style:style style:name="P53" style:family="paragraph" style:parent-style-name="Text_20_body">
      <style:text-properties officeooo:rsid="003ddb1b" officeooo:paragraph-rsid="00be8f0b"/>
    </style:style>
    <style:style style:name="P54" style:family="paragraph" style:parent-style-name="Text_20_body">
      <style:text-properties officeooo:rsid="008b1321" officeooo:paragraph-rsid="008cde67"/>
    </style:style>
    <style:style style:name="P55" style:family="paragraph" style:parent-style-name="Text_20_body">
      <style:text-properties officeooo:rsid="00947c15" officeooo:paragraph-rsid="00947c15"/>
    </style:style>
    <style:style style:name="P56" style:family="paragraph" style:parent-style-name="Text_20_body">
      <style:text-properties officeooo:rsid="009b3e01" officeooo:paragraph-rsid="009b3e01"/>
    </style:style>
    <style:style style:name="P57" style:family="paragraph" style:parent-style-name="Text_20_body">
      <style:text-properties officeooo:rsid="009e0368" officeooo:paragraph-rsid="009e0368"/>
    </style:style>
    <style:style style:name="P58" style:family="paragraph" style:parent-style-name="Text_20_body">
      <style:text-properties officeooo:rsid="009e6f69" officeooo:paragraph-rsid="00abd069"/>
    </style:style>
    <style:style style:name="P59" style:family="paragraph" style:parent-style-name="Text_20_body">
      <style:text-properties officeooo:rsid="009f0573" officeooo:paragraph-rsid="009f0573"/>
    </style:style>
    <style:style style:name="P60" style:family="paragraph" style:parent-style-name="Text_20_body">
      <style:text-properties officeooo:rsid="009f61c4" officeooo:paragraph-rsid="009f61c4"/>
    </style:style>
    <style:style style:name="P61" style:family="paragraph" style:parent-style-name="Text_20_body">
      <style:text-properties officeooo:rsid="007cf594" officeooo:paragraph-rsid="007cf594"/>
    </style:style>
    <style:style style:name="P62" style:family="paragraph" style:parent-style-name="Text_20_body">
      <style:text-properties officeooo:paragraph-rsid="007e2b2c"/>
    </style:style>
    <style:style style:name="P63" style:family="paragraph" style:parent-style-name="Text_20_body">
      <style:text-properties officeooo:rsid="00a2a205" officeooo:paragraph-rsid="00a2a205"/>
    </style:style>
    <style:style style:name="P64" style:family="paragraph" style:parent-style-name="Text_20_body">
      <style:text-properties officeooo:rsid="00a3a6f2" officeooo:paragraph-rsid="00a3a6f2"/>
    </style:style>
    <style:style style:name="P65" style:family="paragraph" style:parent-style-name="Text_20_body">
      <style:text-properties officeooo:rsid="00a5a096" officeooo:paragraph-rsid="00a5a096"/>
    </style:style>
    <style:style style:name="P66" style:family="paragraph" style:parent-style-name="Text_20_body">
      <style:text-properties officeooo:rsid="00a6d078" officeooo:paragraph-rsid="00a6d078"/>
    </style:style>
    <style:style style:name="P67" style:family="paragraph" style:parent-style-name="Text_20_body">
      <style:text-properties officeooo:rsid="00a7f714" officeooo:paragraph-rsid="00a7f714"/>
    </style:style>
    <style:style style:name="P68" style:family="paragraph" style:parent-style-name="Text_20_body">
      <style:text-properties officeooo:rsid="00a98a13" officeooo:paragraph-rsid="00a98a13"/>
    </style:style>
    <style:style style:name="P69" style:family="paragraph" style:parent-style-name="Text_20_body">
      <style:text-properties officeooo:rsid="00a9dba2" officeooo:paragraph-rsid="00a9dba2"/>
    </style:style>
    <style:style style:name="P70" style:family="paragraph" style:parent-style-name="Text_20_body">
      <style:text-properties officeooo:paragraph-rsid="00a9dba2"/>
    </style:style>
    <style:style style:name="P71" style:family="paragraph" style:parent-style-name="Text_20_body">
      <style:text-properties officeooo:rsid="00ae7200" officeooo:paragraph-rsid="00ae7200"/>
    </style:style>
    <style:style style:name="P72" style:family="paragraph" style:parent-style-name="Text_20_body">
      <style:text-properties officeooo:rsid="00b0c544" officeooo:paragraph-rsid="00b0c544"/>
    </style:style>
    <style:style style:name="P73" style:family="paragraph" style:parent-style-name="Text_20_body">
      <style:text-properties officeooo:rsid="00b1c6a2" officeooo:paragraph-rsid="00b1c6a2"/>
    </style:style>
    <style:style style:name="P74" style:family="paragraph" style:parent-style-name="Text_20_body">
      <style:text-properties officeooo:rsid="00b1c6a2" officeooo:paragraph-rsid="00b20d6b"/>
    </style:style>
    <style:style style:name="P75" style:family="paragraph" style:parent-style-name="Text_20_body">
      <style:text-properties officeooo:rsid="00b20d6b" officeooo:paragraph-rsid="00b20d6b"/>
    </style:style>
    <style:style style:name="P76" style:family="paragraph" style:parent-style-name="Text_20_body">
      <style:text-properties officeooo:rsid="00b24eab" officeooo:paragraph-rsid="00b24eab"/>
    </style:style>
    <style:style style:name="P77" style:family="paragraph" style:parent-style-name="Text_20_body">
      <style:text-properties officeooo:rsid="00b7688c" officeooo:paragraph-rsid="00b7688c"/>
    </style:style>
    <style:style style:name="P78" style:family="paragraph" style:parent-style-name="Text_20_body">
      <style:text-properties officeooo:paragraph-rsid="00b7688c"/>
    </style:style>
    <style:style style:name="P79" style:family="paragraph" style:parent-style-name="Text_20_body">
      <style:text-properties officeooo:rsid="00b98116" officeooo:paragraph-rsid="00b98116"/>
    </style:style>
    <style:style style:name="P80" style:family="paragraph" style:parent-style-name="Text_20_body">
      <style:text-properties officeooo:rsid="00b98116" officeooo:paragraph-rsid="00b9ef99"/>
    </style:style>
    <style:style style:name="P81" style:family="paragraph" style:parent-style-name="Text_20_body">
      <style:text-properties officeooo:rsid="0077cf1a" officeooo:paragraph-rsid="0077cf1a"/>
    </style:style>
    <style:style style:name="P82" style:family="paragraph" style:parent-style-name="Text_20_body">
      <style:text-properties officeooo:rsid="00ba76b3" officeooo:paragraph-rsid="00ba76b3"/>
    </style:style>
    <style:style style:name="P83" style:family="paragraph" style:parent-style-name="Text_20_body">
      <style:text-properties officeooo:rsid="00bba74e" officeooo:paragraph-rsid="00bba74e"/>
    </style:style>
    <style:style style:name="P84" style:family="paragraph" style:parent-style-name="Text_20_body">
      <style:text-properties officeooo:rsid="00bfc950" officeooo:paragraph-rsid="00bfc950"/>
    </style:style>
    <style:style style:name="P85" style:family="paragraph" style:parent-style-name="Footnote">
      <style:text-properties officeooo:rsid="004731e8" officeooo:paragraph-rsid="004731e8"/>
    </style:style>
    <style:style style:name="P86" style:family="paragraph" style:parent-style-name="Table_20_Contents">
      <style:paragraph-properties fo:text-align="center" style:justify-single-word="false"/>
      <style:text-properties fo:font-style="italic" style:font-style-asian="italic" style:font-style-complex="italic"/>
    </style:style>
    <style:style style:name="P87" style:family="paragraph" style:parent-style-name="Table_20_Contents">
      <style:paragraph-properties fo:text-align="center" style:justify-single-word="false"/>
      <style:text-properties fo:font-style="italic" officeooo:rsid="00b3e252" officeooo:paragraph-rsid="00b3e252" style:font-style-asian="italic" style:font-style-complex="italic"/>
    </style:style>
    <style:style style:name="P88" style:family="paragraph" style:parent-style-name="Table_20_Contents">
      <style:paragraph-properties fo:text-align="center" style:justify-single-word="false"/>
    </style:style>
    <style:style style:name="P89" style:family="paragraph" style:parent-style-name="Table_20_Contents">
      <style:paragraph-properties fo:text-align="center" style:justify-single-word="false"/>
      <style:text-properties officeooo:rsid="00b57ff3" officeooo:paragraph-rsid="00b57ff3"/>
    </style:style>
    <style:style style:name="P90" style:family="paragraph" style:parent-style-name="Table_20_Contents">
      <style:paragraph-properties fo:text-align="center" style:justify-single-word="false"/>
      <style:text-properties officeooo:rsid="00b9ef99" officeooo:paragraph-rsid="00b9ef99"/>
    </style:style>
    <style:style style:name="P91" style:family="paragraph" style:parent-style-name="Table_20_Contents">
      <style:paragraph-properties fo:text-align="justify" style:justify-single-word="false"/>
      <style:text-properties fo:font-weight="bold" officeooo:rsid="00b9ef99" officeooo:paragraph-rsid="00b9ef99" style:font-weight-asian="bold" style:font-weight-complex="bold"/>
    </style:style>
    <style:style style:name="P92" style:family="paragraph" style:parent-style-name="Table_20_Contents">
      <style:paragraph-properties fo:text-align="center" style:justify-single-word="false"/>
      <style:text-properties fo:font-weight="bold" officeooo:rsid="00b9ef99" officeooo:paragraph-rsid="00b9ef99" style:font-weight-asian="bold" style:font-weight-complex="bold"/>
    </style:style>
    <style:style style:name="P93" style:family="paragraph" style:parent-style-name="Table_20_Contents">
      <style:paragraph-properties fo:text-align="center" style:justify-single-word="false"/>
      <style:text-properties officeooo:rsid="00bba74e" officeooo:paragraph-rsid="00bba74e"/>
    </style:style>
    <style:style style:name="P94" style:family="paragraph" style:parent-style-name="Heading_20_5">
      <style:text-properties officeooo:paragraph-rsid="00b7688c"/>
    </style:style>
    <style:style style:name="P95" style:family="paragraph" style:parent-style-name="Contents_20_4">
      <style:paragraph-properties>
        <style:tab-stops>
          <style:tab-stop style:position="15.503cm" style:type="right" style:leader-style="dotted" style:leader-text="."/>
        </style:tab-stops>
      </style:paragraph-properties>
    </style:style>
    <style:style style:name="P96" style:family="paragraph" style:parent-style-name="Contents_20_5">
      <style:paragraph-properties>
        <style:tab-stops>
          <style:tab-stop style:position="15.004cm" style:type="right" style:leader-style="dotted" style:leader-text="."/>
        </style:tab-stops>
      </style:paragraph-properties>
    </style:style>
    <style:style style:name="P97" style:family="paragraph" style:parent-style-name="Heading_20_3">
      <style:text-properties officeooo:paragraph-rsid="00b98116"/>
    </style:style>
    <style:style style:name="P98" style:family="paragraph" style:parent-style-name="Heading_20_3">
      <style:text-properties officeooo:paragraph-rsid="002e45fb"/>
    </style:style>
    <style:style style:name="P99" style:family="paragraph" style:parent-style-name="Contents_20_2">
      <style:paragraph-properties>
        <style:tab-stops>
          <style:tab-stop style:position="16.501cm" style:type="right" style:leader-style="dotted" style:leader-text="."/>
        </style:tab-stops>
      </style:paragraph-properties>
    </style:style>
    <style:style style:name="P100" style:family="paragraph" style:parent-style-name="Heading_20_2">
      <style:text-properties officeooo:rsid="0016f614" officeooo:paragraph-rsid="0016f614"/>
    </style:style>
    <style:style style:name="P101" style:family="paragraph" style:parent-style-name="Heading_20_2">
      <style:text-properties officeooo:rsid="0040f91d" officeooo:paragraph-rsid="0040f91d"/>
    </style:style>
    <style:style style:name="P102" style:family="paragraph" style:parent-style-name="Heading_20_2">
      <style:text-properties officeooo:paragraph-rsid="00c48ec7"/>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P104" style:family="paragraph" style:parent-style-name="Contents_20_3">
      <style:paragraph-properties>
        <style:tab-stops>
          <style:tab-stop style:position="16.002cm" style:type="right" style:leader-style="dotted" style:leader-text="."/>
        </style:tab-stops>
      </style:paragraph-properties>
    </style:style>
    <style:style style:name="P105" style:family="paragraph" style:parent-style-name="Heading_20_1">
      <style:text-properties officeooo:rsid="006450ad"/>
    </style:style>
    <style:style style:name="P106" style:family="paragraph" style:parent-style-name="Text_20_body" style:list-style-name="L166"/>
    <style:style style:name="P107" style:family="paragraph" style:parent-style-name="Text_20_body" style:list-style-name="L167"/>
    <style:style style:name="P108" style:family="paragraph" style:parent-style-name="Text_20_body">
      <style:text-properties officeooo:rsid="00b20d6b" officeooo:paragraph-rsid="00b20d6b"/>
    </style:style>
    <style:style style:name="P109" style:family="paragraph" style:parent-style-name="Text_20_body">
      <style:text-properties officeooo:rsid="002993da" officeooo:paragraph-rsid="002993da"/>
    </style:style>
    <style:style style:name="P110" style:family="paragraph" style:parent-style-name="Text_20_body">
      <style:text-properties officeooo:rsid="0016f614" officeooo:paragraph-rsid="0016f614"/>
    </style:style>
    <style:style style:name="P111" style:family="paragraph" style:parent-style-name="Text_20_body" style:list-style-name="L168">
      <style:text-properties officeooo:rsid="00431d10" officeooo:paragraph-rsid="00431d10"/>
    </style:style>
    <style:style style:name="P112" style:family="paragraph" style:parent-style-name="Text_20_body" style:list-style-name="L169">
      <style:text-properties officeooo:rsid="00431d10" officeooo:paragraph-rsid="00431d10"/>
    </style:style>
    <style:style style:name="P113" style:family="paragraph" style:parent-style-name="Text_20_body" style:list-style-name="L169">
      <style:text-properties fo:font-style="italic" officeooo:rsid="00431d10" officeooo:paragraph-rsid="00431d10" style:font-style-asian="italic" style:font-style-complex="italic"/>
    </style:style>
    <style:style style:name="P114" style:family="paragraph" style:parent-style-name="Text_20_body" style:list-style-name="L170">
      <style:text-properties officeooo:rsid="0042b91e" officeooo:paragraph-rsid="0042b91e"/>
    </style:style>
    <style:style style:name="P115" style:family="paragraph" style:parent-style-name="Text_20_body">
      <style:text-properties officeooo:rsid="00b9ef99" officeooo:paragraph-rsid="00b9ef99"/>
    </style:style>
    <style:style style:name="P116" style:family="paragraph" style:parent-style-name="Text_20_body" style:list-style-name="L171">
      <style:text-properties officeooo:paragraph-rsid="00bfd2b1"/>
    </style:style>
    <style:style style:name="P117" style:family="paragraph" style:parent-style-name="Text_20_body" style:list-style-name="L172">
      <style:text-properties officeooo:paragraph-rsid="00bfc950"/>
    </style:style>
    <style:style style:name="P118" style:family="paragraph" style:parent-style-name="Text_20_body" style:list-style-name="L173">
      <style:text-properties officeooo:paragraph-rsid="00bfc950"/>
    </style:style>
    <style:style style:name="P119" style:family="paragraph" style:parent-style-name="Text_20_body">
      <style:text-properties officeooo:rsid="004f76e1" officeooo:paragraph-rsid="00c48ec7"/>
    </style:style>
    <style:style style:name="P120" style:family="paragraph" style:parent-style-name="Text_20_body">
      <style:text-properties officeooo:rsid="00c48ec7" officeooo:paragraph-rsid="00c48ec7"/>
    </style:style>
    <style:style style:name="P121" style:family="paragraph" style:parent-style-name="Text_20_body">
      <style:text-properties officeooo:rsid="00c48ec7" officeooo:paragraph-rsid="00c8cac6"/>
    </style:style>
    <style:style style:name="P122" style:family="paragraph" style:parent-style-name="Text_20_body">
      <style:text-properties officeooo:rsid="004cff2e" officeooo:paragraph-rsid="00c48ec7"/>
    </style:style>
    <style:style style:name="P123" style:family="paragraph" style:parent-style-name="Text_20_body">
      <style:text-properties officeooo:rsid="002e45fb" officeooo:paragraph-rsid="002e45fb"/>
    </style:style>
    <style:style style:name="P124" style:family="paragraph" style:parent-style-name="Text_20_body">
      <style:text-properties officeooo:rsid="00228d74" officeooo:paragraph-rsid="00228d74"/>
    </style:style>
    <style:style style:name="P125" style:family="paragraph" style:parent-style-name="Text_20_body">
      <style:text-properties officeooo:rsid="00c8cac6" officeooo:paragraph-rsid="00c8cac6"/>
    </style:style>
    <style:style style:name="P126" style:family="paragraph" style:parent-style-name="Text_20_body">
      <style:text-properties officeooo:rsid="00c9b2d9" officeooo:paragraph-rsid="00c9b2d9"/>
    </style:style>
    <style:style style:name="P127" style:family="paragraph" style:parent-style-name="Text_20_body">
      <style:text-properties officeooo:rsid="00c9b2d9" officeooo:paragraph-rsid="00c9f5af"/>
    </style:style>
    <style:style style:name="P128" style:family="paragraph" style:parent-style-name="Text_20_body">
      <style:text-properties officeooo:rsid="00c9b2d9" officeooo:paragraph-rsid="00ca1284"/>
    </style:style>
    <style:style style:name="P129" style:family="paragraph" style:parent-style-name="Text_20_body">
      <style:text-properties officeooo:rsid="00c9b2d9" officeooo:paragraph-rsid="00cb6162"/>
    </style:style>
    <style:style style:name="P130" style:family="paragraph" style:parent-style-name="Text_20_body">
      <style:text-properties officeooo:rsid="00c9b2d9" officeooo:paragraph-rsid="00cc2349"/>
    </style:style>
    <style:style style:name="P131" style:family="paragraph" style:parent-style-name="Text_20_body">
      <style:text-properties officeooo:rsid="00c9b2d9" officeooo:paragraph-rsid="00cd04ac"/>
    </style:style>
    <style:style style:name="P132" style:family="paragraph" style:parent-style-name="Text_20_body">
      <style:text-properties officeooo:rsid="00bcddd7" officeooo:paragraph-rsid="00bcddd7"/>
    </style:style>
    <style:style style:name="P133" style:family="paragraph" style:parent-style-name="Text_20_body">
      <style:text-properties officeooo:rsid="00c9f5af" officeooo:paragraph-rsid="00c9f5af"/>
    </style:style>
    <style:style style:name="P134" style:family="paragraph" style:parent-style-name="Text_20_body">
      <style:text-properties officeooo:rsid="00d00789" officeooo:paragraph-rsid="00d00789"/>
    </style:style>
    <style:style style:name="P135" style:family="paragraph" style:parent-style-name="Text_20_body">
      <style:text-properties officeooo:rsid="001b1c11" officeooo:paragraph-rsid="001b1c11"/>
    </style:style>
    <style:style style:name="P136" style:family="paragraph" style:parent-style-name="Text_20_body">
      <style:text-properties officeooo:rsid="0019e8f7" officeooo:paragraph-rsid="001b1c11"/>
    </style:style>
    <style:style style:name="P137" style:family="paragraph" style:parent-style-name="Text_20_body">
      <style:text-properties officeooo:rsid="00d1c2ec" officeooo:paragraph-rsid="00d1c2ec"/>
    </style:style>
    <style:style style:name="P138" style:family="paragraph" style:parent-style-name="Text_20_body">
      <style:text-properties officeooo:rsid="007cf594" officeooo:paragraph-rsid="007cf594"/>
    </style:style>
    <style:style style:name="P139" style:family="paragraph" style:parent-style-name="Text_20_body">
      <style:text-properties officeooo:rsid="0052e2f1" officeooo:paragraph-rsid="0052e2f1"/>
    </style:style>
    <style:style style:name="P140" style:family="paragraph" style:parent-style-name="Text_20_body">
      <style:text-properties officeooo:rsid="00d283dd" officeooo:paragraph-rsid="00d283dd"/>
    </style:style>
    <style:style style:name="P141" style:family="paragraph" style:parent-style-name="Text_20_body" style:list-style-name="L172">
      <style:paragraph-properties fo:margin-left="2.501cm" fo:margin-right="0cm" fo:text-indent="-0.635cm" style:auto-text-indent="false"/>
      <style:text-properties officeooo:rsid="00bfc950" officeooo:paragraph-rsid="00bfc950"/>
    </style:style>
    <style:style style:name="P142" style:family="paragraph" style:parent-style-name="Standard" style:master-page-name="First_20_Page">
      <style:paragraph-properties style:page-number="auto"/>
    </style:style>
    <style:style style:name="P143" style:family="paragraph">
      <style:paragraph-properties fo:text-align="center"/>
    </style:style>
    <style:style style:name="P144" style:family="paragraph">
      <style:paragraph-properties fo:text-align="center"/>
      <style:text-properties fo:font-style="italic" style:font-style-asian="italic" style:font-style-complex="italic"/>
    </style:style>
    <style:style style:name="P145" style:family="paragraph">
      <style:text-properties fo:font-weight="bold" style:font-weight-asian="bold" style:font-weight-complex="bold"/>
    </style:style>
    <style:style style:name="P146" style:family="paragraph">
      <style:paragraph-properties fo:text-align="center"/>
      <style:text-properties fo:font-size="12pt" fo:font-style="italic" style:font-style-asian="italic" style:font-style-complex="italic"/>
    </style:style>
    <style:style style:name="P147" style:family="paragraph">
      <style:paragraph-properties fo:text-align="center"/>
      <style:text-properties fo:font-style="normal" fo:font-weight="bold" style:font-style-asian="normal" style:font-weight-asian="bold" style:font-style-complex="normal" style:font-weight-complex="bold"/>
    </style:style>
    <style:style style:name="P148" style:family="paragraph">
      <style:paragraph-properties fo:text-align="center"/>
      <style:text-properties fo:font-weight="bold" style:font-weight-asian="bold" style:font-weight-complex="bold"/>
    </style:style>
    <style:style style:name="P149" style:family="paragraph">
      <style:text-properties fo:font-size="18pt" style:font-size-asian="18pt" style:font-size-complex="18pt"/>
    </style:style>
    <style:style style:name="P150" style:family="paragraph">
      <style:text-properties fo:font-size="12pt" style:font-size-asian="12pt" style:font-size-complex="12pt"/>
    </style:style>
    <style:style style:name="P151" style:family="paragraph">
      <style:text-properties fo:color="#666666" fo:font-size="12pt" style:font-size-asian="12pt" style:font-size-complex="12pt"/>
    </style:style>
    <style:style style:name="P15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53" style:family="paragraph">
      <style:paragraph-properties fo:margin-left="0cm" fo:margin-right="0cm" fo:margin-top="0cm" fo:margin-bottom="0cm" fo:line-height="100%" fo:text-align="center" fo:text-indent="0cm"/>
    </style:style>
    <style:style style:name="P154"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15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156"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157"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158"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159"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60"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161"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162"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 style:family="text">
      <style:text-properties officeooo:rsid="00a1321a"/>
    </style:style>
    <style:style style:name="T2" style:family="text">
      <style:text-properties fo:font-size="22pt" style:font-size-asian="22pt" style:font-size-complex="22pt"/>
    </style:style>
    <style:style style:name="T3" style:family="text">
      <style:text-properties style:text-position="sub 58%"/>
    </style:style>
    <style:style style:name="T4" style:family="text">
      <style:text-properties style:text-position="sub 58%" style:font-size-asian="10.5pt"/>
    </style:style>
    <style:style style:name="T5" style:family="text">
      <style:text-properties style:text-position="sub 58%" officeooo:rsid="00053fcd" style:font-size-asian="10.5pt"/>
    </style:style>
    <style:style style:name="T6" style:family="text">
      <style:text-properties style:text-position="sub 58%" fo:font-style="italic" style:font-size-asian="10.5pt" style:font-style-asian="italic" style:font-style-complex="italic"/>
    </style:style>
    <style:style style:name="T7" style:family="text">
      <style:text-properties style:text-position="sub 58%" fo:font-style="italic" officeooo:rsid="00053fcd" style:font-size-asian="10.5pt" style:font-style-asian="italic" style:font-style-complex="italic"/>
    </style:style>
    <style:style style:name="T8" style:family="text">
      <style:text-properties style:text-position="sub 58%" fo:font-style="italic" style:font-style-asian="italic" style:font-style-complex="italic"/>
    </style:style>
    <style:style style:name="T9" style:family="text">
      <style:text-properties style:text-position="sub 58%" fo:font-style="italic" officeooo:rsid="000ea14e" style:font-style-asian="italic" style:font-style-complex="italic"/>
    </style:style>
    <style:style style:name="T10" style:family="text">
      <style:text-properties style:text-position="sub 58%" fo:font-style="italic" officeooo:rsid="00462984" style:font-style-asian="italic" style:font-style-complex="italic"/>
    </style:style>
    <style:style style:name="T11" style:family="text">
      <style:text-properties style:text-position="sub 58%" fo:font-style="italic" officeooo:rsid="00c5be83" style:font-style-asian="italic" style:font-style-complex="italic"/>
    </style:style>
    <style:style style:name="T12" style:family="text">
      <style:text-properties style:text-position="sub 58%" fo:font-style="italic" officeooo:rsid="00c8cac6" style:font-style-asian="italic" style:font-style-complex="italic"/>
    </style:style>
    <style:style style:name="T13" style:family="text">
      <style:text-properties style:text-position="sub 58%" fo:font-style="italic" officeooo:rsid="00b9ef99" style:font-style-asian="italic" style:font-style-complex="italic"/>
    </style:style>
    <style:style style:name="T14" style:family="text">
      <style:text-properties style:text-position="sub 58%" officeooo:rsid="00b9ef99"/>
    </style:style>
    <style:style style:name="T15" style:family="text">
      <style:text-properties style:text-position="0% 100%" style:font-size-asian="10.5pt"/>
    </style:style>
    <style:style style:name="T16" style:family="text">
      <style:text-properties style:text-position="0% 100%" officeooo:rsid="00053fcd" style:font-size-asian="10.5pt"/>
    </style:style>
    <style:style style:name="T17" style:family="text">
      <style:text-properties style:text-position="0% 100%" officeooo:rsid="00089b1a" style:font-size-asian="10.5pt"/>
    </style:style>
    <style:style style:name="T18" style:family="text">
      <style:text-properties style:text-position="0% 100%" fo:font-style="italic" style:font-size-asian="10.5pt" style:font-style-asian="italic" style:font-style-complex="italic"/>
    </style:style>
    <style:style style:name="T19" style:family="text">
      <style:text-properties style:text-position="0% 100%" fo:font-style="italic" officeooo:rsid="00053fcd" style:font-size-asian="10.5pt" style:font-style-asian="italic" style:font-style-complex="italic"/>
    </style:style>
    <style:style style:name="T20" style:family="text">
      <style:text-properties style:text-position="0% 100%" fo:font-style="italic" officeooo:rsid="000ea14e" style:font-style-asian="italic" style:font-style-complex="italic"/>
    </style:style>
    <style:style style:name="T21" style:family="text">
      <style:text-properties style:text-position="0% 100%" fo:font-style="italic" officeooo:rsid="00c5be83" style:font-style-asian="italic" style:font-style-complex="italic"/>
    </style:style>
    <style:style style:name="T22" style:family="text">
      <style:text-properties style:text-position="0% 100%" fo:font-style="italic" officeooo:rsid="00c8cac6" style:font-style-asian="italic" style:font-style-complex="italic"/>
    </style:style>
    <style:style style:name="T23" style:family="text">
      <style:text-properties style:text-position="0% 100%" fo:font-style="normal" style:font-style-asian="normal" style:font-style-complex="normal"/>
    </style:style>
    <style:style style:name="T24" style:family="text">
      <style:text-properties style:text-position="0% 100%" fo:font-style="normal" officeooo:rsid="00c5be83" style:font-style-asian="normal" style:font-style-complex="normal"/>
    </style:style>
    <style:style style:name="T25" style:family="text">
      <style:text-properties style:text-position="0% 100%" fo:font-style="normal" officeooo:rsid="00c8cac6" style:font-style-asian="normal" style:font-style-complex="normal"/>
    </style:style>
    <style:style style:name="T26" style:family="text">
      <style:text-properties fo:font-style="italic" style:font-style-asian="italic" style:font-style-complex="italic"/>
    </style:style>
    <style:style style:name="T27" style:family="text">
      <style:text-properties fo:font-style="italic" officeooo:rsid="000c5083" style:font-style-asian="italic" style:font-style-complex="italic"/>
    </style:style>
    <style:style style:name="T28" style:family="text">
      <style:text-properties fo:font-style="italic" officeooo:rsid="000e3e6b" style:font-style-asian="italic" style:font-style-complex="italic"/>
    </style:style>
    <style:style style:name="T29" style:family="text">
      <style:text-properties fo:font-style="italic" officeooo:rsid="000ea14e" style:font-style-asian="italic" style:font-style-complex="italic"/>
    </style:style>
    <style:style style:name="T30" style:family="text">
      <style:text-properties fo:font-style="italic" officeooo:rsid="00288500" style:font-style-asian="italic" style:font-style-complex="italic"/>
    </style:style>
    <style:style style:name="T31" style:family="text">
      <style:text-properties fo:font-style="italic" officeooo:rsid="003791b3" style:font-style-asian="italic" style:font-style-complex="italic"/>
    </style:style>
    <style:style style:name="T32" style:family="text">
      <style:text-properties fo:font-style="italic" officeooo:rsid="002e45fb" style:font-style-asian="italic" style:font-style-complex="italic"/>
    </style:style>
    <style:style style:name="T33" style:family="text">
      <style:text-properties fo:font-style="italic" officeooo:rsid="00392664" style:font-style-asian="italic" style:font-style-complex="italic"/>
    </style:style>
    <style:style style:name="T34" style:family="text">
      <style:text-properties fo:font-style="italic" officeooo:rsid="0042b91e" style:font-style-asian="italic" style:font-style-complex="italic"/>
    </style:style>
    <style:style style:name="T35" style:family="text">
      <style:text-properties fo:font-style="italic" officeooo:rsid="00431d10" style:font-style-asian="italic" style:font-style-complex="italic"/>
    </style:style>
    <style:style style:name="T36" style:family="text">
      <style:text-properties fo:font-style="italic" officeooo:rsid="0043f433" style:font-style-asian="italic" style:font-style-complex="italic"/>
    </style:style>
    <style:style style:name="T37" style:family="text">
      <style:text-properties fo:font-style="italic" officeooo:rsid="00462984" style:font-style-asian="italic" style:font-style-complex="italic"/>
    </style:style>
    <style:style style:name="T38" style:family="text">
      <style:text-properties fo:font-style="italic" officeooo:rsid="002a71cd" style:font-style-asian="italic" style:font-style-complex="italic"/>
    </style:style>
    <style:style style:name="T39" style:family="text">
      <style:text-properties fo:font-style="italic" officeooo:rsid="00327a8e" style:font-style-asian="italic" style:font-style-complex="italic"/>
    </style:style>
    <style:style style:name="T40" style:family="text">
      <style:text-properties fo:font-style="italic" officeooo:rsid="007e2b2c" style:font-style-asian="italic" style:font-style-complex="italic"/>
    </style:style>
    <style:style style:name="T41" style:family="text">
      <style:text-properties fo:font-style="italic" officeooo:rsid="00abd069" style:font-style-asian="italic" style:font-style-complex="italic"/>
    </style:style>
    <style:style style:name="T42" style:family="text">
      <style:text-properties fo:font-style="italic" officeooo:rsid="00a9dba2" style:font-style-asian="italic" style:font-style-complex="italic"/>
    </style:style>
    <style:style style:name="T43" style:family="text">
      <style:text-properties fo:font-style="italic" officeooo:rsid="00d00789" style:font-style-asian="italic" style:font-style-complex="italic"/>
    </style:style>
    <style:style style:name="T44" style:family="text">
      <style:text-properties fo:font-style="italic" officeooo:rsid="00b9ef99" style:font-style-asian="italic" style:font-style-complex="italic"/>
    </style:style>
    <style:style style:name="T45" style:family="text">
      <style:text-properties officeooo:rsid="000a1af9"/>
    </style:style>
    <style:style style:name="T46" style:family="text">
      <style:text-properties fo:font-weight="bold" style:font-weight-asian="bold" style:font-weight-complex="bold"/>
    </style:style>
    <style:style style:name="T47" style:family="text">
      <style:text-properties fo:font-weight="bold" officeooo:rsid="002a71cd" style:font-weight-asian="bold" style:font-weight-complex="bold"/>
    </style:style>
    <style:style style:name="T48" style:family="text">
      <style:text-properties fo:font-weight="bold" officeooo:rsid="0095cca1" style:font-weight-asian="bold" style:font-weight-complex="bold"/>
    </style:style>
    <style:style style:name="T49" style:family="text">
      <style:text-properties fo:font-weight="bold" officeooo:rsid="00bfc950" style:font-weight-asian="bold" style:font-weight-complex="bold"/>
    </style:style>
    <style:style style:name="T50" style:family="text">
      <style:text-properties fo:font-style="normal" style:font-style-asian="normal" style:font-style-complex="normal"/>
    </style:style>
    <style:style style:name="T51" style:family="text">
      <style:text-properties fo:font-style="normal" officeooo:rsid="0042b91e" style:font-style-asian="normal" style:font-style-complex="normal"/>
    </style:style>
    <style:style style:name="T52" style:family="text">
      <style:text-properties fo:font-style="normal" officeooo:rsid="0043f433" style:font-style-asian="normal" style:font-style-complex="normal"/>
    </style:style>
    <style:style style:name="T53" style:family="text">
      <style:text-properties fo:font-style="normal" officeooo:rsid="00462984" style:font-style-asian="normal" style:font-style-complex="normal"/>
    </style:style>
    <style:style style:name="T54" style:family="text">
      <style:text-properties fo:font-style="normal" officeooo:rsid="004cdef8" style:font-style-asian="normal" style:font-style-complex="normal"/>
    </style:style>
    <style:style style:name="T55" style:family="text">
      <style:text-properties fo:font-style="normal" officeooo:rsid="0074f4e9" style:font-style-asian="normal" style:font-style-complex="normal"/>
    </style:style>
    <style:style style:name="T56" style:family="text">
      <style:text-properties fo:font-style="normal" officeooo:rsid="00b98116" style:font-style-asian="normal" style:font-style-complex="normal"/>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fo:font-style="normal" fo:font-weight="normal" officeooo:rsid="000e3e6b" style:font-style-asian="normal" style:font-weight-asian="normal" style:font-style-complex="normal" style:font-weight-complex="normal"/>
    </style:style>
    <style:style style:name="T59" style:family="text">
      <style:text-properties officeooo:rsid="000c5083"/>
    </style:style>
    <style:style style:name="T60" style:family="text">
      <style:text-properties officeooo:rsid="000e3e6b"/>
    </style:style>
    <style:style style:name="T61" style:family="text">
      <style:text-properties officeooo:rsid="000ea14e"/>
    </style:style>
    <style:style style:name="T62" style:family="text">
      <style:text-properties officeooo:rsid="00129412"/>
    </style:style>
    <style:style style:name="T63" style:family="text">
      <style:text-properties officeooo:rsid="0016f614"/>
    </style:style>
    <style:style style:name="T64" style:family="text">
      <style:text-properties officeooo:rsid="0019e8f7"/>
    </style:style>
    <style:style style:name="T65" style:family="text">
      <style:text-properties officeooo:rsid="001b1c11"/>
    </style:style>
    <style:style style:name="T66" style:family="text">
      <style:text-properties officeooo:rsid="001ca78e"/>
    </style:style>
    <style:style style:name="T67" style:family="text">
      <style:text-properties officeooo:rsid="001fe08a"/>
    </style:style>
    <style:style style:name="T68" style:family="text">
      <style:text-properties officeooo:rsid="00219b02"/>
    </style:style>
    <style:style style:name="T69" style:family="text">
      <style:text-properties officeooo:rsid="0021e6f2"/>
    </style:style>
    <style:style style:name="T70" style:family="text">
      <style:text-properties officeooo:rsid="00228d74"/>
    </style:style>
    <style:style style:name="T71" style:family="text">
      <style:text-properties officeooo:rsid="00288500"/>
    </style:style>
    <style:style style:name="T72" style:family="text">
      <style:text-properties officeooo:rsid="002993da"/>
    </style:style>
    <style:style style:name="T73" style:family="text">
      <style:text-properties officeooo:rsid="002a71cd"/>
    </style:style>
    <style:style style:name="T74" style:family="text">
      <style:text-properties officeooo:rsid="002c0a5f"/>
    </style:style>
    <style:style style:name="T75" style:family="text">
      <style:text-properties officeooo:rsid="002e45fb"/>
    </style:style>
    <style:style style:name="T76" style:family="text">
      <style:text-properties officeooo:rsid="002f4cb1"/>
    </style:style>
    <style:style style:name="T77" style:family="text">
      <style:text-properties officeooo:rsid="00301743"/>
    </style:style>
    <style:style style:name="T78" style:family="text">
      <style:text-properties officeooo:rsid="00327a8e"/>
    </style:style>
    <style:style style:name="T79" style:family="text">
      <style:text-properties officeooo:rsid="003791b3"/>
    </style:style>
    <style:style style:name="T80" style:family="text">
      <style:text-properties officeooo:rsid="003b5ced"/>
    </style:style>
    <style:style style:name="T81" style:family="text">
      <style:text-properties officeooo:rsid="003ddb1b"/>
    </style:style>
    <style:style style:name="T82" style:family="text">
      <style:text-properties officeooo:rsid="003e8286"/>
    </style:style>
    <style:style style:name="T83" style:family="text">
      <style:text-properties officeooo:rsid="0043f433"/>
    </style:style>
    <style:style style:name="T84" style:family="text">
      <style:text-properties officeooo:rsid="004731e8"/>
    </style:style>
    <style:style style:name="T85" style:family="text">
      <style:text-properties officeooo:rsid="004da779"/>
    </style:style>
    <style:style style:name="T86" style:family="text">
      <style:text-properties officeooo:rsid="0052e2f1"/>
    </style:style>
    <style:style style:name="T87" style:family="text">
      <style:text-properties officeooo:rsid="005752ab"/>
    </style:style>
    <style:style style:name="T88" style:family="text">
      <style:text-properties officeooo:rsid="0059c0fd"/>
    </style:style>
    <style:style style:name="T89" style:family="text">
      <style:text-properties officeooo:rsid="005eafc6"/>
    </style:style>
    <style:style style:name="T90" style:family="text">
      <style:text-properties officeooo:rsid="00621816"/>
    </style:style>
    <style:style style:name="T91" style:family="text">
      <style:text-properties officeooo:rsid="00643c0e"/>
    </style:style>
    <style:style style:name="T92" style:family="text">
      <style:text-properties officeooo:rsid="0067b547"/>
    </style:style>
    <style:style style:name="T93" style:family="text">
      <style:text-properties officeooo:rsid="006b6feb"/>
    </style:style>
    <style:style style:name="T94" style:family="text">
      <style:text-properties officeooo:rsid="006d4744"/>
    </style:style>
    <style:style style:name="T95" style:family="text">
      <style:text-properties officeooo:rsid="006e3996"/>
    </style:style>
    <style:style style:name="T96" style:family="text">
      <style:text-properties officeooo:rsid="007019d2"/>
    </style:style>
    <style:style style:name="T97" style:family="text">
      <style:text-properties officeooo:rsid="0070d5aa"/>
    </style:style>
    <style:style style:name="T98" style:family="text">
      <style:text-properties officeooo:rsid="00730208"/>
    </style:style>
    <style:style style:name="T99" style:family="text">
      <style:text-properties officeooo:rsid="0074f4e9"/>
    </style:style>
    <style:style style:name="T100" style:family="text">
      <style:text-properties officeooo:rsid="007905f4"/>
    </style:style>
    <style:style style:name="T101" style:family="text">
      <style:text-properties officeooo:rsid="007af65e"/>
    </style:style>
    <style:style style:name="T102" style:family="text">
      <style:text-properties officeooo:rsid="00815fc0"/>
    </style:style>
    <style:style style:name="T103" style:family="text">
      <style:text-properties officeooo:rsid="00857a2b"/>
    </style:style>
    <style:style style:name="T104" style:family="text">
      <style:text-properties officeooo:rsid="008adc80"/>
    </style:style>
    <style:style style:name="T105" style:family="text">
      <style:text-properties officeooo:rsid="008b1321"/>
    </style:style>
    <style:style style:name="T106" style:family="text">
      <style:text-properties officeooo:rsid="008e693b"/>
    </style:style>
    <style:style style:name="T107" style:family="text">
      <style:text-properties officeooo:rsid="009232c5"/>
    </style:style>
    <style:style style:name="T108" style:family="text">
      <style:text-properties officeooo:rsid="0095cca1"/>
    </style:style>
    <style:style style:name="T109" style:family="text">
      <style:text-properties officeooo:rsid="0096d1b0"/>
    </style:style>
    <style:style style:name="T110" style:family="text">
      <style:text-properties officeooo:rsid="00989074"/>
    </style:style>
    <style:style style:name="T111" style:family="text">
      <style:text-properties officeooo:rsid="0099b2f4"/>
    </style:style>
    <style:style style:name="T112" style:family="text">
      <style:text-properties officeooo:rsid="009b3655"/>
    </style:style>
    <style:style style:name="T113" style:family="text">
      <style:text-properties officeooo:rsid="009e0368"/>
    </style:style>
    <style:style style:name="T114" style:family="text">
      <style:text-properties officeooo:rsid="009e24be"/>
    </style:style>
    <style:style style:name="T115" style:family="text">
      <style:text-properties officeooo:rsid="009f0573"/>
    </style:style>
    <style:style style:name="T116" style:family="text">
      <style:text-properties officeooo:rsid="007e2b2c"/>
    </style:style>
    <style:style style:name="T117" style:family="text">
      <style:text-properties officeooo:rsid="00a3a6f2"/>
    </style:style>
    <style:style style:name="T118" style:family="text">
      <style:text-properties officeooo:rsid="00a515af"/>
    </style:style>
    <style:style style:name="T119" style:family="text">
      <style:text-properties officeooo:rsid="00a8002e"/>
    </style:style>
    <style:style style:name="T120" style:family="text">
      <style:text-properties officeooo:rsid="00a9dba2"/>
    </style:style>
    <style:style style:name="T121" style:family="text">
      <style:text-properties officeooo:rsid="00abd069"/>
    </style:style>
    <style:style style:name="T122" style:family="text">
      <style:text-properties officeooo:rsid="00ad7519"/>
    </style:style>
    <style:style style:name="T123" style:family="text">
      <style:text-properties style:text-position="super 58%" fo:font-style="italic" style:font-style-asian="italic" style:font-style-complex="italic"/>
    </style:style>
    <style:style style:name="T124" style:family="text">
      <style:text-properties officeooo:rsid="00b0c544"/>
    </style:style>
    <style:style style:name="T125" style:family="text">
      <style:text-properties officeooo:rsid="00b20d6b"/>
    </style:style>
    <style:style style:name="T126" style:family="text">
      <style:text-properties officeooo:rsid="00b98116"/>
    </style:style>
    <style:style style:name="T127" style:family="text">
      <style:text-properties officeooo:rsid="00b9ef99"/>
    </style:style>
    <style:style style:name="T128" style:family="text">
      <style:text-properties officeooo:rsid="00ba9cc2"/>
    </style:style>
    <style:style style:name="T129" style:family="text">
      <style:text-properties officeooo:rsid="00bfc950"/>
    </style:style>
    <style:style style:name="T130" style:family="text">
      <style:text-properties officeooo:rsid="00bfd2b1"/>
    </style:style>
    <style:style style:name="T131" style:family="text">
      <style:text-properties officeooo:rsid="00c39f93"/>
    </style:style>
    <style:style style:name="T132" style:family="text">
      <style:text-properties officeooo:rsid="00c9f5af"/>
    </style:style>
    <style:style style:name="T133" style:family="text">
      <style:text-properties officeooo:rsid="00ca1284"/>
    </style:style>
    <style:style style:name="T134" style:family="text">
      <style:text-properties officeooo:rsid="00cb6162"/>
    </style:style>
    <style:style style:name="T135" style:family="text">
      <style:text-properties officeooo:rsid="00cc2349"/>
    </style:style>
    <style:style style:name="T136" style:family="text">
      <style:text-properties officeooo:rsid="00cd04ac"/>
    </style:style>
    <style:style style:name="T137" style:family="text">
      <style:text-properties officeooo:rsid="00ce81b4"/>
    </style:style>
    <style:style style:name="T138" style:family="text">
      <style:text-properties officeooo:rsid="00d00789"/>
    </style:style>
    <style:style style:name="T139" style:family="text">
      <style:text-properties officeooo:rsid="00d1d7a5"/>
    </style:style>
    <style:style style:name="T140" style:family="text">
      <style:text-properties officeooo:rsid="00d283dd"/>
    </style:style>
    <style:style style:name="T141" style:family="text">
      <style:text-properties fo:font-size="12pt" fo:font-style="italic" style:font-style-asian="italic" style:font-style-complex="italic"/>
    </style:style>
    <style:style style:name="T142" style:family="text">
      <style:text-properties style:text-position="-25% 58%" fo:font-size="12pt" fo:font-style="italic" style:font-style-asian="italic" style:font-style-complex="italic"/>
    </style:style>
    <style:style style:name="T143" style:family="text">
      <style:text-properties style:text-position="0% 100%" fo:font-size="12pt" fo:font-style="italic" style:font-style-asian="italic" style:font-style-complex="italic"/>
    </style:style>
    <style:style style:name="T144" style:family="text">
      <style:text-properties style:text-position="0% 100%" fo:font-size="12pt" fo:font-style="normal" fo:font-weight="bold" style:font-style-asian="normal" style:font-weight-asian="bold" style:font-style-complex="normal" style:font-weight-complex="bold"/>
    </style:style>
    <style:style style:name="T145" style:family="text">
      <style:text-properties fo:font-size="12pt" fo:font-style="normal" fo:font-weight="bold" style:font-style-asian="normal" style:font-weight-asian="bold" style:font-style-complex="normal" style:font-weight-complex="bold"/>
    </style:style>
    <style:style style:name="T146" style:family="text">
      <style:text-properties fo:font-size="18pt" style:font-size-asian="18pt" style:font-size-complex="18pt"/>
    </style:style>
    <style:style style:name="T147" style:family="text">
      <style:text-properties style:text-position="-33% 58%" fo:font-style="italic" style:font-style-asian="italic" style:font-style-complex="italic"/>
    </style:style>
    <style:style style:name="T148" style:family="text">
      <style:text-properties fo:font-size="12pt" style:font-size-asian="12pt" style:font-size-complex="12pt"/>
    </style:style>
    <style:style style:name="T149" style:family="text">
      <style:text-properties fo:color="#666666" fo:font-size="12pt" style:font-size-asian="12pt" style:font-size-complex="12pt"/>
    </style:style>
    <style:style style:name="T150" style:family="text">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51" style:family="text">
      <style:text-properties style:use-window-font-color="true" style:text-outline="false" style:text-line-through-style="none" style:font-name="Arial1"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152"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53" style:family="text">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154" style:family="text">
      <style:text-properties style:use-window-font-color="true" style:text-outline="false" style:text-line-through-styl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55" style:family="text">
      <style:text-properties style:use-window-font-color="true" style:text-outline="false" style:text-line-through-styl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56" style:family="text">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57" style:family="text">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58" style:family="text">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59" style:family="text">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60" style:family="text">
      <style:text-properties style:use-window-font-color="true" style:text-outline="false" style:text-line-through-styl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61" style:family="text">
      <style:text-properties style:use-window-font-color="true" style:text-outline="false" style:text-line-through-styl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62" style:family="text">
      <style:text-properties style:text-position="-33% 58%" fo:font-size="12pt" fo:font-style="italic" style:font-style-asian="italic" style:font-style-complex="italic"/>
    </style:style>
    <style:style style:name="T163" style:family="text">
      <style:text-properties style:text-position="0% 100%" fo:font-size="12pt" fo:font-style="italic" fo:font-weight="bold" style:font-style-asian="italic" style:font-weight-asian="bold" style:font-style-complex="italic" style:font-weight-complex="bold"/>
    </style:style>
    <style:style style:name="T164" style:family="text">
      <style:text-properties style:text-position="-33% 58%" fo:font-size="12pt" fo:font-style="italic" fo:font-weight="bold" style:font-style-asian="italic" style:font-weight-asian="bold" style:font-style-complex="italic" style:font-weight-complex="bold"/>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wrap="parallel" style:number-wrapped-paragraphs="no-limit" style:wrap-contour="false" style:vertical-pos="from-top" style:horizontal-pos="from-left" style:horizontal-rel="paragraph-content" style:shadow="none"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fill="none" draw:fill-color="#ffffff" draw:textarea-horizontal-align="justify" draw:textarea-vertical-align="middle" draw:auto-grow-height="false"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dash" draw:stroke-dash="Ultrafine_20_Dashed" svg:stroke-color="#666666" draw:marker-start="" draw:marker-end="Arrow" draw:marker-end-width="0.25cm" draw:textarea-horizontal-align="center" draw:textarea-vertical-align="middle" style:run-through="foreground"/>
    </style:style>
    <style:style style:name="gr13" style:family="graphic">
      <style:graphic-properties draw:stroke="solid" draw:stroke-dash="Ultrafine_20_Dashed" svg:stroke-color="#666666" draw:marker-start="" draw:marker-end="Arrow" draw:marker-end-width="0.25cm" draw:textarea-horizontal-align="center" draw:textarea-vertical-align="middle" style:run-through="foreground"/>
    </style:style>
    <style:style style:name="gr14" style:family="graphic">
      <style:graphic-properties draw:stroke="none" draw:fill-color="#3333ff" draw:textarea-horizontal-align="justify" draw:textarea-vertical-align="middle" draw:auto-grow-height="false" style:run-through="foreground"/>
    </style:style>
    <style:style style:name="gr15"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color="#000000" draw:fill="none" draw:fill-color="#ffffff" fo:min-height="0.931cm"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style:run-through="foreground" style:vertical-pos="from-top" style:vertical-rel="paragraph" style:horizontal-pos="from-left" style:horizontal-rel="paragraph"/>
    </style:style>
    <style:style style:name="gr28" style:family="graphic">
      <style:graphic-properties draw:stroke="none" svg:stroke-color="#000000" draw:fill="none" draw:fill-color="#ffffff" fo:min-height="0.557cm" style:run-through="foreground"/>
    </style:style>
    <style:style style:name="gr29" style:family="graphic">
      <style:graphic-properties style:run-through="foreground" style:wrap="none" style:vertical-pos="from-top" style:vertical-rel="paragraph" style:horizontal-pos="from-left" style:horizontal-rel="paragraph"/>
    </style:style>
    <style:style style:name="gr30" style:family="graphic" style:list-style-name="L174">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31" style:family="graphic" style:list-style-name="L175">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list-style-name="L17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list-style-name="L177">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list-style-name="L178">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list-style-name="L179">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list-style-name="L180">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list-style-name="L181">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list-style-name="L182">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list-style-name="L18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list-style-name="L184">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list-style-name="L185">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list-style-name="L186">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list-style-name="L187">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4" style:family="graphic" style:list-style-name="L188">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list-style-name="L189">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46" style:family="graphic" style:list-style-name="L190">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7" style:family="graphic" style:list-style-name="L191">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 style:family="graphic" style:list-style-name="L192">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list-style-name="L19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 style:family="graphic" style:list-style-name="L194">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 style:family="graphic" style:list-style-name="L195">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list-style-name="L196">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list-style-name="L197">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list-style-name="L198">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5" style:family="graphic" style:list-style-name="L199">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list-style-name="L200">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fill="none" draw:fill-color="#000000" draw:textarea-horizontal-align="justify" draw:textarea-vertical-align="middle" draw:auto-grow-height="false" style:run-through="foreground"/>
    </style:style>
    <style:style style:name="gr58" style:family="graphic">
      <style:graphic-properties style:run-through="foreground" style:wrap="none" style:wrap-contour-mode="full" style:vertical-pos="from-top" style:vertical-rel="paragraph" style:horizontal-pos="from-left" style:horizontal-rel="paragraph"/>
    </style:style>
    <style:style style:name="gr59" style:family="graphic" style:list-style-name="L201">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60" style:family="graphic" style:list-style-name="L202">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list-style-name="L20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2" style:family="graphic" style:list-style-name="L204">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list-style-name="L20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list-style-name="L20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list-style-name="L207">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6" style:family="graphic" style:list-style-name="L208">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list-style-name="L209">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8" style:family="graphic" style:list-style-name="L210">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list-style-name="L211">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0" style:family="graphic" style:list-style-name="L212">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list-style-name="L213">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2" style:family="graphic" style:list-style-name="L214">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list-style-name="L215">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list-style-name="L216">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list-style-name="L217">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6" style:family="graphic" style:list-style-name="L218">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list-style-name="L219">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list-style-name="L220">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list-style-name="L221">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1"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82"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83" style:family="graphic">
      <style:graphic-properties draw:stroke="none" svg:stroke-color="#000000" draw:fill="none" draw:fill-color="#ffffff" fo:min-height="0.706cm" style:run-through="foreground"/>
    </style:style>
    <style:style style:name="gr84" style:family="graphic">
      <style:graphic-properties draw:stroke="none" svg:stroke-color="#000000" draw:fill="none" draw:fill-color="#ffffff" fo:min-height="0.714cm" style:run-through="foreground"/>
    </style:style>
    <style:style style:name="gr85" style:family="graphic" style:list-style-name="L22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list-style-name="L223">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7" style:family="graphic" style:list-style-name="L224">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list-style-name="L22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9" style:family="graphic" style:list-style-name="L22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0" style:family="graphic" style:list-style-name="L227">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1" style:family="graphic" style:list-style-name="L228">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list-style-name="L229">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list-style-name="L230">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list-style-name="L231">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list-style-name="L232">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list-style-name="L233">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7" style:family="graphic" style:list-style-name="L234">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list-style-name="L235">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9" style:family="graphic" style:list-style-name="L236">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10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01" style:family="graphic">
      <style:graphic-properties draw:stroke="none" svg:stroke-color="#0000ff" draw:fill-color="#000000" draw:textarea-horizontal-align="justify" draw:textarea-vertical-align="middle" draw:auto-grow-height="false" style:run-through="foreground"/>
    </style:style>
    <style:style style:name="gr102" style:family="graphic">
      <style:graphic-properties draw:stroke="none" svg:stroke-color="#000000" draw:fill="none" draw:fill-color="#ffffff" fo:min-height="1.217cm" style:run-through="foreground"/>
    </style:style>
    <style:style style:name="gr103" style:family="graphic">
      <style:graphic-properties draw:stroke="none" svg:stroke-color="#000000" draw:fill="none" draw:fill-color="#ffffff" fo:min-height="0.693cm" style:run-through="foreground"/>
    </style:style>
    <style:style style:name="gr104" style:family="graphic">
      <style:graphic-properties draw:stroke="none" svg:stroke-color="#000000" draw:fill="none" draw:fill-color="#ffffff" fo:min-height="0.637cm" style:run-through="foreground"/>
    </style:style>
    <style:style style:name="gr105" style:family="graphic">
      <style:graphic-properties draw:stroke="none" svg:stroke-color="#000000" draw:fill="none" draw:fill-color="#ffffff" fo:min-height="0.64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
      <text:p text:style-name="Standard"/>
      <text:p text:style-name="Standard"><text:span text:style-name="T2">Técnicas de optimización de Árboles Binarios de Decisión para implementación de máquinas de estados</text:span> </text:p>
      <text:p text:style-name="Standard"/>
      <text:p text:style-name="P2">Trabajo fin de máster del</text:p>
      <text:p text:style-name="P2">Máster en Investigación en Ingeniería del Software</text:p>
      <text:p text:style-name="P2">de la Universidad 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text:soft-page-break/>Índice</text:p>
          </text:index-title>
          <text:p text:style-name="P103"><text:a xlink:type="simple" xlink:href="#__RefHeading__4625_1570387257" text:style-name="Index_20_Link" text:visited-style-name="Index_20_Link">Agradecimientos<text:tab/>4</text:a></text:p>
          <text:p text:style-name="P103"><text:a xlink:type="simple" xlink:href="#__RefHeading__107_201455433" text:style-name="Index_20_Link" text:visited-style-name="Index_20_Link">Introducción<text:tab/>5</text:a></text:p>
          <text:p text:style-name="P103"><text:a xlink:type="simple" xlink:href="#__RefHeading__109_201455433" text:style-name="Index_20_Link" text:visited-style-name="Index_20_Link">Objetivo<text:tab/>7</text:a></text:p>
          <text:p text:style-name="P103"><text:a xlink:type="simple" xlink:href="#__RefHeading__111_201455433" text:style-name="Index_20_Link" text:visited-style-name="Index_20_Link">Lógica proposicional<text:tab/>8</text:a></text:p>
          <text:p text:style-name="P99"><text:a xlink:type="simple" xlink:href="#__RefHeading__220_201455433" text:style-name="Index_20_Link" text:visited-style-name="Index_20_Link">Definición<text:tab/>8</text:a></text:p>
          <text:p text:style-name="P99"><text:a xlink:type="simple" xlink:href="#__RefHeading__4294_1570387257" text:style-name="Index_20_Link" text:visited-style-name="Index_20_Link">Constantes<text:tab/>8</text:a></text:p>
          <text:p text:style-name="P104"><text:a xlink:type="simple" xlink:href="#__RefHeading__4296_1570387257" text:style-name="Index_20_Link" text:visited-style-name="Index_20_Link">TRUE<text:tab/>8</text:a></text:p>
          <text:p text:style-name="P104"><text:a xlink:type="simple" xlink:href="#__RefHeading__4298_1570387257" text:style-name="Index_20_Link" text:visited-style-name="Index_20_Link">FALSE<text:tab/>8</text:a></text:p>
          <text:p text:style-name="P99"><text:a xlink:type="simple" xlink:href="#__RefHeading__222_201455433" text:style-name="Index_20_Link" text:visited-style-name="Index_20_Link">Operadores<text:tab/>8</text:a></text:p>
          <text:p text:style-name="P104"><text:a xlink:type="simple" xlink:href="#__RefHeading__224_201455433" text:style-name="Index_20_Link" text:visited-style-name="Index_20_Link">Operador de negación<text:tab/>8</text:a></text:p>
          <text:p text:style-name="P104"><text:a xlink:type="simple" xlink:href="#__RefHeading__226_201455433" text:style-name="Index_20_Link" text:visited-style-name="Index_20_Link">Operador de conjunción<text:tab/>8</text:a></text:p>
          <text:p text:style-name="P104"><text:a xlink:type="simple" xlink:href="#__RefHeading__228_201455433" text:style-name="Index_20_Link" text:visited-style-name="Index_20_Link">Operador de disyunción inclusiva<text:tab/>9</text:a></text:p>
          <text:p text:style-name="P104"><text:a xlink:type="simple" xlink:href="#__RefHeading__4300_1570387257" text:style-name="Index_20_Link" text:visited-style-name="Index_20_Link">Resto de operadores<text:tab/>9</text:a></text:p>
          <text:p text:style-name="P99"><text:a xlink:type="simple" xlink:href="#__RefHeading__4302_1570387257" text:style-name="Index_20_Link" text:visited-style-name="Index_20_Link">Precedencia<text:tab/>10</text:a></text:p>
          <text:p text:style-name="P104"><text:a xlink:type="simple" xlink:href="#__RefHeading__2909_162003428" text:style-name="Index_20_Link" text:visited-style-name="Index_20_Link">Propiedades<text:tab/>10</text:a></text:p>
          <text:p text:style-name="P95"><text:a xlink:type="simple" xlink:href="#__RefHeading__2911_162003428" text:style-name="Index_20_Link" text:visited-style-name="Index_20_Link">Propiedad asociativa<text:tab/>10</text:a></text:p>
          <text:p text:style-name="P96"><text:a xlink:type="simple" xlink:href="#__RefHeading__2913_162003428" text:style-name="Index_20_Link" text:visited-style-name="Index_20_Link">Asociatividad del operador OR<text:tab/>10</text:a></text:p>
          <text:p text:style-name="P96"><text:a xlink:type="simple" xlink:href="#__RefHeading__2915_162003428" text:style-name="Index_20_Link" text:visited-style-name="Index_20_Link">Asociatividad del operador AND<text:tab/>10</text:a></text:p>
          <text:p text:style-name="P96"><text:a xlink:type="simple" xlink:href="#__RefHeading__2917_162003428" text:style-name="Index_20_Link" text:visited-style-name="Index_20_Link">Asociatividad del operador de equivalencia<text:tab/>10</text:a></text:p>
          <text:p text:style-name="P95"><text:a xlink:type="simple" xlink:href="#__RefHeading__2919_162003428" text:style-name="Index_20_Link" text:visited-style-name="Index_20_Link">Propiedad distributiva<text:tab/>10</text:a></text:p>
          <text:p text:style-name="P96"><text:a xlink:type="simple" xlink:href="#__RefHeading__2921_162003428" text:style-name="Index_20_Link" text:visited-style-name="Index_20_Link">Distribución de la conjunción con respecto a la disyunción<text:tab/>10</text:a></text:p>
          <text:p text:style-name="P96"><text:a xlink:type="simple" xlink:href="#__RefHeading__2923_162003428" text:style-name="Index_20_Link" text:visited-style-name="Index_20_Link">Distribución de la disyunción con respecto a la conjunción<text:tab/>10</text:a></text:p>
          <text:p text:style-name="P104"><text:a xlink:type="simple" xlink:href="#__RefHeading__2925_162003428" text:style-name="Index_20_Link" text:visited-style-name="Index_20_Link">Leyes de De Morgan<text:tab/>10</text:a></text:p>
          <text:p text:style-name="P103"><text:a xlink:type="simple" xlink:href="#__RefHeading__113_201455433" text:style-name="Index_20_Link" text:visited-style-name="Index_20_Link">Árboles Binarios de Decisión<text:tab/>12</text:a></text:p>
          <text:p text:style-name="P99"><text:a xlink:type="simple" xlink:href="#__RefHeading__4304_1570387257" text:style-name="Index_20_Link" text:visited-style-name="Index_20_Link">Introducción<text:tab/>12</text:a></text:p>
          <text:p text:style-name="P99"><text:a xlink:type="simple" xlink:href="#__RefHeading__4306_1570387257" text:style-name="Index_20_Link" text:visited-style-name="Index_20_Link">Árboles reducidos<text:tab/>14</text:a></text:p>
          <text:p text:style-name="P104"><text:a xlink:type="simple" xlink:href="#__RefHeading__4472_1570387257" text:style-name="Index_20_Link" text:visited-style-name="Index_20_Link">No-redundancia<text:tab/>15</text:a></text:p>
          <text:p text:style-name="P104"><text:a xlink:type="simple" xlink:href="#__RefHeading__4474_1570387257" text:style-name="Index_20_Link" text:visited-style-name="Index_20_Link">Unicidad de cada vértice<text:tab/>15</text:a></text:p>
          <text:p text:style-name="P99"><text:a xlink:type="simple" xlink:href="#__RefHeading__3525_1497418583" text:style-name="Index_20_Link" text:visited-style-name="Index_20_Link">Orden de las variables<text:tab/>15</text:a></text:p>
          <text:p text:style-name="P99"><text:a xlink:type="simple" xlink:href="#__RefHeading__4527_1570387257" text:style-name="Index_20_Link" text:visited-style-name="Index_20_Link">Definición<text:tab/>17</text:a></text:p>
          <text:p text:style-name="P99"><text:a xlink:type="simple" xlink:href="#__RefHeading__4478_1570387257" text:style-name="Index_20_Link" text:visited-style-name="Index_20_Link">Operaciones<text:tab/>18</text:a></text:p>
          <text:p text:style-name="P104"><text:a xlink:type="simple" xlink:href="#__RefHeading__2927_162003428" text:style-name="Index_20_Link" text:visited-style-name="Index_20_Link">Creación<text:tab/>18</text:a></text:p>
          <text:p text:style-name="P104"><text:a xlink:type="simple" xlink:href="#__RefHeading__240_1232685182" text:style-name="Index_20_Link" text:visited-style-name="Index_20_Link">Apply<text:tab/>20</text:a></text:p>
          <text:p text:style-name="P104"><text:a xlink:type="simple" xlink:href="#__RefHeading__411_1232685182" text:style-name="Index_20_Link" text:visited-style-name="Index_20_Link">Restrict<text:tab/>23</text:a></text:p>
          <text:p text:style-name="P104"><text:a xlink:type="simple" xlink:href="#__RefHeading__767_871160097" text:style-name="Index_20_Link" text:visited-style-name="Index_20_Link">Swap<text:tab/>24</text:a></text:p>
          <text:p text:style-name="P99"><text:a xlink:type="simple" xlink:href="#__RefHeading__4823_1570387257" text:style-name="Index_20_Link" text:visited-style-name="Index_20_Link">Algoritmos<text:tab/>27</text:a></text:p>
          <text:p text:style-name="P104"><text:a xlink:type="simple" xlink:href="#__RefHeading__4825_1570387257" text:style-name="Index_20_Link" text:visited-style-name="Index_20_Link">Sifting de Rudell<text:tab/>27</text:a></text:p>
          <text:p text:style-name="P103"><text:a xlink:type="simple" xlink:href="#__RefHeading__117_201455433" text:style-name="Index_20_Link" text:visited-style-name="Index_20_Link">Software<text:tab/>29</text:a></text:p>
          <text:p text:style-name="P99"><text:a xlink:type="simple" xlink:href="#__RefHeading__2813_162003428" text:style-name="Index_20_Link" text:visited-style-name="Index_20_Link">Herramientas usadas<text:tab/>29</text:a></text:p>
          <text:p text:style-name="P104"><text:a xlink:type="simple" xlink:href="#__RefHeading__2815_162003428" text:style-name="Index_20_Link" text:visited-style-name="Index_20_Link">antlr3<text:tab/>29</text:a></text:p>
          <text:p text:style-name="P104"><text:a xlink:type="simple" xlink:href="#__RefHeading__2817_162003428" text:style-name="Index_20_Link" text:visited-style-name="Index_20_Link">Javaluator<text:tab/>30</text:a></text:p>
          <text:p text:style-name="P99"><text:a xlink:type="simple" xlink:href="#__RefHeading__2819_162003428" text:style-name="Index_20_Link" text:visited-style-name="Index_20_Link">Diseño<text:tab/>31</text:a></text:p>
          <text:p text:style-name="P99"><text:a xlink:type="simple" xlink:href="#__RefHeading__4766_1570387257" text:style-name="Index_20_Link" text:visited-style-name="Index_20_Link">Implementación<text:tab/>31</text:a></text:p>
          <text:p text:style-name="P99"><text:a xlink:type="simple" xlink:href="#__RefHeading__4783_1570387257" text:style-name="Index_20_Link" text:visited-style-name="Index_20_Link">Manual de uso de los binarios<text:tab/>31</text:a></text:p>
          <text:p text:style-name="P99"><text:a xlink:type="simple" xlink:href="#__RefHeading__2929_162003428" text:style-name="Index_20_Link" text:visited-style-name="Index_20_Link">Ejemplos de uso de la API<text:tab/>32</text:a></text:p>
          <text:p text:style-name="P103"><text:a xlink:type="simple" xlink:href="#__RefHeading__119_201455433" text:style-name="Index_20_Link" text:visited-style-name="Index_20_Link">Experimentos y resultados<text:tab/>34</text:a></text:p>
          <text:p text:style-name="P103"><text:soft-page-break/><text:a xlink:type="simple" xlink:href="#__RefHeading__4768_1570387257" text:style-name="Index_20_Link" text:visited-style-name="Index_20_Link">Problemas abiertos<text:tab/>35</text:a></text:p>
          <text:p text:style-name="P103"><text:a xlink:type="simple" xlink:href="#__RefHeading__121_201455433" text:style-name="Index_20_Link" text:visited-style-name="Index_20_Link">Bibliografía<text:tab/>36</text:a></text:p>
        </text:index-body>
      </text:table-of-content>
      <text:p text:style-name="Standard"/>
      <text:h text:style-name="P105" text:outline-level="1"><text:bookmark-start text:name="__RefHeading__4625_1570387257"/>Agradecimientos<text:bookmark-end text:name="__RefHeading__4625_1570387257"/></text:h>
      <text:p text:style-name="P32">Agradezco al Prof. Dr. José Luis Bernier el haberme dado la oportunidad de trabajar en este trabajo fin de máster.</text:p>
      <text:p text:style-name="P32">Por último, también agradezco a mi familia el haberme apoyado de multitud de formas a lo largo de <text:s/>todo el máster y en especial, este trabajo <text:span text:style-name="T91">que supone el colofón del mismo.</text:span></text:p>
      <text:h text:style-name="Heading_20_1" text:outline-level="1"><text:bookmark-start text:name="__RefHeading__107_201455433"/>Introducción<text:bookmark-end text:name="__RefHeading__107_201455433"/></text:h>
      <text:p text:style-name="P34"><text:span text:style-name="T87">En general, cuando se piensa en un sistema tolerante a fallos, se suele pensar en sistemas software que tienen vidas a su cargo, como software para aviónica o para centrales nucleares, pero, s</text:span>upongamos <text:span text:style-name="T94">por un momento </text:span>un sistema web <text:span text:style-name="T94">que gestione ocupaciones</text:span> de <text:span text:style-name="T86">reserva de plazas para un <text:s/>lavadero de coches</text:span>. Desde el momento que el cliente inicia su compra, <text:span text:style-name="T86">está reservando un intervalo de tiempo</text:span>. <text:span text:style-name="T93">Este intervalo de tiempo se almacena</text:span> en un estado que podríamos calificar como “pendiente”, puesto que todavía no se ha pagado, <text:span text:style-name="T93">y bloquea la selección de esa misma ranura de tiempo para el resto de clientes. Obviamente, en este sistema, hay condiciones de carrera puesto que los clientes entran en la web de forma paralela.</text:span></text:p>
      <text:p text:style-name="P44">Ahora, supongamos además que hay varios servicios (lavado, encerado, control de presión, limpieza interior del vehículo...) que son seleccionables y que cada uno de ellos se realiza en una ubicación distinta en distintos “box”. Así, internamente el sistema deberá llevar el control de la ocupación de cada “box”.</text:p>
      <text:p text:style-name="P35"><text:span text:style-name="T86">Cuando se realice un pago por internet, con todo el protocolo de comunicación que ha de ser implementado, deberá marcar la venta como pagada y reservar efectivamente la ocupación para el cliente, e</text:span>s obvio que é<text:span text:style-name="T88">ste se </text:span>ha introducido <text:span text:style-name="T88">en </text:span>una máquina de estados implementada en el sitio web. <text:span text:style-name="T95">Cuando el pago sea efectivo, deberá generar un ticket para que el encargado pueda leer de forma automática qué servicios ha comprado el cliente. Por supuesto, en este ticket deberá indicar quién ha realizado la compra. </text:span></text:p>
      <text:p text:style-name="P28">Este tipo de problemas de restricciones <text:span text:style-name="T96">de competencia entre instancias de un sistema </text:span>puede<text:span text:style-name="T96">n bien con bloqueos o pueden</text:span> modelarse con árboles binarios de decisión (Binary Decision Diagram, BDD, en inglés) de forma que el sistema sea capaz de detectar inconsistencias y por ende, verificar que el <text:span text:style-name="T97">el proceso se encuentra con unos datos incorrectos y por tanto, cancelar el procedimiento actual y volver a un estado seguro</text:span>. En el caso de una detección de un estado inconsistente, el software podrá detener el proceso y volver al estado correcto más cercano. En nuestro ejemplo, cancelar la compra.</text:p>
      <text:p text:style-name="P36">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ejemplo de este tipo de sistemas puede ser cualquier software que compruebe que una máquina industrial está funcionando correctamente.</text:p>
      <text:p text:style-name="P45">En definitiva, sea cual sea el uso que se le dé, usar un BDD como software de control adicional permite que se detecten errores en el software y que el sistema vuelva al estado estable más cercano. Además, el BDD reflejará en cada momento el estado real del sistema.</text:p>
      <text:p text:style-name="P29"><text:span text:style-name="T98">Una vez puesto en situación, podemos entonces entender que e</text:span>n este trabajo se ha implementado esa <text:span text:style-name="T26">piedra angular</text:span>. Una librería eficiente para BDDs que implementa todas las herramientas para que un equipo de ingenieros de software la puedan usar para construir sistemas tolerantes a fallos.</text:p>
      <text:p text:style-name="P33">Además, esta implementación sigue las directrices más estrictas en cuanto a desarrollo, <text:span text:style-name="T92">de manera que se pueda continuar su desarrollo de forma sencilla por cualquier estudiante de máster o doctorado, al contrario de como ocurre con algunas implementaciones oscuras basadas en lenguajes menos modernos que además tienen un nivel ofuscación y falta de diseño estructurado que hacen difícil el trabajo sobre ellas.</text:span></text:p>
      <text:p text:style-name="P30"><text:soft-page-break/>A lo largo de este trabajo se mostrará cómo se ha implementado esta solución, los problemas que se encontraron, las soluciones que se han aportado y los algoritmos que se han usado.</text:p>
      <text:p text:style-name="P30">En especial, cabe destacar la parte de optimización de BDDs, en la que se han realizado varios experimentos con varios algoritmos que tratan, mediante el intercambio de variables de reducir el número de nodos de un árbol <text:span text:style-name="T89">de este tipo</text:span>.</text:p>
      <text:p text:style-name="P31">Inicialmente daremos una pequeña introducción sobre qué son este tipo de estructuras, luego hablaremos sobre su implementación y por último mostraremos esos resultados de optimización de tamaño de BDDs sobre varios <text:span text:style-name="T26">benchmarks</text:span> basados en el formato DIMACS [<text:span text:style-name="T90">DIMACS</text:span>].</text:p>
      <text:h text:style-name="Heading_20_1" text:outline-level="1"><text:bookmark-start text:name="__RefHeading__109_201455433"/>Objetivo<text:bookmark-end text:name="__RefHeading__109_201455433"/></text:h>
      <text:p text:style-name="P28">En este trabajo se muestra una librería de uso de BDD basada en Java <text:span text:style-name="T140">que puede integrarse en sistemas de verificación formal o en sistemas de control.</text:span></text:p>
      <text:p text:style-name="P140"/>
      <text:p text:style-name="P28"><text:s/></text:p>
      <text:h text:style-name="Heading_20_1" text:outline-level="1"><text:bookmark-start text:name="__RefHeading__111_201455433"/>Lógica proposicional<text:bookmark-end text:name="__RefHeading__111_201455433"/></text:h>
      <text:h text:style-name="Heading_20_2" text:outline-level="2"><text:bookmark-start text:name="__RefHeading__220_201455433"/>Definición<text:bookmark-end text:name="__RefHeading__220_201455433"/></text:h>
      <text:p text:style-name="Text_20_body">La lógica proposicional (o lógica clásica) es aquella determinada por enunciados que pueden ser o bien ciertos, o bien falsos.</text:p>
      <text:p text:style-name="Text_20_body">De forma formal, podemos decir que una proposición p es:</text:p>
      <text:list xml:id="list8794438487431963169" text:style-name="L166">
        <text:list-item>
          <text:p text:style-name="P106"><text:span text:style-name="T26">p = </text:span><text:span text:style-name="T50">TRUE</text:span></text:p>
        </text:list-item>
        <text:list-item>
          <text:p text:style-name="P106"><text:span text:style-name="T26">p = </text:span><text:span text:style-name="T50">FALSE</text:span></text:p>
        </text:list-item>
        <text:list-item>
          <text:p text:style-name="P106"><text:span text:style-name="T26">¬ q</text:span>, donde <text:span text:style-name="T26">q</text:span> es <text:span text:style-name="T99">una</text:span> proposición y <text:span text:style-name="T26">¬</text:span> el operador de negación</text:p>
        </text:list-item>
        <text:list-item>
          <text:p text:style-name="P106">Dadas <text:span text:style-name="T26">p </text:span><text:span text:style-name="T55">y</text:span> <text:span text:style-name="T26">q</text:span> proposiciones <text:span text:style-name="T99">y OP un operador lógico</text:span>, <text:span text:style-name="T26">p</text:span> <text:span text:style-name="T99">OP</text:span> <text:span text:style-name="T26">q</text:span><text:span text:style-name="T50"> </text:span><text:span text:style-name="T55">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h text:style-name="Heading_20_3" text:outline-level="3"><text:bookmark-start text:name="__RefHeading__4296_1570387257"/>TRUE<text:bookmark-end text:name="__RefHeading__4296_1570387257"/></text:h>
      <text:p text:style-name="Text_20_body">Proposición cierta. <text:span text:style-name="T45">Se representa como TRUE, true, 1 o T.</text:span></text:p>
      <text:h text:style-name="Heading_20_3" text:outline-level="3"><text:bookmark-start text:name="__RefHeading__4298_1570387257"/>FALSE<text:bookmark-end text:name="__RefHeading__4298_1570387257"/></text:h>
      <text:p text:style-name="Text_20_body">Proposición falsa. <text:span text:style-name="T45">Se representa con FALSE, false, 0 o F. </text:span></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En este trabajo nos centraremos en la interpretación semántica de las fórmulas dejando para el lector la demostración sintáctica, dado que está demostrado <text:span text:style-name="T124">[LICS]</text:span> que son equivalentes.</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86">p</text:p>
          </table:table-cell>
          <table:table-cell table:style-name="Tabla1.B1" office:value-type="string">
            <text:p text:style-name="P86">¬ p</text:p>
          </table:table-cell>
        </table:table-row>
        <table:table-row>
          <table:table-cell table:style-name="Tabla1.A2" office:value-type="string">
            <text:p text:style-name="P88">0</text:p>
          </table:table-cell>
          <table:table-cell table:style-name="Tabla1.B2" office:value-type="string">
            <text:p text:style-name="P88">1</text:p>
          </table:table-cell>
        </table:table-row>
        <table:table-row>
          <table:table-cell table:style-name="Tabla1.A2" office:value-type="string">
            <text:p text:style-name="P88">1</text:p>
          </table:table-cell>
          <table:table-cell table:style-name="Tabla1.B2" office:value-type="string">
            <text:p text:style-name="P88">0</text:p>
          </table:table-cell>
        </table:table-row>
      </table:table>
      <text:h text:style-name="Heading_20_3" text:outline-level="3"><text:bookmark-start text:name="__RefHeading__226_201455433"/>Operador de conjunción<text:bookmark-end text:name="__RefHeading__226_201455433"/></text:h>
      <text:p text:style-name="Text_20_body">Este operador proporciona una proposición cierta siempre y cuando al menos una de las proposiciones, que actúan como sus operandos, lo sea.</text:p>
      <table:table table:name="Tabla2" table:style-name="Tabla2">
        <table:table-column table:style-name="Tabla2.A"/>
        <table:table-column table:style-name="Tabla2.B"/>
        <table:table-column table:style-name="Tabla2.C"/>
        <table:table-row>
          <table:table-cell table:style-name="Tabla2.A1" office:value-type="string">
            <text:p text:style-name="P86">p</text:p>
          </table:table-cell>
          <table:table-cell table:style-name="Tabla2.A1" office:value-type="string">
            <text:p text:style-name="P86">q</text:p>
          </table:table-cell>
          <table:table-cell table:style-name="Tabla2.C1" office:value-type="string">
            <text:p text:style-name="P86">p <text:span text:style-name="T50">AND</text:span> q</text:p>
          </table:table-cell>
        </table:table-row>
        <table:table-row>
          <table:table-cell table:style-name="Tabla2.A2" office:value-type="string">
            <text:p text:style-name="P88">0</text:p>
          </table:table-cell>
          <table:table-cell table:style-name="Tabla2.A2" office:value-type="string">
            <text:p text:style-name="P88">0</text:p>
          </table:table-cell>
          <table:table-cell table:style-name="Tabla2.C2" office:value-type="string">
            <text:p text:style-name="P88">0</text:p>
          </table:table-cell>
        </table:table-row>
        <text:soft-page-break/>
        <table:table-row>
          <table:table-cell table:style-name="Tabla2.A2" office:value-type="string">
            <text:p text:style-name="P88">0</text:p>
          </table:table-cell>
          <table:table-cell table:style-name="Tabla2.A2" office:value-type="string">
            <text:p text:style-name="P88">1</text:p>
          </table:table-cell>
          <table:table-cell table:style-name="Tabla2.C2" office:value-type="string">
            <text:p text:style-name="P88">0</text:p>
          </table:table-cell>
        </table:table-row>
        <table:table-row>
          <table:table-cell table:style-name="Tabla2.A2" office:value-type="string">
            <text:p text:style-name="P88">1</text:p>
          </table:table-cell>
          <table:table-cell table:style-name="Tabla2.A2" office:value-type="string">
            <text:p text:style-name="P88">0</text:p>
          </table:table-cell>
          <table:table-cell table:style-name="Tabla2.C2" office:value-type="string">
            <text:p text:style-name="P88">0</text:p>
          </table:table-cell>
        </table:table-row>
        <table:table-row>
          <table:table-cell table:style-name="Tabla2.A2" office:value-type="string">
            <text:p text:style-name="P88">1</text:p>
          </table:table-cell>
          <table:table-cell table:style-name="Tabla2.A2" office:value-type="string">
            <text:p text:style-name="P88">1</text:p>
          </table:table-cell>
          <table:table-cell table:style-name="Tabla2.C2" office:value-type="string">
            <text:p text:style-name="P88">1</text:p>
          </table:table-cell>
        </table:table-row>
      </table:table>
      <text:p text:style-name="Text_20_body">Muchas veces este operador se identifica con los símbolos ·, AND. <text:span text:style-name="T60">También suele escribirse yuxtaponiendo directamente las variables, de forma que se escribirían una detrás de otra, por lo que si vemos </text:span><text:span text:style-name="T28">F = xy</text:span><text:span text:style-name="T60">, nos referiremos a </text:span><text:span text:style-name="T28">F = x </text:span><text:span text:style-name="T58">AND</text:span><text:span text:style-name="T28">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86">p</text:p>
          </table:table-cell>
          <table:table-cell table:style-name="Tabla3.A1" office:value-type="string">
            <text:p text:style-name="P86">q</text:p>
          </table:table-cell>
          <table:table-cell table:style-name="Tabla3.C1" office:value-type="string">
            <text:p text:style-name="P86"><draw:frame draw:style-name="fr1" draw:name="Objeto12" text:anchor-type="as-char" svg:y="-0.377cm" svg:width="1.032cm" svg:height="0.467cm" draw:z-index="20"><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88">0</text:p>
          </table:table-cell>
          <table:table-cell table:style-name="Tabla3.A2" office:value-type="string">
            <text:p text:style-name="P88">0</text:p>
          </table:table-cell>
          <table:table-cell table:style-name="Tabla3.C2" office:value-type="string">
            <text:p text:style-name="P88">0</text:p>
          </table:table-cell>
        </table:table-row>
        <table:table-row>
          <table:table-cell table:style-name="Tabla3.A2" office:value-type="string">
            <text:p text:style-name="P88">0</text:p>
          </table:table-cell>
          <table:table-cell table:style-name="Tabla3.A2" office:value-type="string">
            <text:p text:style-name="P88">1</text:p>
          </table:table-cell>
          <table:table-cell table:style-name="Tabla3.C2" office:value-type="string">
            <text:p text:style-name="P88">1</text:p>
          </table:table-cell>
        </table:table-row>
        <table:table-row>
          <table:table-cell table:style-name="Tabla3.A2" office:value-type="string">
            <text:p text:style-name="P88">1</text:p>
          </table:table-cell>
          <table:table-cell table:style-name="Tabla3.A2" office:value-type="string">
            <text:p text:style-name="P88">0</text:p>
          </table:table-cell>
          <table:table-cell table:style-name="Tabla3.C2" office:value-type="string">
            <text:p text:style-name="P88">1</text:p>
          </table:table-cell>
        </table:table-row>
        <table:table-row>
          <table:table-cell table:style-name="Tabla3.A2" office:value-type="string">
            <text:p text:style-name="P88">1</text:p>
          </table:table-cell>
          <table:table-cell table:style-name="Tabla3.A2" office:value-type="string">
            <text:p text:style-name="P88">1</text:p>
          </table:table-cell>
          <table:table-cell table:style-name="Tabla3.C2" office:value-type="string">
            <text:p text:style-name="P88">1</text:p>
          </table:table-cell>
        </table:table-row>
      </table:table>
      <text:p text:style-name="Standard">Este operador se identifica con los símbolos OR, <text:span text:style-name="T131">V</text:span>,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86">p</text:p>
          </table:table-cell>
          <table:table-cell table:style-name="Tabla5.A1" office:value-type="string">
            <text:p text:style-name="P86">q</text:p>
          </table:table-cell>
          <table:table-cell table:style-name="Tabla5.A1" office:value-type="string">
            <text:p text:style-name="P86"><draw:frame draw:style-name="fr1" draw:name="Objeto8" text:anchor-type="as-char" svg:y="-0.377cm" svg:width="1.118cm" svg:height="0.469cm" draw:z-index="19"><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86"><draw:frame draw:style-name="fr1" draw:name="Objeto7" text:anchor-type="as-char" svg:y="-0.377cm" svg:width="1.298cm" svg:height="0.469cm" draw:z-index="16"><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88">0</text:p>
          </table:table-cell>
          <table:table-cell table:style-name="Tabla5.A2" office:value-type="string">
            <text:p text:style-name="P88">0</text:p>
          </table:table-cell>
          <table:table-cell table:style-name="Tabla5.A2" office:value-type="string">
            <text:p text:style-name="P88">1</text:p>
          </table:table-cell>
          <table:table-cell table:style-name="Tabla5.D2" office:value-type="string">
            <text:p text:style-name="P88">1</text:p>
          </table:table-cell>
        </table:table-row>
        <table:table-row>
          <table:table-cell table:style-name="Tabla5.A2" office:value-type="string">
            <text:p text:style-name="P88">0</text:p>
          </table:table-cell>
          <table:table-cell table:style-name="Tabla5.A2" office:value-type="string">
            <text:p text:style-name="P88">1</text:p>
          </table:table-cell>
          <table:table-cell table:style-name="Tabla5.A2" office:value-type="string">
            <text:p text:style-name="P88">1</text:p>
          </table:table-cell>
          <table:table-cell table:style-name="Tabla5.D2" office:value-type="string">
            <text:p text:style-name="P88">1</text:p>
          </table:table-cell>
        </table:table-row>
        <table:table-row>
          <table:table-cell table:style-name="Tabla5.A2" office:value-type="string">
            <text:p text:style-name="P88">1</text:p>
          </table:table-cell>
          <table:table-cell table:style-name="Tabla5.A2" office:value-type="string">
            <text:p text:style-name="P88">0</text:p>
          </table:table-cell>
          <table:table-cell table:style-name="Tabla5.A2" office:value-type="string">
            <text:p text:style-name="P88">0</text:p>
          </table:table-cell>
          <table:table-cell table:style-name="Tabla5.D2" office:value-type="string">
            <text:p text:style-name="P88">0</text:p>
          </table:table-cell>
        </table:table-row>
        <table:table-row>
          <table:table-cell table:style-name="Tabla5.A2" office:value-type="string">
            <text:p text:style-name="P88">1</text:p>
          </table:table-cell>
          <table:table-cell table:style-name="Tabla5.A2" office:value-type="string">
            <text:p text:style-name="P88">1</text:p>
          </table:table-cell>
          <table:table-cell table:style-name="Tabla5.A2" office:value-type="string">
            <text:p text:style-name="P88">1</text:p>
          </table:table-cell>
          <table:table-cell table:style-name="Tabla5.D2" office:value-type="string">
            <text:p text:style-name="P88">1</text:p>
          </table:table-cell>
        </table:table-row>
      </table:table>
      <text:p text:style-name="Standard"/>
      <text:p text:style-name="Standard">Para el operador de equivalencia tendríamos algo parecid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86">p</text:p>
          </table:table-cell>
          <table:table-cell table:style-name="Tabla4.A1" office:value-type="string">
            <text:p text:style-name="P87">q</text:p>
          </table:table-cell>
          <table:table-cell table:style-name="Tabla4.A1" office:value-type="string">
            <text:p text:style-name="P86"><draw:frame draw:style-name="fr1" draw:name="Objeto9" text:anchor-type="as-char" svg:y="-0.377cm" svg:width="1.182cm" svg:height="0.469cm" draw:z-index="18"><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86"><draw:frame draw:style-name="fr1" draw:name="Objeto6" text:anchor-type="as-char" svg:y="-0.377cm" svg:width="3.366cm" svg:height="0.487cm" draw:z-index="13"><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89">0</text:p>
          </table:table-cell>
          <table:table-cell table:style-name="Tabla4.A2" office:value-type="string">
            <text:p text:style-name="P88">0</text:p>
          </table:table-cell>
          <table:table-cell table:style-name="Tabla4.A2" office:value-type="string">
            <text:p text:style-name="P88">1</text:p>
          </table:table-cell>
          <table:table-cell table:style-name="Tabla4.D2" office:value-type="string">
            <text:p text:style-name="P88">1</text:p>
          </table:table-cell>
        </table:table-row>
        <table:table-row>
          <table:table-cell table:style-name="Tabla4.A2" office:value-type="string">
            <text:p text:style-name="P88">0</text:p>
          </table:table-cell>
          <table:table-cell table:style-name="Tabla4.A2" office:value-type="string">
            <text:p text:style-name="P88">1</text:p>
          </table:table-cell>
          <table:table-cell table:style-name="Tabla4.A2" office:value-type="string">
            <text:p text:style-name="P88">0</text:p>
          </table:table-cell>
          <table:table-cell table:style-name="Tabla4.D2" office:value-type="string">
            <text:p text:style-name="P88">0</text:p>
          </table:table-cell>
        </table:table-row>
        <table:table-row>
          <table:table-cell table:style-name="Tabla4.A2" office:value-type="string">
            <text:p text:style-name="P88">1</text:p>
          </table:table-cell>
          <table:table-cell table:style-name="Tabla4.A2" office:value-type="string">
            <text:p text:style-name="P88">0</text:p>
          </table:table-cell>
          <table:table-cell table:style-name="Tabla4.A2" office:value-type="string">
            <text:p text:style-name="P88">0</text:p>
          </table:table-cell>
          <table:table-cell table:style-name="Tabla4.D2" office:value-type="string">
            <text:p text:style-name="P88">0</text:p>
          </table:table-cell>
        </table:table-row>
        <table:table-row>
          <table:table-cell table:style-name="Tabla4.A2" office:value-type="string">
            <text:p text:style-name="P88">1</text:p>
          </table:table-cell>
          <table:table-cell table:style-name="Tabla4.A2" office:value-type="string">
            <text:p text:style-name="P88">1</text:p>
          </table:table-cell>
          <table:table-cell table:style-name="Tabla4.A2" office:value-type="string">
            <text:p text:style-name="P88">1</text:p>
          </table:table-cell>
          <table:table-cell table:style-name="Tabla4.D2" office:value-type="string">
            <text:p text:style-name="P88">1</text:p>
          </table:table-cell>
        </table:table-row>
      </table:table>
      <text:p text:style-name="Standard"/>
      <text:p text:style-name="Text_20_body"><text:span text:style-name="T113">No es nuestro objetivo mostrar todos los posibles operadores binarios lógicos, por lo que</text:span>,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El lector puede encontrar más información en [<text:span text:style-name="T124">LICS</text:span>] y conociendo su comportamiento ante las <text:soft-page-break/>entradas, si la salida es determinista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5945510092711465554" text:style-name="L167">
        <text:list-item>
          <text:p text:style-name="P107">NOT</text:p>
        </text:list-item>
        <text:list-item>
          <text:p text:style-name="P107">AND</text:p>
        </text:list-item>
        <text:list-item>
          <text:p text:style-name="P107">OR</text:p>
        </text:list-item>
        <text:list-item>
          <text:p text:style-name="P107">→</text:p>
        </text:list-item>
      </text:list>
      <text:p text:style-name="Text_20_body">De todas formas, salvo en el caso de NOT, vamos a incluir paréntesis para evitar confusiones entre las distintas precedencias.</text:p>
      <text:h text:style-name="Heading_20_3" text:outline-level="3"><text:bookmark-start text:name="__RefHeading__2909_162003428"/>Propiedades<text:bookmark-end text:name="__RefHeading__2909_162003428"/></text:h>
      <text:h text:style-name="Heading_20_4" text:outline-level="4"><text:bookmark-start text:name="__RefHeading__2911_162003428"/>Propiedad asociativa<text:bookmark-end text:name="__RefHeading__2911_162003428"/></text:h>
      <text:p text:style-name="P75">Los operadores OR, AND y ↔ son asociativos, esto quiere decir que se cumplen estas equivalencias:</text:p>
      <text:h text:style-name="Heading_20_5" text:outline-level="5"><text:bookmark-start text:name="__RefHeading__2913_162003428"/>Asociatividad del operador OR<text:bookmark-end text:name="__RefHeading__2913_162003428"/></text:h>
      <text:p text:style-name="P73"><draw:frame draw:style-name="fr1" draw:name="Objeto2" text:anchor-type="as-char" svg:y="-0.377cm" svg:width="4.563cm" svg:height="0.489cm" draw:z-index="12"><draw:object xlink:href="./Object 2" xlink:type="simple" xlink:show="embed" xlink:actuate="onLoad"/><draw:image xlink:href="./ObjectReplacements/Object 2" xlink:type="simple" xlink:show="embed" xlink:actuate="onLoad"/><svg:desc>fórmula</svg:desc></draw:frame></text:p>
      <text:h text:style-name="Heading_20_5" text:outline-level="5"><text:bookmark-start text:name="__RefHeading__2915_162003428"/>Asociatividad del operador AND<text:bookmark-end text:name="__RefHeading__2915_162003428"/></text:h>
      <text:p text:style-name="P75"><draw:frame draw:style-name="fr1" draw:name="Objeto1" text:anchor-type="as-char" svg:y="-0.377cm" svg:width="4.563cm" svg:height="0.489cm" draw:z-index="8"><draw:object xlink:href="./Object 1" xlink:type="simple" xlink:show="embed" xlink:actuate="onLoad"/><draw:image xlink:href="./ObjectReplacements/Object 1" xlink:type="simple" xlink:show="embed" xlink:actuate="onLoad"/></draw:frame></text:p>
      <text:h text:style-name="Heading_20_5" text:outline-level="5"><text:bookmark-start text:name="__RefHeading__2917_162003428"/><text:span text:style-name="T125">A</text:span>sociatividad del operador de equivalencia<text:bookmark-end text:name="__RefHeading__2917_162003428"/></text:h>
      <text:p text:style-name="P74"><draw:frame draw:style-name="fr1" draw:name="Objeto3" text:anchor-type="as-char" svg:y="-0.377cm" svg:width="6.11cm" svg:height="0.489cm" draw:z-index="9"><draw:object xlink:href="./Object 3" xlink:type="simple" xlink:show="embed" xlink:actuate="onLoad"/><draw:image xlink:href="./ObjectReplacements/Object 3" xlink:type="simple" xlink:show="embed" xlink:actuate="onLoad"/><svg:desc>fórmula</svg:desc></draw:frame></text:p>
      <text:h text:style-name="Heading_20_4" text:outline-level="4"><text:bookmark-start text:name="__RefHeading__2919_162003428"/>Propiedad distributiva<text:bookmark-end text:name="__RefHeading__2919_162003428"/></text:h>
      <text:h text:style-name="Heading_20_5" text:outline-level="5"><text:bookmark-start text:name="__RefHeading__2921_162003428"/>Distribución de la conjunción con respecto a la disyunción<text:bookmark-end text:name="__RefHeading__2921_162003428"/></text:h>
      <text:p text:style-name="P78"><draw:frame draw:style-name="fr2" draw:name="Objeto10" text:anchor-type="as-char" svg:y="-0.377cm" svg:width="5.592cm" svg:height="0.489cm" draw:z-index="15"><draw:object xlink:href="./Object 10" xlink:type="simple" xlink:show="embed" xlink:actuate="onLoad"/><draw:image xlink:href="./ObjectReplacements/Object 10" xlink:type="simple" xlink:show="embed" xlink:actuate="onLoad"/></draw:frame></text:p>
      <text:h text:style-name="P94" text:outline-level="5"><text:bookmark-start text:name="__RefHeading__2923_162003428"/>Distribución de la disyunción con respecto a la conjunción<text:bookmark-end text:name="__RefHeading__2923_162003428"/></text:h>
      <text:p text:style-name="P77"><draw:frame draw:style-name="fr2" draw:name="Objeto11" text:anchor-type="as-char" svg:y="-0.377cm" svg:width="5.592cm" svg:height="0.489cm" draw:z-index="14"><draw:object xlink:href="./Object 11" xlink:type="simple" xlink:show="embed" xlink:actuate="onLoad"/><draw:image xlink:href="./ObjectReplacements/Object 11" xlink:type="simple" xlink:show="embed" xlink:actuate="onLoad"/><svg:desc>fórmula</svg:desc></draw:frame></text:p>
      <text:h text:style-name="Heading_20_3" text:outline-level="3"><text:bookmark-start text:name="__RefHeading__2925_162003428"/>Leyes de De Morgan<text:bookmark-end text:name="__RefHeading__2925_162003428"/></text:h>
      <text:p text:style-name="P75">Las leyes de De Morgan relacionan los operadores AND y OR con el de negación según la siguiente expresión:</text:p>
      <text:p text:style-name="P75"><draw:frame draw:style-name="fr2" draw:name="Objeto4" text:anchor-type="as-char" svg:y="-0.379cm" svg:width="3.803cm" svg:height="0.487cm" draw:z-index="10"><draw:object xlink:href="./Object 4" xlink:type="simple" xlink:show="embed" xlink:actuate="onLoad"/><draw:image xlink:href="./ObjectReplacements/Object 4" xlink:type="simple" xlink:show="embed" xlink:actuate="onLoad"/></draw:frame></text:p>
      <text:p text:style-name="Text_20_body"><text:soft-page-break/><draw:frame draw:style-name="fr1" draw:name="Objeto5" text:anchor-type="as-char" svg:y="-0.377cm" svg:width="3.806cm" svg:height="0.489cm" draw:z-index="11"><draw:object xlink:href="./Object 5" xlink:type="simple" xlink:show="embed" xlink:actuate="onLoad"/><draw:image xlink:href="./ObjectReplacements/Object 5" xlink:type="simple" xlink:show="embed" xlink:actuate="onLoad"/><svg:desc>fórmula</svg:desc></draw:frame></text:p>
      <text:p text:style-name="P76">Estas propiedades son interesantes debido a que deberemos tener un algoritmo para negar el árbol que deberá recorrer todos los nodos e ir intercambiando los descendientes de cada vértice. PENSAR.</text:p>
      <text:p text:style-name="P76"/>
      <text:h text:style-name="Heading_20_1" text:outline-level="1"><text:bookmark-start text:name="__RefHeading__113_201455433"/>Árboles Binarios de Decisión<text:bookmark-end text:name="__RefHeading__113_201455433"/></text:h>
      <text:h text:style-name="P100" text:outline-level="2"><text:bookmark-start text:name="__RefHeading__4304_1570387257"/>Introducción<text:bookmark-end text:name="__RefHeading__4304_1570387257"/></text:h>
      <text:p text:style-name="Text_20_body">Un árbol binario de decisión <text:span text:style-name="T62">[BRYANT1986]</text:span> es una forma de representar tablas de verdad basada en la expansión de Boole<text:note text:id="ftn1" text:note-class="footnote"><text:note-citation>1</text:note-citation><text:note-body><text:p text:style-name="Footnote">También se le suele llamar expansión de Shannon, aunque su creador fue George Boole, matemático, lógico y filósofo inglés del siglo XIX. <text:span text:style-name="T139">Nosotros usaremos distintamente cualquiera de estos dos nombres.</text:span></text:p></text:note-body></text:note>, en la que se enuncia que cualquier fórmula lógica puede descomponerse en la expresión:</text:p>
      <text:p text:style-name="Standard"/>
      <text:p text:style-name="P5">F = xF<text:span text:style-name="T4">(x=1)</text:span> + ¬xF<text:span text:style-name="T4">(x=0)</text:span></text:p>
      <text:p text:style-name="P5"/>
      <text:p text:style-name="Standard"/>
      <text:p text:style-name="Text_20_body">Donde <text:span text:style-name="T26">F</text:span><text:span text:style-name="T6">(x=0)</text:span><text:span text:style-name="T15"> es la expresión </text:span><text:span text:style-name="T18">F</text:span><text:span text:style-name="T15"> asignando a la variable x el valor </text:span><text:span text:style-name="T19">false</text:span><text:span text:style-name="T16"> y </text:span><text:span text:style-name="T19">F</text:span><text:span text:style-name="T7">(x=1)</text:span><text:span text:style-name="T5"> </text:span><text:span text:style-name="T16">es la expresión </text:span><text:span text:style-name="T19">F</text:span><text:span text:style-name="T16"> sustit</text:span><text:span text:style-name="T17">u</text:span><text:span text:style-name="T16">yendo la variable </text:span><text:span text:style-name="T19">x</text:span><text:span text:style-name="T16"> por el valor </text:span><text:span text:style-name="T19">true</text:span><text:span text:style-name="T16">.</text:span></text:p>
      <text:p text:style-name="P6"><text:span text:style-name="T16">S</text:span><text:span text:style-name="T15">i representamos esta expresión de forma gráfica tendremos un nodo con la expresión F (que depende de la variable </text:span><text:span text:style-name="T18">x</text:span><text:span text:style-name="T15">), de forma que si se le da a la x el valor 0 se obtiene F(x=0) y se se le da el valor 1 se obtiene F(x=1). La asignación de x=0 la marcamos con una arista discontinua, y la asignación de x=1 la marcamos con una arista continua.</text:span></text:p>
      <text:p text:style-name="P46"><draw:g text:anchor-type="paragraph" draw:z-index="0" draw:style-name="gr1"><draw:line draw:style-name="gr2" draw:text-style-name="P143" svg:x1="8.639cm" svg:y1="1.016cm" svg:x2="10.043cm" svg:y2="2.868cm"><text:p/></draw:line><draw:custom-shape draw:style-name="gr3" draw:text-style-name="P144" svg:width="1.384cm" svg:height="1.142cm" svg:x="7.456cm" svg:y="0.046cm"><text:p text:style-name="P143"><text:span text:style-name="T26">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3" svg:x1="7.597cm" svg:y1="1.016cm" svg:x2="6.253cm" svg:y2="2.868cm"><text:p/></draw:line><draw:custom-shape draw:style-name="gr3" draw:text-style-name="P143" svg:width="1.384cm" svg:height="1.142cm" svg:x="5.451cm" svg:y="2.988cm"><text:p><text:span text:style-name="T141">F</text:span><text:span text:style-name="T142">(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3" svg:width="1.384cm" svg:height="1.142cm" svg:x="9.427cm" svg:y="2.988cm"><text:p><text:span text:style-name="T141">F</text:span><text:span text:style-name="T142">(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145" svg:width="5.386cm" svg:height="0.743cm" svg:x="5.426cm" svg:y="3.978cm"><draw:text-box><text:p text:style-name="P143"><text:span text:style-name="T46">Fig. 1</text:span></text:p></draw:text-box></draw:frame></draw:g></text:p>
      <text:p text:style-name="P46"/>
      <text:p text:style-name="P3"/>
      <text:p text:style-name="P3"/>
      <text:p text:style-name="P3"/>
      <text:p text:style-name="P3"/>
      <text:p text:style-name="P3"/>
      <text:p text:style-name="P3"/>
      <text:p text:style-name="P3"/>
      <text:p text:style-name="Text_20_body">Si <text:span text:style-name="T26">F</text:span> depende de otra variable, <text:span text:style-name="T45">llamada</text:span> <text:span text:style-name="T26">y</text:span>, podremos repetir este mismo proceso <text:span text:style-name="T45">de bifurcación de asignaciones</text:span> con <text:span text:style-name="T26">F</text:span><text:span text:style-name="T8">(x=0)</text:span> y con <text:span text:style-name="T26">F</text:span><text:span text:style-name="T8">(x=1)</text:span>. Es decir, si suponemos que la siguiente variables es <text:span text:style-name="T26">y</text:span>, tendríamos el siguiente árbol de decisión:</text:p>
      <text:p text:style-name="P4"><draw:g text:anchor-type="paragraph" draw:z-index="1" draw:style-name="gr6"><draw:g draw:style-name="gr7"><draw:line draw:style-name="gr2" draw:text-style-name="P143" svg:x1="5.124cm" svg:y1="3.803cm" svg:x2="6.341cm" svg:y2="5.759cm"><text:p/></draw:line><draw:line draw:style-name="gr4" draw:text-style-name="P143" svg:x1="3.941cm" svg:y1="3.803cm" svg:x2="2.706cm" svg:y2="5.759cm"><text:p/></draw:line><draw:line draw:style-name="gr2" draw:text-style-name="P143" svg:x1="8.09cm" svg:y1="0.764cm" svg:x2="10.365cm" svg:y2="2.907cm"><text:p/></draw:line><draw:custom-shape draw:style-name="gr3" draw:text-style-name="P144" svg:width="1.384cm" svg:height="1.142cm" svg:x="6.852cm" svg:y="-0.189cm"><text:p text:style-name="P143"><text:span text:style-name="T26">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3" svg:x1="6.973cm" svg:y1="0.781cm" svg:x2="4.618cm" svg:y2="2.908cm"><text:p/></draw:line><draw:custom-shape draw:style-name="gr3" draw:text-style-name="P143" svg:width="1.384cm" svg:height="1.142cm" svg:x="3.818cm" svg:y="2.908cm"><text:p><text:span text:style-name="T141">F</text:span><text:span text:style-name="T142">(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6" svg:width="1.384cm" svg:height="1.142cm" svg:x="9.68cm" svg:y="2.908cm"><text:p><text:span text:style-name="T141">F</text:span><text:span text:style-name="T142">(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43" svg:width="1.384cm" svg:height="1.142cm" svg:x="1.744cm" svg:y="5.761cm"><text:p><text:span text:style-name="T141">F</text:span><text:span text:style-name="T142">(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3" svg:width="1.384cm" svg:height="1.142cm" svg:x="5.893cm" svg:y="5.761cm"><text:p><text:span text:style-name="T141">F</text:span><text:span text:style-name="T142">(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43" svg:x1="10.935cm" svg:y1="3.854cm" svg:x2="12.339cm" svg:y2="5.706cm"><text:p/></draw:line><draw:line draw:style-name="gr4" draw:text-style-name="P143" svg:x1="9.854cm" svg:y1="3.905cm" svg:x2="8.688cm" svg:y2="5.665cm"><text:p/></draw:line><draw:custom-shape draw:style-name="gr3" draw:text-style-name="P143" svg:width="1.384cm" svg:height="1.142cm" svg:x="7.999cm" svg:y="5.761cm"><text:p><text:span text:style-name="T141">F</text:span><text:span text:style-name="T142">(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3" svg:width="1.384cm" svg:height="1.142cm" svg:x="11.701cm" svg:y="5.761cm"><text:p><text:span text:style-name="T141">F</text:span><text:span text:style-name="T142">(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145" svg:width="5.386cm" svg:height="0.743cm" svg:x="5.034cm" svg:y="7.302cm"><draw:text-box><text:p text:style-name="P143"><text:span text:style-name="T46">Fig. 2</text:span></text:p></draw:text-box></draw:frame></draw:g><text:soft-page-break/></text:p>
      <text:p text:style-name="Text_20_body">Como podemos ver, hablamos de árboles binarios de decisión porque cada nodo tiene exactamente dos nodos descendientes.</text:p>
      <text:p text:style-name="Text_20_body">Puede ocurrir que alguno de los nodos no dependa de ninguna variable y tenga un valor constante (<text:span text:style-name="T46">0</text:span> ó <text:span text:style-name="T57">1</text:span>). <text:span text:style-name="T59">En ese caso, ese nodo será un nodo hoja, dado que no tendrá descendientes, y sólo podrá tomar el valor </text:span><text:span text:style-name="T27">true</text:span><text:span text:style-name="T59"> o </text:span><text:span text:style-name="T27">false</text:span><text:span text:style-name="T59">.</text:span></text:p>
      <text:p text:style-name="P7"><text:span text:style-name="T59">V</text:span>amos a ver un ejemplo de fórmula lógica real <text:span text:style-name="T26">F = xy</text:span>. <text:span text:style-name="T61">Y tomando el orden de las variables como </text:span><text:span text:style-name="T29">x</text:span><text:span text:style-name="T61">, y luego, </text:span><text:span text:style-name="T29">y</text:span><text:span text:style-name="T61">. También, para facilitar la visibilidad del diagrama, suponemos que </text:span><text:span text:style-name="T29">F</text:span><text:span text:style-name="T9">(a,b)</text:span><text:span text:style-name="T29"> = F</text:span><text:span text:style-name="T9">(x=a,y=b)</text:span><text:span text:style-name="T20">.</text:span></text:p>
      <text:p text:style-name="Text_20_body"><draw:g text:anchor-type="paragraph" draw:z-index="2" draw:style-name="gr6"><draw:g draw:style-name="gr7"><draw:line draw:style-name="gr2" draw:text-style-name="P143" svg:x1="5.975cm" svg:y1="3.981cm" svg:x2="7.107cm" svg:y2="5.842cm"><text:p/></draw:line><draw:line draw:style-name="gr4" draw:text-style-name="P143" svg:x1="4.791cm" svg:y1="3.981cm" svg:x2="3.556cm" svg:y2="5.937cm"><text:p/></draw:line><draw:line draw:style-name="gr2" draw:text-style-name="P143" svg:x1="8.94cm" svg:y1="0.942cm" svg:x2="11.215cm" svg:y2="3.085cm"><text:p/></draw:line><draw:custom-shape draw:style-name="gr3" draw:text-style-name="P144" svg:width="1.384cm" svg:height="1.142cm" svg:x="7.701cm" svg:y="-0.012cm"><text:p text:style-name="P143"><text:span text:style-name="T26">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3" svg:x1="7.823cm" svg:y1="0.958cm" svg:x2="5.468cm" svg:y2="3.085cm"><text:p/></draw:line><draw:custom-shape draw:style-name="gr3" draw:text-style-name="P143" svg:width="1.384cm" svg:height="1.142cm" svg:x="4.67cm" svg:y="3.085cm"><text:p><text:span text:style-name="T141">F</text:span><text:span text:style-name="T142">(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6" svg:width="1.384cm" svg:height="1.142cm" svg:x="10.53cm" svg:y="3.085cm"><text:p><text:span text:style-name="T141">F</text:span><text:span text:style-name="T142">(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43" svg:width="1.595cm" svg:height="1.428cm" svg:x="2.409cm" svg:y="5.938cm"><text:p><text:span text:style-name="T141">F</text:span><text:span text:style-name="T142">(0,0)</text:span><text:span text:style-name="T143"> = </text:span><text:span text:style-name="T14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43" svg:x1="11.783cm" svg:y1="4.033cm" svg:x2="13.187cm" svg:y2="5.885cm"><text:p/></draw:line><draw:line draw:style-name="gr4" draw:text-style-name="P143" svg:x1="10.705cm" svg:y1="4.082cm" svg:x2="9.539cm" svg:y2="5.842cm"><text:p/></draw:line><draw:custom-shape draw:style-name="gr3" draw:text-style-name="P143" svg:width="1.595cm" svg:height="1.428cm" svg:x="6.369cm" svg:y="5.938cm"><text:p><text:span text:style-name="T141">F</text:span><text:span text:style-name="T142">(0,1)</text:span><text:span text:style-name="T143"> = </text:span><text:span text:style-name="T14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3" svg:width="1.595cm" svg:height="1.428cm" svg:x="8.667cm" svg:y="5.938cm"><text:p><text:span text:style-name="T141">F</text:span><text:span text:style-name="T142">(1,0)</text:span><text:span text:style-name="T143"> = </text:span><text:span text:style-name="T14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3" svg:width="1.595cm" svg:height="1.428cm" svg:x="12.264cm" svg:y="5.938cm"><text:p><text:span text:style-name="T141">F</text:span><text:span text:style-name="T142">(1,1)</text:span><text:span text:style-name="T143"> = </text:span><text:span text:style-name="T14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145" svg:width="5.386cm" svg:height="0.743cm" svg:x="5.829cm" svg:y="7.483cm"><draw:text-box><text:p text:style-name="P143"><text:span text:style-name="T46">Fig. 3</text:span></text:p></draw:text-box></draw:frame></draw:g>Notemos que al nodo que viene de una arista punteada se le suele llamar, <text:span text:style-name="T26">low</text:span>, y al de la línea llena <text:span text:style-name="T26">high</text:span>, debido a que son producto de la asignación de <text:span text:style-name="T46">0</text:span> y <text:span text:style-name="T46">1</text:span> a su vértice padre, respectivamente.</text:p>
      <text:p text:style-name="P17"><text:soft-page-break/>Otro ejemplo en el que podemos ver varios niveles es el siguiente: <text:span text:style-name="T26">F = x</text:span><text:span text:style-name="T30">z</text:span><text:span text:style-name="T26"> + </text:span><text:span text:style-name="T30">y</text:span><text:span text:style-name="T71">, con el orden </text:span><text:span text:style-name="T30">x</text:span><text:span text:style-name="T71">, </text:span><text:span text:style-name="T30">y,</text:span><text:span text:style-name="T71"> </text:span><text:span text:style-name="T30">z</text:span><text:span text:style-name="T71">.</text:span></text:p>
      <text:p text:style-name="P17"><draw:g text:anchor-type="paragraph" draw:z-index="3" draw:style-name="gr6"><draw:g draw:style-name="gr7"><draw:custom-shape draw:style-name="gr3" draw:text-style-name="P147" svg:width="1.384cm" svg:height="1.142cm" svg:x="14.703cm" svg:y="5.608cm"><text:p text:style-name="P143"><text:span text:style-name="T14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43" svg:x1="9.795cm" svg:y1="0.649cm" svg:x2="11.896cm" svg:y2="1.866cm"><text:p/></draw:line><draw:custom-shape draw:style-name="gr3" draw:text-style-name="P144" svg:width="1.384cm" svg:height="1.142cm" svg:x="8.412cm" svg:y="-0.206cm"><text:p text:style-name="P143"><text:span text:style-name="T2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3" svg:x1="8.296cm" svg:y1="0.598cm" svg:x2="6.186cm" svg:y2="1.746cm"><text:p/></draw:line><draw:custom-shape draw:style-name="gr3" draw:text-style-name="P143" svg:width="1.384cm" svg:height="1.142cm" svg:x="4.681cm" svg:y="1.747cm"><text:p text:style-name="P143"><text:span text:style-name="T14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6" svg:width="1.384cm" svg:height="1.142cm" svg:x="11.691cm" svg:y="1.867cm"><text:p text:style-name="P143"><text:span text:style-name="T141">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43" svg:x1="5.877cm" svg:y1="2.89cm" svg:x2="6.394cm" svg:y2="3.754cm"><text:p/></draw:line><draw:line draw:style-name="gr4" draw:text-style-name="P143" svg:x1="4.852cm" svg:y1="2.89cm" svg:x2="4.131cm" svg:y2="3.754cm"><text:p/></draw:line><draw:custom-shape draw:style-name="gr3" draw:text-style-name="P143" svg:width="1.384cm" svg:height="1.142cm" svg:x="2.914cm" svg:y="3.752cm"><text:p text:style-name="P143"><text:span text:style-name="T141">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46" svg:width="1.384cm" svg:height="1.142cm" svg:x="6.292cm" svg:y="3.752cm"><text:p text:style-name="P143"><text:span text:style-name="T141">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43" svg:width="1.384cm" svg:height="1.142cm" svg:x="10.045cm" svg:y="3.752cm"><text:p text:style-name="P143"><text:span text:style-name="T141">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6" svg:width="1.384cm" svg:height="1.142cm" svg:x="13.698cm" svg:y="3.752cm"><text:p text:style-name="P143"><text:span text:style-name="T141">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47" svg:width="1.384cm" svg:height="1.142cm" svg:x="1.783cm" svg:y="5.608cm"><text:p text:style-name="P143"><text:span text:style-name="T14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7" svg:width="1.384cm" svg:height="1.142cm" svg:x="5.468cm" svg:y="5.608cm"><text:p text:style-name="P143"><text:span text:style-name="T14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7" svg:width="1.384cm" svg:height="1.142cm" svg:x="9.084cm" svg:y="5.608cm"><text:p text:style-name="P143"><text:span text:style-name="T14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7" svg:width="1.384cm" svg:height="1.142cm" svg:x="12.7cm" svg:y="5.608cm"><text:p text:style-name="P143"><text:span text:style-name="T14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7" svg:width="1.384cm" svg:height="1.142cm" svg:x="3.736cm" svg:y="5.608cm"><text:p text:style-name="P143"><text:span text:style-name="T14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7" svg:width="1.384cm" svg:height="1.142cm" svg:x="7.42cm" svg:y="5.608cm"><text:p text:style-name="P143"><text:span text:style-name="T14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7" svg:width="1.384cm" svg:height="1.142cm" svg:x="11.036cm" svg:y="5.608cm"><text:p text:style-name="P143"><text:span text:style-name="T14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43" svg:x1="12.989cm" svg:y1="2.842cm" svg:x2="13.952cm" svg:y2="3.752cm"><text:p/></draw:line><draw:line draw:style-name="gr4" draw:text-style-name="P143" svg:x1="11.826cm" svg:y1="2.89cm" svg:x2="11.105cm" svg:y2="3.754cm"><text:p/></draw:line><draw:line draw:style-name="gr2" draw:text-style-name="P143" svg:x1="7.419cm" svg:y1="4.807cm" svg:x2="7.851cm" svg:y2="5.539cm"><text:p/></draw:line><draw:line draw:style-name="gr4" draw:text-style-name="P143" svg:x1="3.067cm" svg:y1="4.788cm" svg:x2="2.443cm" svg:y2="5.541cm"><text:p/></draw:line><draw:line draw:style-name="gr4" draw:text-style-name="P143" svg:x1="6.512cm" svg:y1="4.893cm" svg:x2="6.03cm" svg:y2="5.539cm"><text:p/></draw:line><draw:line draw:style-name="gr2" draw:text-style-name="P143" svg:x1="4.027cm" svg:y1="4.807cm" svg:x2="4.459cm" svg:y2="5.539cm"><text:p/></draw:line><draw:line draw:style-name="gr2" draw:text-style-name="P143" svg:x1="11.172cm" svg:y1="4.807cm" svg:x2="11.604cm" svg:y2="5.539cm"><text:p/></draw:line><draw:line draw:style-name="gr2" draw:text-style-name="P143" svg:x1="14.825cm" svg:y1="4.807cm" svg:x2="15.257cm" svg:y2="5.539cm"><text:p/></draw:line><draw:line draw:style-name="gr4" draw:text-style-name="P143" svg:x1="10.388cm" svg:y1="4.893cm" svg:x2="9.906cm" svg:y2="5.539cm"><text:p/></draw:line><draw:line draw:style-name="gr4" draw:text-style-name="P143" svg:x1="14.083cm" svg:y1="4.893cm" svg:x2="13.601cm" svg:y2="5.539cm"><text:p/></draw:line></draw:g><draw:frame draw:style-name="gr5" draw:text-style-name="P145" svg:width="5.386cm" svg:height="0.743cm" svg:x="6.503cm" svg:y="7.047cm"><draw:text-box><text:p text:style-name="P143"><text:span text:style-name="T46">Fig. 4</text:span></text:p></draw:text-box></draw:frame></draw:g></text:p>
      <text:p text:style-name="P109">Como se <text:s/>puede ver en este ejemplo, hay ramas completas repetidas. En la siguiente sección vamos a mostrar cómo se pueden reducir los BDD haciendo que pasen de ser árboles binarios a dígrafos acíclicos.</text:p>
      <text:h text:style-name="Heading_20_2" text:outline-level="2"><text:bookmark-start text:name="__RefHeading__4306_1570387257"/>Á<text:span text:style-name="T63">rboles reducidos</text:span><text:bookmark-end text:name="__RefHeading__4306_1570387257"/></text:h>
      <text:p text:style-name="Text_20_body"><text:span text:style-name="T73">Dado el árbol de la </text:span><text:span text:style-name="T47">Fig. 3</text:span><text:span text:style-name="T73"> (función </text:span><text:span text:style-name="T38">F = xy</text:span><text:span text:style-name="T73">), u</text:span>n detalle importante que podemos apreciar en este diagrama es la repetición de nodos. Es decir, podemos ver cómo se repiten los nodos hoja y tenemos tres nodos con el valor <text:span text:style-name="T46">0</text:span> y sólo uno con el valor <text:span text:style-name="T46">1</text:span>. <text:span text:style-name="T63">Si eliminamos los nodos con el mismo valor, obtenemos el siguiente árbol binario reducido:</text:span></text:p>
      <text:p text:style-name="Text_20_body"/>
      <text:p text:style-name="Text_20_body"><draw:g text:anchor-type="paragraph" draw:z-index="4" draw:style-name="gr6"><draw:g draw:style-name="gr7"><draw:line draw:style-name="gr2" draw:text-style-name="P143" svg:x1="5.727cm" svg:y1="4.284cm" svg:x2="7.115cm" svg:y2="6.145cm"><text:p/></draw:line><draw:line draw:style-name="gr4" draw:text-style-name="P143" svg:x1="4.544cm" svg:y1="4.284cm" svg:x2="6.583cm" svg:y2="6.397cm"><text:p/></draw:line><draw:line draw:style-name="gr2" draw:text-style-name="P143" svg:x1="8.692cm" svg:y1="1.245cm" svg:x2="10.967cm" svg:y2="3.388cm"><text:p/></draw:line><draw:custom-shape draw:style-name="gr3" draw:text-style-name="P144" svg:width="1.384cm" svg:height="1.142cm" svg:x="7.456cm" svg:y="0.291cm"><text:p text:style-name="P143"><text:span text:style-name="T2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3" svg:x1="7.578cm" svg:y1="1.261cm" svg:x2="5.223cm" svg:y2="3.388cm"><text:p/></draw:line><draw:custom-shape draw:style-name="gr3" draw:text-style-name="P143" svg:width="1.384cm" svg:height="1.142cm" svg:x="4.422cm" svg:y="3.388cm"><text:p text:style-name="P143"><text:span text:style-name="T14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6" svg:width="1.384cm" svg:height="1.142cm" svg:x="10.283cm" svg:y="3.388cm"><text:p text:style-name="P143"><text:span text:style-name="T141">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43" svg:x1="11.538cm" svg:y1="4.334cm" svg:x2="12.942cm" svg:y2="6.186cm"><text:p/></draw:line><draw:line draw:style-name="gr4" draw:text-style-name="P143" svg:x1="10.458cm" svg:y1="4.385cm" svg:x2="8.128cm" svg:y2="6.145cm"><text:p/></draw:line><draw:custom-shape draw:style-name="gr3" draw:text-style-name="P143" svg:width="1.287cm" svg:height="1.168cm" svg:x="12.326cm" svg:y="6.241cm"><text:p text:style-name="P143"><text:span text:style-name="T14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3" svg:width="1.287cm" svg:height="1.168cm" svg:x="6.996cm" svg:y="6.145cm"><text:p text:style-name="P143"><text:span text:style-name="T14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145" svg:width="5.386cm" svg:height="0.743cm" svg:x="5.112cm" svg:y="7.564cm"><draw:text-box><text:p text:style-name="P143"><text:span text:style-name="T46">Fig. 5</text:span></text:p></draw:text-box></draw:frame></draw:g></text:p>
      <text:p text:style-name="P110"><text:soft-page-break/>Como podemos ver, hemos reducido el árbol en 2 nodos sobre un total de 7 nodos. Esto no puede parecer mucho, pero pensemos a gran escala, en fórmulas de miles de variables, conseguir una reducción de un tercio de su tamaño es muy deseable.</text:p>
      <text:p text:style-name="P9">También vemos como, en <text:span text:style-name="T74">el nodo y de la izquierda</text:span>, independientemente del valor que tome y, se obtiene el valor <text:span text:style-name="T46">0.</text:span> ¿No se podría tener una normas para reducir aún más el árbol evitando repeticiones innecesarias?</text:p>
      <text:p text:style-name="P47">Randal Bryant en la Universidad Carnegie Mellon inventó el concepto de Diagrama de Decisión Binario Ordenado Reducido Compartido en [BRYANT1986], indicando las restricciones que debía tener un BDD para que fuera mínimo y único dado el mismo orden de variables. Para ello, el diagrama ha de cumplir dos propiedades.</text:p>
      <text:h text:style-name="P97" text:outline-level="3"><text:bookmark-start text:name="__RefHeading__4472_1570387257"/>No-redundancia<text:bookmark-end text:name="__RefHeading__4472_1570387257"/></text:h>
      <text:p text:style-name="P15"><text:span text:style-name="T64">E</text:span>n primer lugar, no debe haber vértices redundantes, esto es, no puede haber un vértice cuyos descendientes sean otro. <text:span text:style-name="T75">En el caso de que en el proceso de construcción esta casuística se dé, se tomará el nodo descendiente y se eliminará el nodo y se le pasará el <text:s/></text:span></text:p>
      <text:p text:style-name="P15"><draw:g text:anchor-type="paragraph" draw:z-index="25" draw:style-name="gr80"><draw:g draw:style-name="gr7"><draw:path draw:style-name="gr2" draw:text-style-name="P143" svg:width="0.201cm" svg:height="1.412cm" svg:x="5.983cm" svg:y="3.45cm" svg:viewBox="0 0 202 1413" svg:d="m0 4c-17-79 463 1048 0 1409"><text:p/></draw:path><draw:path draw:style-name="gr4" draw:text-style-name="P143" svg:width="0.243cm" svg:height="1.408cm" svg:x="5.035cm" svg:y="3.453cm" svg:viewBox="0 0 244 1409" svg:d="m228 0c16 0-531 949 16 1409"><text:p/></draw:path><draw:custom-shape draw:style-name="gr3" draw:text-style-name="P146" svg:width="1.384cm" svg:height="1.142cm" svg:x="5.033cm" svg:y="2.312cm"><text:p text:style-name="P143"><text:span text:style-name="T141">x</text:span><text:span text:style-name="T162">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43" svg:width="1.287cm" svg:height="1.168cm" svg:x="4.953cm" svg:y="4.863cm"><text:p text:style-name="P143"><text:span text:style-name="T163">x</text:span><text:span text:style-name="T164">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1" draw:text-style-name="P143" svg:x1="6.201cm" svg:y1="2.218cm" svg:x2="7.669cm" svg:y2="0.955cm"><text:p/></draw:line><draw:line draw:style-name="gr82" draw:text-style-name="P143" svg:x1="5.032cm" svg:y1="2.403cm" svg:x2="3.379cm" svg:y2="1.234cm"><text:p/></draw:line><draw:line draw:style-name="gr82" draw:text-style-name="P143" svg:x1="5.59cm" svg:y1="2.139cm" svg:x2="5.497cm" svg:y2="1.047cm"><text:p/></draw:line><draw:line draw:style-name="gr81" draw:text-style-name="P143" svg:x1="6.554cm" svg:y1="2.703cm" svg:x2="8.337cm" svg:y2="1.975cm"><text:p/></draw:line><draw:custom-shape draw:style-name="gr3" draw:text-style-name="P143" svg:width="1.287cm" svg:height="1.168cm" svg:x="11.607cm" svg:y="3.621cm"><text:p text:style-name="P143"><text:span text:style-name="T163">x</text:span><text:span text:style-name="T164">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1" draw:text-style-name="P143" svg:x1="12.775cm" svg:y1="3.622cm" svg:x2="14.243cm" svg:y2="2.359cm"><text:p/></draw:line><draw:line draw:style-name="gr82" draw:text-style-name="P143" svg:x1="11.606cm" svg:y1="3.808cm" svg:x2="9.953cm" svg:y2="2.639cm"><text:p/></draw:line><draw:line draw:style-name="gr82" draw:text-style-name="P143" svg:x1="12.164cm" svg:y1="3.545cm" svg:x2="12.071cm" svg:y2="2.453cm"><text:p/></draw:line><draw:line draw:style-name="gr81" draw:text-style-name="P143" svg:x1="13.128cm" svg:y1="4.022cm" svg:x2="14.911cm" svg:y2="3.294cm"><text:p/></draw:line><draw:frame draw:style-name="gr83" svg:width="1.227cm" svg:height="0.706cm" svg:x="4.271cm" svg:y="1.122cm"><draw:text-box><text:p text:style-name="P143">...</text:p></draw:text-box></draw:frame><draw:frame draw:style-name="gr83" svg:width="1.227cm" svg:height="0.706cm" svg:x="6.758cm" svg:y="1.511cm"><draw:text-box><text:p text:style-name="P143">...</text:p></draw:text-box></draw:frame><draw:frame draw:style-name="gr83" svg:width="1.227cm" svg:height="0.706cm" svg:x="13.369cm" svg:y="2.84cm"><draw:text-box><text:p text:style-name="P143">...</text:p></draw:text-box></draw:frame><draw:frame draw:style-name="gr83" svg:width="1.227cm" svg:height="0.706cm" svg:x="10.845cm" svg:y="2.637cm"><draw:text-box><text:p text:style-name="P143">...</text:p></draw:text-box></draw:frame><draw:custom-shape draw:style-name="gr14"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84" draw:text-style-name="P148" svg:width="4.141cm" svg:height="0.715cm" svg:x="7.206cm" svg:y="5.743cm"><draw:text-box><text:p text:style-name="P143"><text:span text:style-name="T46">Fig. 6</text:span></text:p></draw:text-box></draw:frame></draw:g><text:span text:style-name="T75">Es decir, dado un vértice </text:span><text:span text:style-name="T32">v</text:span><text:span text:style-name="T75">, si </text:span><text:span text:style-name="T32">low(</text:span><text:span text:style-name="T33">v</text:span><text:span text:style-name="T32">) = high(</text:span><text:span text:style-name="T33">v</text:span><text:span text:style-name="T32">)</text:span><text:span text:style-name="T75">, entonces se produce la siguiente sustitución:</text:span></text:p>
      <text:p text:style-name="P15"/>
      <text:p text:style-name="P18"/>
      <text:p text:style-name="P16"/>
      <text:p text:style-name="P16"/>
      <text:p text:style-name="P16"/>
      <text:p text:style-name="P16"/>
      <text:p text:style-name="P16"/>
      <text:p text:style-name="P16"/>
      <text:h text:style-name="P98" text:outline-level="3"><text:bookmark-start text:name="__RefHeading__4474_1570387257"/>Unicidad de cada vértice<text:bookmark-end text:name="__RefHeading__4474_1570387257"/></text:h>
      <text:p text:style-name="P18">Si un vértice tiene los mismos descendientes que otro <text:span text:style-name="T78">y la misma variable</text:span>, entonces ha de ser sustituido por éste. <text:span text:style-name="T79">Es decir, supongamos que tenemos un árbol que tiene dos vértices distintos </text:span><text:span text:style-name="T31">u</text:span><text:span text:style-name="T79"> y </text:span><text:span text:style-name="T31">v</text:span><text:span text:style-name="T79"> que cumplen que ambos tienen la misma variable y que tienen los mismos descendientes </text:span><text:span text:style-name="T31">low</text:span><text:span text:style-name="T79"> y </text:span><text:span text:style-name="T31">high</text:span><text:span text:style-name="T79">. Entonces, ambos son el mismo vértice.</text:span></text:p>
      <text:p text:style-name="P18"><draw:g text:anchor-type="paragraph" draw:z-index="5" draw:style-name="gr6"><draw:frame draw:style-name="gr9" draw:text-style-name="P148" svg:width="4.141cm" svg:height="1.486cm" svg:x="6.82cm" svg:y="5.034cm"><draw:text-box><text:p text:style-name="P143"><text:span text:style-name="T46">Fig. 7</text:span></text:p></draw:text-box></draw:frame><draw:g draw:style-name="gr7"><draw:frame draw:style-name="gr10" draw:text-style-name="P149" svg:width="2.749cm" svg:height="1.412cm" svg:x="5.276cm" svg:y="1.391cm"><draw:text-box><text:p><text:span text:style-name="T146">...</text:span></text:p></draw:text-box></draw:frame><draw:g draw:style-name="gr7"><draw:custom-shape draw:style-name="gr3" draw:text-style-name="P144" svg:width="1.384cm" svg:height="1.142cm" svg:x="2.098cm" svg:y="1.375cm"><text:p text:style-name="P143"><text:span text:style-name="T26">x</text:span><text:span text:style-name="T147">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3" svg:x1="2.098cm" svg:y1="2.346cm" svg:x2="1.265cm" svg:y2="3.625cm"><text:p/></draw:line><draw:line draw:style-name="gr2" draw:text-style-name="P143" svg:x1="3.37cm" svg:y1="2.39cm" svg:x2="4.146cm" svg:y2="3.607cm"><text:p/></draw:line><draw:custom-shape draw:style-name="gr3" draw:text-style-name="P144" svg:width="1.384cm" svg:height="1.142cm" svg:x="0.445cm" svg:y="3.624cm"><text:p text:style-name="P143"><text:span text:style-name="T26">x</text:span><text:span text:style-name="T147">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1.384cm" svg:height="1.142cm" svg:x="3.452cm" svg:y="3.609cm"><text:p text:style-name="P143"><text:span text:style-name="T26">x</text:span><text:span text:style-name="T147">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3" svg:x1="1.191cm" svg:y1="0.254cm" svg:x2="2.304cm" svg:y2="1.487cm"><text:p/></draw:line><draw:line draw:style-name="gr2" draw:text-style-name="P143" svg:x1="4.479cm" svg:y1="0.254cm" svg:x2="3.161cm" svg:y2="1.256cm"><text:p/></draw:line><draw:frame draw:style-name="gr11" draw:text-style-name="P150" svg:width="1.041cm" svg:height="0.68cm" svg:x="2.528cm" svg:y="0.109cm"><draw:text-box><text:p><text:span text:style-name="T148">...</text:span></text:p></draw:text-box></draw:frame></draw:g><draw:custom-shape draw:style-name="gr3" draw:text-style-name="P144" svg:width="1.384cm" svg:height="1.142cm" svg:x="6.015cm" svg:y="1.476cm"><text:p text:style-name="P143"><text:span text:style-name="T26">x</text:span><text:span text:style-name="T147">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3" svg:x1="6.013cm" svg:y1="2.284cm" svg:x2="1.637cm" svg:y2="3.625cm"><text:p/></draw:line><draw:line draw:style-name="gr2" draw:text-style-name="P143" svg:x1="6.189cm" svg:y1="2.526cm" svg:x2="4.758cm" svg:y2="3.77cm"><text:p/></draw:line><draw:line draw:style-name="gr12" draw:text-style-name="P143" svg:x1="5.366cm" svg:y1="0.243cm" svg:x2="6.479cm" svg:y2="1.476cm"><text:p/></draw:line><draw:line draw:style-name="gr13" draw:text-style-name="P143" svg:x1="8.469cm" svg:y1="0.474cm" svg:x2="7.151cm" svg:y2="1.476cm"><text:p/></draw:line><draw:frame draw:style-name="gr11" draw:text-style-name="P151" svg:width="1.041cm" svg:height="0.68cm" svg:x="6.278cm" svg:y="0.243cm"><draw:text-box><text:p><text:span text:style-name="T149">...</text:span></text:p></draw:text-box></draw:frame><draw:custom-shape draw:style-name="gr14"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144" svg:width="1.384cm" svg:height="1.142cm" svg:x="12.254cm" svg:y="2.063cm"><text:p text:style-name="P143"><text:span text:style-name="T26">x</text:span><text:span text:style-name="T147">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3" svg:x1="12.256cm" svg:y1="3.034cm" svg:x2="11.423cm" svg:y2="4.313cm"><text:p/></draw:line><draw:line draw:style-name="gr2" draw:text-style-name="P143" svg:x1="13.524cm" svg:y1="3.078cm" svg:x2="14.3cm" svg:y2="4.295cm"><text:p/></draw:line><draw:custom-shape draw:style-name="gr3" draw:text-style-name="P144" svg:width="1.384cm" svg:height="1.142cm" svg:x="10.601cm" svg:y="4.312cm"><text:p text:style-name="P143"><text:span text:style-name="T26">x</text:span><text:span text:style-name="T147">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1.384cm" svg:height="1.142cm" svg:x="13.609cm" svg:y="4.296cm"><text:p text:style-name="P143"><text:span text:style-name="T26">x</text:span><text:span text:style-name="T147">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3" svg:x1="11.348cm" svg:y1="0.942cm" svg:x2="12.461cm" svg:y2="2.175cm"><text:p/></draw:line><draw:line draw:style-name="gr2" draw:text-style-name="P143" svg:x1="12.425cm" svg:y1="0.591cm" svg:x2="12.852cm" svg:y2="1.944cm"><text:p/></draw:line><draw:frame draw:style-name="gr11" draw:text-style-name="P150" svg:width="1.041cm" svg:height="0.68cm" svg:x="11.905cm" svg:y="0.797cm"><draw:text-box><text:p><text:span text:style-name="T148">...</text:span></text:p></draw:text-box></draw:frame><draw:line draw:style-name="gr13" draw:text-style-name="P143" svg:x1="15.043cm" svg:y1="1.226cm" svg:x2="13.725cm" svg:y2="2.228cm"><text:p/></draw:line><draw:line draw:style-name="gr12" draw:text-style-name="P143" svg:x1="13.133cm" svg:y1="0.573cm" svg:x2="13.17cm" svg:y2="1.972cm"><text:p/></draw:line><draw:frame draw:style-name="gr11" draw:text-style-name="P151" svg:width="1.041cm" svg:height="0.68cm" svg:x="13.464cm" svg:y="1.227cm"><draw:text-box><text:p><text:span text:style-name="T149">...</text:span></text:p></draw:text-box></draw:frame></draw:g></draw:g><text:span text:style-name="T78">Por ejemplo, si tenemos el árbol de la figura 4 (</text:span><text:span text:style-name="T39">F = xz + y</text:span><text:span text:style-name="T78">), tendremos varios vértices repetidos y redundantes. Si los eliminamos, obtendremos el siguiente árbol reducido:</text:span></text:p>
      <text:p text:style-name="P18"/>
      <text:h text:style-name="P102" text:outline-level="2"><draw:g text:anchor-type="paragraph" draw:z-index="23" draw:style-name="gr6"><draw:g draw:style-name="gr7"><draw:line draw:style-name="gr2" draw:text-style-name="P143" svg:x1="9.107cm" svg:y1="0.106cm" svg:x2="11.208cm" svg:y2="1.323cm"><text:p/></draw:line><draw:custom-shape draw:style-name="gr3" draw:text-style-name="P144" svg:width="1.384cm" svg:height="1.142cm" svg:x="7.724cm" svg:y="-0.748cm"><text:p text:style-name="P143"><text:span text:style-name="T2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3" svg:x1="7.61cm" svg:y1="0.055cm" svg:x2="5.5cm" svg:y2="1.203cm"><text:p/></draw:line><draw:custom-shape draw:style-name="gr57" draw:text-style-name="P146" svg:width="1.384cm" svg:height="1.142cm" svg:x="3.993cm" svg:y="1.205cm"><text:p text:style-name="P143"><text:span text:style-name="T14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7" draw:text-style-name="P146" svg:width="1.384cm" svg:height="1.142cm" svg:x="11.003cm" svg:y="1.325cm"><text:p text:style-name="P143"><text:span text:style-name="T141">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43" svg:x1="5.189cm" svg:y1="2.237cm" svg:x2="6.732cm" svg:y2="3.221cm"><text:p/></draw:line><draw:line draw:style-name="gr4" draw:text-style-name="P143" svg:x1="4.388cm" svg:y1="2.346cm" svg:x2="3.57cm" svg:y2="3.096cm"><text:p/></draw:line><draw:custom-shape draw:style-name="gr3" draw:text-style-name="P143" svg:width="1.384cm" svg:height="1.142cm" svg:x="12.384cm" svg:y="3.096cm"><text:p text:style-name="P143"><text:span text:style-name="T141">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7" svg:width="1.384cm" svg:height="1.142cm" svg:x="2.478cm" svg:y="3.096cm"><text:p text:style-name="P143"><text:span text:style-name="T14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7" svg:width="1.384cm" svg:height="1.142cm" svg:x="6.733cm" svg:y="3.096cm"><text:p text:style-name="P143"><text:span text:style-name="T14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43" svg:x1="11.001cm" svg:y1="1.718cm" svg:x2="8.114cm" svg:y2="3.425cm"><text:p/></draw:line><draw:line draw:style-name="gr4" draw:text-style-name="P143" svg:x1="12.386cm" svg:y1="2.235cm" svg:x2="12.908cm" svg:y2="3.186cm"><text:p/></draw:line><draw:line draw:style-name="gr2" draw:text-style-name="P143" svg:x1="12.296cm" svg:y1="3.574cm" svg:x2="8.193cm" svg:y2="3.835cm"><text:p/></draw:line><draw:path draw:style-name="gr4" draw:text-style-name="P143" svg:width="9.903cm" svg:height="2.108cm" svg:x="3.328cm" svg:y="4.373cm" svg:viewBox="0 0 9904 2109" svg:d="m9876 9c554 2348-7197 3221-9876-9"><text:p/></draw:path></draw:g><draw:frame draw:style-name="gr9" draw:text-style-name="P148" svg:width="4.141cm" svg:height="1.486cm" svg:x="6.912cm" svg:y="5.683cm"><draw:text-box><text:p text:style-name="P143"><text:span text:style-name="T46">Fig. 8</text:span></text:p></draw:text-box></draw:frame></draw:g><text:bookmark-start text:name="__RefHeading__3525_1497418583"/><text:span text:style-name="T72">O</text:span>rden de las variables<text:bookmark-end text:name="__RefHeading__3525_1497418583"/></text:h>
      <text:p text:style-name="P122">Como podemos ver, hablamos de que las variables tienen un orden entre ellas. <text:span text:style-name="T85">Esto nos sirve para evitar tener niveles repetidos, tengamos en cuenta que cada camino que va desde la rama raíz representa una asignación de valores de verdad a variables, lo que sería equivalente a una fila de una tabla de verdad, y por tanto, no se puede repetir asignaciones.</text:span></text:p>
      <text:p text:style-name="P119"><text:soft-page-break/>De igual forma, hemos de respetar este orden en todas las ramas del árbol, o si no, podríamos encontrarnos con problemas a la hora de evaluar funciones o de reducir el árbol.</text:p>
      <text:p text:style-name="P120">Por ejemplo, supongamos la función <text:span text:style-name="T26">F=xz+y</text:span><text:span text:style-name="T50">, mostramos a continuación dos órdenes de los posibles,</text:span><text:span text:style-name="T26"> (x, y, z) </text:span><text:span text:style-name="T50">y en la imagen de la derecha</text:span><text:span text:style-name="T26"> (x, z, y)</text:span><text:span text:style-name="T50">:</text:span></text:p>
      <text:p text:style-name="P120"><draw:g text:anchor-type="paragraph" draw:z-index="21" draw:style-name="gr29"><draw:frame draw:style-name="gr30" draw:text-style-name="P158" svg:width="4.141cm" svg:height="0.676cm" svg:x="1.761cm" svg:y="10.322cm"><draw:text-box><text:p text:style-name="P153"><text:span text:style-name="T156">Fig. 9</text:span></text:p></draw:text-box></draw:frame><draw:line draw:style-name="gr31" draw:text-style-name="P159" svg:x1="4.101cm" svg:y1="1.322cm" svg:x2="4.901cm" svg:y2="3.022cm"><text:p/></draw:line><draw:custom-shape draw:style-name="gr32" draw:text-style-name="P160" svg:width="1.384cm" svg:height="1.142cm" svg:x="2.881cm" svg:y="0.213cm"><text:p text:style-name="P153"><text:span text:style-name="T157">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3" draw:text-style-name="P159" svg:x1="3.201cm" svg:y1="1.423cm" svg:x2="2.901cm" svg:y2="3.013cm"><text:p/></draw:line><draw:custom-shape draw:style-name="gr34" draw:text-style-name="P161" svg:width="1.384cm" svg:height="1.142cm" svg:x="0.002cm" svg:y="8.78cm"><text:p text:style-name="P153"><text:span text:style-name="T15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161" svg:width="1.385cm" svg:height="1.142cm" svg:x="6.401cm" svg:y="8.823cm"><text:p text:style-name="P153"><text:span text:style-name="T158">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162" svg:width="1.385cm" svg:height="1.142cm" svg:x="2.016cm" svg:y="2.981cm"><text:p text:style-name="P153"><text:span text:style-name="T159">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159" svg:x1="3.202cm" svg:y1="4.012cm" svg:x2="6.402cm" svg:y2="9.022cm"><text:p/></draw:line><draw:line draw:style-name="gr38" draw:text-style-name="P159" svg:x1="4.618cm" svg:y1="3.954cm" svg:x2="3.002cm" svg:y2="6.512cm"><text:p/></draw:line><draw:custom-shape draw:style-name="gr39" draw:text-style-name="P160" svg:width="1.385cm" svg:height="1.142cm" svg:x="4.401cm" svg:y="2.981cm"><text:p text:style-name="P153"><text:span text:style-name="T157">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 draw:text-style-name="P159" svg:x1="5.302cm" svg:y1="4.123cm" svg:x2="7.002cm" svg:y2="8.723cm"><text:p/></draw:line><draw:line draw:style-name="gr41" draw:text-style-name="P159" svg:x1="2.502cm" svg:y1="4.113cm" svg:x2="0.902cm" svg:y2="8.713cm"><text:p/></draw:line><draw:custom-shape draw:style-name="gr42" draw:text-style-name="P162" svg:width="1.385cm" svg:height="1.144cm" svg:x="2.101cm" svg:y="6.512cm"><text:p text:style-name="P153"><text:span text:style-name="T159">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3" draw:text-style-name="P159" svg:x1="3.301cm" svg:y1="7.513cm" svg:x2="6.301cm" svg:y2="9.313cm"><text:p/></draw:line><draw:line draw:style-name="gr44" draw:text-style-name="P159" svg:x1="2.301cm" svg:y1="7.613cm" svg:x2="1.201cm" svg:y2="8.913cm"><text:p/></draw:line></draw:g><draw:g text:anchor-type="paragraph" draw:z-index="22" draw:style-name="gr29"><draw:frame draw:style-name="gr45" draw:text-style-name="P158" svg:width="4.141cm" svg:height="0.676cm" svg:x="9.883cm" svg:y="10.312cm"><draw:text-box><text:p text:style-name="P153"><text:span text:style-name="T156">Fig. 10</text:span></text:p></draw:text-box></draw:frame><draw:line draw:style-name="gr46" draw:text-style-name="P159" svg:x1="12.223cm" svg:y1="1.312cm" svg:x2="13.023cm" svg:y2="3.012cm"><text:p/></draw:line><draw:custom-shape draw:style-name="gr47" draw:text-style-name="P160" svg:width="1.384cm" svg:height="1.142cm" svg:x="11.003cm" svg:y="0.203cm"><text:p text:style-name="P153"><text:span text:style-name="T157">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8" draw:text-style-name="P159" svg:x1="11.324cm" svg:y1="1.412cm" svg:x2="10.524cm" svg:y2="5.112cm"><text:p/></draw:line><draw:custom-shape draw:style-name="gr49" draw:text-style-name="P161" svg:width="1.384cm" svg:height="1.142cm" svg:x="8.124cm" svg:y="8.77cm"><text:p text:style-name="P153"><text:span text:style-name="T15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0" draw:text-style-name="P161" svg:width="1.385cm" svg:height="1.142cm" svg:x="14.523cm" svg:y="8.813cm"><text:p text:style-name="P153"><text:span text:style-name="T158">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1" draw:text-style-name="P162" svg:width="1.385cm" svg:height="1.144cm" svg:x="9.839cm" svg:y="5.112cm"><text:p text:style-name="P153"><text:span text:style-name="T159">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2" draw:text-style-name="P159" svg:x1="11.124cm" svg:y1="6.112cm" svg:x2="14.524cm" svg:y2="9.012cm"><text:p/></draw:line><draw:line draw:style-name="gr53" draw:text-style-name="P159" svg:x1="10.04cm" svg:y1="6.154cm" svg:x2="9.024cm" svg:y2="8.812cm"><text:p/></draw:line><draw:custom-shape draw:style-name="gr54" draw:text-style-name="P160" svg:width="1.385cm" svg:height="1.142cm" svg:x="12.523cm" svg:y="2.971cm"><text:p text:style-name="P153"><text:span text:style-name="T157">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5" draw:text-style-name="P159" svg:x1="13.424cm" svg:y1="4.112cm" svg:x2="15.124cm" svg:y2="8.712cm"><text:p/></draw:line><draw:line draw:style-name="gr56" draw:text-style-name="P159" svg:x1="12.524cm" svg:y1="3.712cm" svg:x2="11.024cm" svg:y2="5.212cm"><text:p/></draw:line></draw:g><text:span text:style-name="T50"/></text:p>
      <text:p text:style-name="P120"><text:span text:style-name="T50">El BDD de la figura 9</text:span><text:span text:style-name="T23">, que es el que tiene el orden (x, y, z) tiene un nodo más que el árbol de la figura 10, que es el que tiene el orden (x, z, y). Como podemos ver, el orden es determinante en cuanto al tamaño del árbol.</text:span></text:p>
      <text:p text:style-name="P121"><text:span text:style-name="T23">Por supuesto, en este </text:span><text:span text:style-name="T25">sencillo </text:span><text:span text:style-name="T23">ejemplo sólo </text:span><text:span text:style-name="T25">se incrementa de tamaño </text:span><text:span text:style-name="T23">el BDD un vértice, lo que no es mucho. Ahora bien, pensemos en el árbol para la </text:span><text:span text:style-name="T24">fórmula lógica </text:span><text:span text:style-name="T21">F=x</text:span><text:span text:style-name="T11">1</text:span><text:span text:style-name="T21">x</text:span><text:span text:style-name="T12">3</text:span><text:span text:style-name="T21">+x</text:span><text:span text:style-name="T11">2</text:span><text:span text:style-name="T21">x</text:span><text:span text:style-name="T11">4</text:span><text:span text:style-name="T24">. </text:span><text:span text:style-name="T25">Si suponemos que </text:span><text:span text:style-name="T24">el subíndice de cada variable indica su orden en el árbol, </text:span><text:span text:style-name="T25">obtendríamos un</text:span><text:span text:style-name="T24"> BDD </text:span><text:span text:style-name="T25">de 8 vértices. En cambio, si le dotamos de un orden algo más inteligente, siendo éste</text:span><text:span text:style-name="T24"> </text:span><text:span text:style-name="T22">(</text:span><text:span text:style-name="T21">x</text:span><text:span text:style-name="T11">1</text:span><text:span text:style-name="T22">, </text:span><text:span text:style-name="T21">x</text:span><text:span text:style-name="T12">3</text:span><text:span text:style-name="T22">, </text:span><text:span text:style-name="T21">x</text:span><text:span text:style-name="T11">2</text:span><text:span text:style-name="T22">, </text:span><text:span text:style-name="T21">x</text:span><text:span text:style-name="T11">4</text:span><text:span text:style-name="T22">)</text:span><text:span text:style-name="T25">, el BDD es de un tamaño de 6 vértices.</text:span></text:p>
      <text:p text:style-name="P125"><text:span text:style-name="T24">A </text:span><text:span text:style-name="T23">continuación se muestran los árboles gráficamente:</text:span></text:p>
      <text:p text:style-name="P120"><text:span text:style-name="T24"/></text:p>
      <text:p text:style-name="P120"><text:span text:style-name="T24"/></text:p>
      <text:p text:style-name="P120"><text:span text:style-name="T50"/></text:p>
      <text:p text:style-name="P120"><text:span text:style-name="T50"/></text:p>
      <text:p text:style-name="P120"><text:span text:style-name="T50"/></text:p>
      <text:p text:style-name="P120"><text:span text:style-name="T50"/></text:p>
      <text:p text:style-name="P120"><text:soft-page-break/><text:span text:style-name="T50"/></text:p>
      <text:p text:style-name="P120"><text:span text:style-name="T50"/></text:p>
      <text:p text:style-name="P120"><text:span text:style-name="T50"/></text:p>
      <text:p text:style-name="P125"><draw:g text:anchor-type="paragraph" draw:z-index="26" draw:style-name="gr58"><draw:custom-shape draw:style-name="gr85" draw:text-style-name="P160" svg:width="1.385cm" svg:height="1.142cm" svg:x="11.17cm" svg:y="0.445cm"><text:p text:style-name="P153"><text:span text:style-name="T157">x</text:span><text:span text:style-name="T16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6" draw:text-style-name="P162" svg:width="1.384cm" svg:height="1.144cm" svg:x="12.887cm" svg:y="2.544cm"><text:p text:style-name="P153"><text:span text:style-name="T159">x</text:span><text:span text:style-name="T16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159" svg:x1="12.271cm" svg:y1="1.487cm" svg:x2="13.371cm" svg:y2="2.587cm"><text:p/></draw:line><draw:custom-shape draw:style-name="gr88" draw:text-style-name="P160" svg:width="1.385cm" svg:height="1.142cm" svg:x="9.87cm" svg:y="4.844cm"><text:p text:style-name="P153"><text:span text:style-name="T157">x</text:span><text:span text:style-name="T16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9" draw:text-style-name="P160" svg:width="1.384cm" svg:height="1.142cm" svg:x="11.871cm" svg:y="6.844cm"><text:p text:style-name="P153"><text:span text:style-name="T157">x</text:span><text:span text:style-name="T160">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0" draw:text-style-name="P159" svg:x1="11.071cm" svg:y1="5.887cm" svg:x2="12.171cm" svg:y2="6.987cm"><text:p/></draw:line><draw:custom-shape draw:style-name="gr91" draw:text-style-name="P161" svg:width="1.384cm" svg:height="1.144cm" svg:x="8.671cm" svg:y="10.002cm"><text:p text:style-name="P153"><text:span text:style-name="T15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2" draw:text-style-name="P161" svg:width="1.385cm" svg:height="1.144cm" svg:x="15.07cm" svg:y="10.044cm"><text:p text:style-name="P153"><text:span text:style-name="T158">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93" draw:text-style-name="P159" svg:x1="13.971cm" svg:y1="3.586cm" svg:x2="15.771cm" svg:y2="9.986cm"><text:p/></draw:line><draw:line draw:style-name="gr94" draw:text-style-name="P159" svg:x1="13.071cm" svg:y1="7.887cm" svg:x2="15.371cm" svg:y2="10.187cm"><text:p/></draw:line><draw:line draw:style-name="gr95" draw:text-style-name="P159" svg:x1="11.571cm" svg:y1="1.586cm" svg:x2="10.571cm" svg:y2="4.786cm"><text:p/></draw:line><draw:line draw:style-name="gr96" draw:text-style-name="P159" svg:x1="12.771cm" svg:y1="3.287cm" svg:x2="10.971cm" svg:y2="4.887cm"><text:p/></draw:line><draw:line draw:style-name="gr97" draw:text-style-name="P159" svg:x1="10.271cm" svg:y1="5.986cm" svg:x2="9.471cm" svg:y2="9.886cm"><text:p/></draw:line><draw:line draw:style-name="gr98" draw:text-style-name="P159" svg:x1="11.971cm" svg:y1="7.887cm" svg:x2="9.771cm" svg:y2="9.987cm"><text:p/></draw:line><draw:frame draw:style-name="gr99" draw:text-style-name="P158" svg:width="4.142cm" svg:height="0.676cm" svg:x="10.528cm" svg:y="10.411cm"><draw:text-box><text:p text:style-name="P153"><text:span text:style-name="T156">Fig. 12</text:span></text:p></draw:text-box></draw:frame></draw:g><draw:g text:anchor-type="paragraph" draw:z-index="24" draw:style-name="gr58"><draw:frame draw:style-name="gr59" draw:text-style-name="P158" svg:width="4.142cm" svg:height="0.676cm" svg:x="1.924cm" svg:y="10.331cm"><draw:text-box><text:p text:style-name="P153"><text:span text:style-name="T156">Fig. 11</text:span></text:p></draw:text-box></draw:frame><draw:line draw:style-name="gr60" draw:text-style-name="P159" svg:x1="3.666cm" svg:y1="1.306cm" svg:x2="4.766cm" svg:y2="2.406cm"><text:p/></draw:line><draw:custom-shape draw:style-name="gr61" draw:text-style-name="P160" svg:width="1.384cm" svg:height="1.142cm" svg:x="2.466cm" svg:y="0.307cm"><text:p text:style-name="P153"><text:span text:style-name="T157">x</text:span><text:span text:style-name="T16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2" draw:text-style-name="P159" svg:x1="2.466cm" svg:y1="1.206cm" svg:x2="1.666cm" svg:y2="2.306cm"><text:p/></draw:line><draw:custom-shape draw:style-name="gr63" draw:text-style-name="P161" svg:width="1.384cm" svg:height="1.142cm" svg:x="0.266cm" svg:y="10.123cm"><text:p text:style-name="P153"><text:span text:style-name="T15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4" draw:text-style-name="P161" svg:width="1.385cm" svg:height="1.144cm" svg:x="6.665cm" svg:y="10.164cm"><text:p text:style-name="P153"><text:span text:style-name="T158">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5" draw:text-style-name="P162" svg:width="1.385cm" svg:height="1.144cm" svg:x="3.28cm" svg:y="4.263cm"><text:p text:style-name="P153"><text:span text:style-name="T159">x</text:span><text:span text:style-name="T16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6" draw:text-style-name="P159" svg:x1="4.465cm" svg:y1="3.506cm" svg:x2="4.065cm" svg:y2="4.306cm"><text:p/></draw:line><draw:custom-shape draw:style-name="gr67" draw:text-style-name="P160" svg:width="1.384cm" svg:height="1.144cm" svg:x="4.182cm" svg:y="2.406cm"><text:p text:style-name="P153"><text:span text:style-name="T157">x</text:span><text:span text:style-name="T16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8" draw:text-style-name="P159" svg:x1="5.966cm" svg:y1="5.406cm" svg:x2="7.266cm" svg:y2="10.006cm"><text:p/></draw:line><draw:custom-shape draw:style-name="gr69" draw:text-style-name="P160" svg:width="1.385cm" svg:height="1.142cm" svg:x="3.081cm" svg:y="7.407cm"><text:p text:style-name="P153"><text:span text:style-name="T157">x</text:span><text:span text:style-name="T160">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0" draw:text-style-name="P159" svg:x1="5.366cm" svg:y1="5.306cm" svg:x2="3.866cm" svg:y2="7.406cm"><text:p/></draw:line><draw:custom-shape draw:style-name="gr71" draw:text-style-name="P162" svg:width="1.384cm" svg:height="1.144cm" svg:x="5.066cm" svg:y="4.263cm"><text:p text:style-name="P153"><text:span text:style-name="T159">x</text:span><text:span text:style-name="T16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2" draw:text-style-name="P159" svg:x1="5.166cm" svg:y1="3.506cm" svg:x2="5.566cm" svg:y2="4.306cm"><text:p/></draw:line><draw:line draw:style-name="gr73" draw:text-style-name="P159" svg:x1="3.165cm" svg:y1="8.406cm" svg:x2="1.265cm" svg:y2="10.106cm"><text:p/></draw:line><draw:line draw:style-name="gr74" draw:text-style-name="P159" svg:x1="4.266cm" svg:y1="8.406cm" svg:x2="6.766cm" svg:y2="10.306cm"><text:p/></draw:line><draw:custom-shape draw:style-name="gr75" draw:text-style-name="P160" svg:width="1.384cm" svg:height="1.144cm" svg:x="0.866cm" svg:y="2.305cm"><text:p text:style-name="P153"><text:span text:style-name="T157">x</text:span><text:span text:style-name="T16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6" draw:text-style-name="P159" svg:x1="4.365cm" svg:y1="5.406cm" svg:x2="7.265cm" svg:y2="10.006cm"><text:p/></draw:line><draw:line draw:style-name="gr77" draw:text-style-name="P159" svg:x1="1.365cm" svg:y1="3.506cm" svg:x2="0.765cm" svg:y2="10.006cm"><text:p/></draw:line><draw:line draw:style-name="gr78" draw:text-style-name="P159" svg:x1="3.666cm" svg:y1="5.406cm" svg:x2="1.066cm" svg:y2="9.906cm"><text:p/></draw:line><draw:line draw:style-name="gr79" draw:text-style-name="P159" svg:x1="1.866cm" svg:y1="3.406cm" svg:x2="3.566cm" svg:y2="7.406cm"><text:p/></draw:line></draw:g><text:span text:style-name="T50"> </text:span></text:p>
      <text:p text:style-name="P126"><text:span text:style-name="T25">N</text:span><text:span text:style-name="T23">otemos cómo se puede pasar de un número de nodos exponencial a uno lineal simplemente cambiando el orden a las variables.</text:span></text:p>
      <text:p text:style-name="P126"><text:span text:style-name="T23">De hecho, la mayoría de las estrategias de optimización tratan de encontrar órdenes que reduzcan el tamaño del árbol.</text:span></text:p>
      <text:h text:style-name="P101" text:outline-level="2"><text:bookmark-start text:name="__RefHeading__4527_1570387257"/>Definición<text:bookmark-end text:name="__RefHeading__4527_1570387257"/></text:h>
      <text:p text:style-name="P23">Ahora que tenemos ciertos conceptos, vamos a dar una definición de lo que es un ROBDD.</text:p>
      <text:p text:style-name="P23">Un árbol binario de decisión es un grafo dirigido acíclico con un <text:span text:style-name="T83">vértice como</text:span> raíz.</text:p>
      <text:p text:style-name="P24">Cada vértice tiene los siguientes atributos <text:span text:style-name="T26">v = {id:</text:span><text:span text:style-name="T34">Int</text:span><text:span text:style-name="T26">, </text:span><text:span text:style-name="T35">var:Variable,</text:span><text:span text:style-name="T26"> low:</text:span><text:span text:style-name="T34">Vertex</text:span><text:span text:style-name="T26">, high:</text:span><text:span text:style-name="T34">Vertex</text:span><text:span text:style-name="T26">}</text:span><text:span text:style-name="T50">.</text:span></text:p>
      <text:list xml:id="list6771340833851853803" text:style-name="L168">
        <text:list-item>
          <text:p text:style-name="P111"><text:span text:style-name="T26">id</text:span><text:span text:style-name="T50">: identificador del vértice. Número entero mayor que cero. </text:span><text:span text:style-name="T54">Nos servirá para identificar cada vértice y distinguirlo del resto.</text:span></text:p>
        </text:list-item>
        <text:list-item>
          <text:p text:style-name="P111"><text:span text:style-name="T26">var</text:span><text:span text:style-name="T50">: variable que está asociada con el vértice. Como hemos visto antes, cada nivel de vértices tiene asociada una variable. Las variables se numeran como enteros mayores que cero </text:span><text:span text:style-name="T53">indicando de esta forma el orden que tienen en el árbol, esto es </text:span><text:span text:style-name="T37">var</text:span><text:span text:style-name="T10">i</text:span><text:span text:style-name="T53"> precede a </text:span><text:span text:style-name="T37">var</text:span><text:span text:style-name="T10">j</text:span><text:span text:style-name="T53"> si y solamente si </text:span><text:span text:style-name="T37">var</text:span><text:span text:style-name="T10">i </text:span><text:span text:style-name="T37">&lt; var</text:span><text:span text:style-name="T10">j</text:span></text:p>
        </text:list-item>
        <text:list-item>
          <text:p text:style-name="P111"><text:soft-page-break/><text:span text:style-name="T26">low</text:span><text:span text:style-name="T50">: referencia al vértice que se toma cuando se la ruta toma el valor 0 para el vértice actual.</text:span></text:p>
        </text:list-item>
        <text:list-item>
          <text:p text:style-name="P111"><text:span text:style-name="T26">high</text:span><text:span text:style-name="T50">: referencia al vértice que se toma cuando se la ruta toma el valor 1 para el vértice actual.</text:span></text:p>
        </text:list-item>
      </text:list>
      <text:p text:style-name="P48">No se permiten ciclos en el árbol, esto es,</text:p>
      <text:p text:style-name="P26"><text:span text:style-name="T84">Para todo vértice v, </text:span>v.low = u ↔ v.var &lt; u.var<text:note text:id="ftn2" text:note-class="footnote"><text:note-citation>2</text:note-citation><text:note-body><text:p text:style-name="P85">En este documento usaremos la notación orientada a objetos para indicar que la propiedad pertenece al objeto, de manera que <text:span text:style-name="T26">v.var</text:span> indica la variable del vértice <text:span text:style-name="T26">v</text:span>.</text:p></text:note-body></text:note></text:p>
      <text:p text:style-name="P25"><text:span text:style-name="T51">A </text:span><text:span text:style-name="T26">low</text:span><text:span text:style-name="T50"> y </text:span><text:span text:style-name="T26">high</text:span><text:span text:style-name="T50"> se le llama los descendientes de cada vértice y cumplen las siguientes propiedades:</text:span></text:p>
      <text:p text:style-name="P27"><text:span text:style-name="T50">Sean </text:span><text:span text:style-name="T26">v</text:span><text:span text:style-name="T50"> y </text:span><text:span text:style-name="T26">u</text:span><text:span text:style-name="T50"> vértices del árbol.</text:span></text:p>
      <text:list xml:id="list3857423205445293065" text:style-name="L169">
        <text:list-item>
          <text:p text:style-name="P113">v.low != v.<text:span text:style-name="T83">high</text:span></text:p>
        </text:list-item>
        <text:list-item>
          <text:p text:style-name="P112"><text:span text:style-name="T26">v.low = u.low </text:span><text:span text:style-name="T50">AND</text:span><text:span text:style-name="T26"> v.high = u.high </text:span><text:span text:style-name="T50">AND</text:span><text:span text:style-name="T26"> v.var = u.var </text:span><text:span text:style-name="T36">↔ v = u</text:span><text:span text:style-name="T52"> </text:span></text:p>
        </text:list-item>
      </text:list>
      <text:p text:style-name="P49">Existen unos vértices especiales constantes:</text:p>
      <text:list xml:id="list7097358130278381632" text:style-name="L170">
        <text:list-item>
          <text:p text:style-name="P114"><text:span text:style-name="T57">1</text:span><text:span text:style-name="T50">: {</text:span><text:span text:style-name="T26">id=1</text:span><text:span text:style-name="T50">, </text:span><text:span text:style-name="T26">low=null</text:span><text:span text:style-name="T50">, </text:span><text:span text:style-name="T26">high=null</text:span><text:span text:style-name="T50">}</text:span></text:p>
        </text:list-item>
        <text:list-item>
          <text:p text:style-name="P114"><text:span text:style-name="T57">0</text:span><text:span text:style-name="T50">: {id=0, </text:span><text:span text:style-name="T26">low=null</text:span><text:span text:style-name="T50">, </text:span><text:span text:style-name="T26">high=null</text:span><text:span text:style-name="T50">}</text:span></text:p>
        </text:list-item>
      </text:list>
      <text:p text:style-name="P81"><text:span text:style-name="T50">Estos vértices constantes no tienen descendientes, de ahí que sus atributos </text:span><text:span text:style-name="T26">low</text:span><text:span text:style-name="T50"> y </text:span><text:span text:style-name="T26">high </text:span><text:span text:style-name="T50">tomen el valor </text:span><text:span text:style-name="T26">null</text:span><text:span text:style-name="T50">.</text:span><text:span text:style-name="T56"> </text:span></text:p>
      <text:h text:style-name="Heading_20_2" text:outline-level="2"><text:bookmark-start text:name="__RefHeading__4478_1570387257"/>Operaciones <text:bookmark-end text:name="__RefHeading__4478_1570387257"/></text:h>
      <text:p text:style-name="P55"><text:span text:style-name="T111">Los</text:span> árboles de decisión tienen una serie de operaciones <text:span text:style-name="T109">propias [Bryant1992], [Somenzi].</text:span></text:p>
      <text:h text:style-name="Heading_20_3" text:outline-level="3"><text:bookmark-start text:name="__RefHeading__2927_162003428"/><text:span text:style-name="T109">C</text:span>reación<text:bookmark-end text:name="__RefHeading__2927_162003428"/></text:h>
      <text:p text:style-name="P79">Normalmente los autores tal y como ocurre en [Bryant1992][Andersen1999] hacen uso de dos estructuras de datos:</text:p>
      <text:p text:style-name="P79">La tabla de vértices en la que un índice nos da la tripleta: <text:span text:style-name="T26">variable</text:span>, <text:span text:style-name="T26">low</text:span> y <text:span text:style-name="T26">high</text:span>. Normalmente a esta tabla se la suele llamar <text:span text:style-name="T26">T</text:span>.</text:p>
      <text:p text:style-name="P80">Por ejemplo, para el árbol <text:span text:style-name="T26">F = x</text:span><text:span text:style-name="T13">1</text:span><text:span text:style-name="T44">x</text:span><text:span text:style-name="T13">3</text:span><text:span text:style-name="T26">+ </text:span><text:span text:style-name="T44">x</text:span><text:span text:style-name="T13">2</text:span></text:p>
      <text:p text:style-name="P80"><text:span text:style-name="T127">T</text:span>endríamos <text:span text:style-name="T127">las variables en orden</text:span></text:p>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91">Variable</text:p>
          </table:table-cell>
          <table:table-cell table:style-name="Tabla7.A1" office:value-type="string">
            <text:p text:style-name="P90">x<text:span text:style-name="T3">1</text:span></text:p>
          </table:table-cell>
          <table:table-cell table:style-name="Tabla7.A1" office:value-type="string">
            <text:p text:style-name="P90">x<text:span text:style-name="T3">2</text:span></text:p>
          </table:table-cell>
          <table:table-cell table:style-name="Tabla7.D1" office:value-type="string">
            <text:p text:style-name="P90">x<text:span text:style-name="T3">3</text:span></text:p>
          </table:table-cell>
        </table:table-row>
        <table:table-row>
          <table:table-cell table:style-name="Tabla7.A2" office:value-type="string">
            <text:p text:style-name="P91">Índice</text:p>
          </table:table-cell>
          <table:table-cell table:style-name="Tabla7.A2" office:value-type="string">
            <text:p text:style-name="P90">1</text:p>
          </table:table-cell>
          <table:table-cell table:style-name="Tabla7.A2" office:value-type="string">
            <text:p text:style-name="P90">2</text:p>
          </table:table-cell>
          <table:table-cell table:style-name="Tabla7.D2" office:value-type="string">
            <text:p text:style-name="P90">3</text:p>
          </table:table-cell>
        </table:table-row>
      </table:table>
      <text:p text:style-name="P115"/>
      <text:p text:style-name="P115"/>
      <text:p text:style-name="P115"/>
      <text:p text:style-name="P115"/>
      <text:p text:style-name="P115"/>
      <text:p text:style-name="P115"/>
      <text:p text:style-name="P115"><text:soft-page-break/></text:p>
      <text:p text:style-name="P80"><text:span text:style-name="T127">el siguiente árbol su</text:span> tabla T:</text:p>
      <text:p text:style-name="P79"><draw:g text:anchor-type="paragraph" draw:z-index="17" draw:style-name="gr27"><draw:g draw:style-name="gr7"><draw:frame draw:style-name="gr11" draw:text-style-name="P148" svg:width="3.525cm" svg:height="0.68cm" svg:x="2.635cm" svg:y="8.722cm"><draw:text-box><text:p text:style-name="P143"><text:span text:style-name="T46">Fig. 9</text:span></text:p></draw:text-box></draw:frame><draw:g draw:style-name="gr7"><draw:line draw:style-name="gr15" draw:text-style-name="P152" svg:x1="4.736cm" svg:y1="1.478cm" svg:x2="5.39cm" svg:y2="2.991cm"><text:p/></draw:line><draw:custom-shape draw:style-name="gr16" draw:text-style-name="P154" svg:width="1.384cm" svg:height="1.142cm" svg:x="3.515cm" svg:y="0.369cm"><text:p text:style-name="P153"><text:span text:style-name="T150">x</text:span><text:span text:style-name="T15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152" svg:x1="3.791cm" svg:y1="1.51cm" svg:x2="3.101cm" svg:y2="2.888cm"><text:p/></draw:line><draw:custom-shape draw:style-name="gr18" draw:text-style-name="P154" svg:width="1.384cm" svg:height="1.144cm" svg:x="4.826cm" svg:y="2.991cm"><text:p text:style-name="P153"><text:span text:style-name="T150">x</text:span><text:span text:style-name="T15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55" svg:width="1.384cm" svg:height="1.142cm" svg:x="1.702cm" svg:y="7.281cm"><text:p text:style-name="P153"><text:span text:style-name="T15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55" svg:width="1.384cm" svg:height="1.142cm" svg:x="5.838cm" svg:y="7.378cm"><text:p text:style-name="P153"><text:span text:style-name="T15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56" svg:width="1.384cm" svg:height="1.144cm" svg:x="2.407cm" svg:y="2.887cm"><text:p text:style-name="P153"><text:span text:style-name="T152">x</text:span><text:span text:style-name="T15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152" svg:x1="3.505cm" svg:y1="4.031cm" svg:x2="6.361cm" svg:y2="7.379cm"><text:p/></draw:line><draw:line draw:style-name="gr22" draw:text-style-name="P152" svg:x1="2.838cm" svg:y1="4.031cm" svg:x2="2.148cm" svg:y2="7.282cm"><text:p/></draw:line><draw:line draw:style-name="gr15" draw:text-style-name="P152" svg:x1="5.836cm" svg:y1="4.134cm" svg:x2="6.524cm" svg:y2="7.267cm"><text:p/></draw:line><draw:line draw:style-name="gr22" draw:text-style-name="P152" svg:x1="5.191cm" svg:y1="4.05cm" svg:x2="4.032cm" svg:y2="5.519cm"><text:p/></draw:line><draw:custom-shape draw:style-name="gr18" draw:text-style-name="P156" svg:width="1.384cm" svg:height="1.144cm" svg:x="2.915cm" svg:y="5.519cm"><text:p text:style-name="P153"><text:span text:style-name="T152">x</text:span><text:span text:style-name="T15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152" svg:x1="3.222cm" svg:y1="6.663cm" svg:x2="2.635cm" svg:y2="7.282cm"><text:p/></draw:line><draw:line draw:style-name="gr21" draw:text-style-name="P152" svg:x1="4.193cm" svg:y1="6.393cm" svg:x2="5.837cm" svg:y2="7.608cm"><text:p/></draw:line></draw:g></draw:g><draw:frame draw:style-name="gr28" svg:width="0.385cm" svg:height="0.558cm" svg:x="3.263cm" svg:y="0.104cm"><draw:text-box><text:p>5</text:p></draw:text-box></draw:frame><draw:frame draw:style-name="gr28" svg:width="0.385cm" svg:height="0.558cm" svg:x="1.603cm" svg:y="6.948cm"><draw:text-box><text:p>0</text:p></draw:text-box></draw:frame><draw:frame draw:style-name="gr28" svg:width="0.385cm" svg:height="0.558cm" svg:x="6.836cm" svg:y="7.001cm"><draw:text-box><text:p>1</text:p></draw:text-box></draw:frame><draw:frame draw:style-name="gr28" svg:width="0.385cm" svg:height="0.558cm" svg:x="3.323cm" svg:y="5.055cm"><draw:text-box><text:p>2</text:p></draw:text-box></draw:frame><draw:frame draw:style-name="gr28" svg:width="0.385cm" svg:height="0.558cm" svg:x="2.496cm" svg:y="2.45cm"><draw:text-box><text:p>3</text:p></draw:text-box></draw:frame><draw:frame draw:style-name="gr28"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92">Id vértice</text:p>
          </table:table-cell>
          <table:table-cell table:style-name="Tabla6.A1" office:value-type="string">
            <text:p text:style-name="P92">Variable</text:p>
          </table:table-cell>
          <table:table-cell table:style-name="Tabla6.A1" office:value-type="string">
            <text:p text:style-name="P92">Id vértice <text:span text:style-name="T26">low</text:span></text:p>
          </table:table-cell>
          <table:table-cell table:style-name="Tabla6.D1" office:value-type="string">
            <text:p text:style-name="P92">Id vértice <text:span text:style-name="T26">high</text:span></text:p>
          </table:table-cell>
        </table:table-row>
        <table:table-row>
          <table:table-cell table:style-name="Tabla6.A2" office:value-type="string">
            <text:p text:style-name="P90">0</text:p>
          </table:table-cell>
          <table:table-cell table:style-name="Tabla6.A2" office:value-type="string">
            <text:p text:style-name="P90"/>
          </table:table-cell>
          <table:table-cell table:style-name="Tabla6.A2" office:value-type="string">
            <text:p text:style-name="P88"/>
          </table:table-cell>
          <table:table-cell table:style-name="Tabla6.D2" office:value-type="string">
            <text:p text:style-name="P88"/>
          </table:table-cell>
        </table:table-row>
        <table:table-row>
          <table:table-cell table:style-name="Tabla6.A2" office:value-type="string">
            <text:p text:style-name="P90">1</text:p>
          </table:table-cell>
          <table:table-cell table:style-name="Tabla6.A2" office:value-type="string">
            <text:p text:style-name="P90"/>
          </table:table-cell>
          <table:table-cell table:style-name="Tabla6.A2" office:value-type="string">
            <text:p text:style-name="P88"/>
          </table:table-cell>
          <table:table-cell table:style-name="Tabla6.D2" office:value-type="string">
            <text:p text:style-name="P88"/>
          </table:table-cell>
        </table:table-row>
        <table:table-row>
          <table:table-cell table:style-name="Tabla6.A2" office:value-type="string">
            <text:p text:style-name="P90">2</text:p>
          </table:table-cell>
          <table:table-cell table:style-name="Tabla6.A2" office:value-type="string">
            <text:p text:style-name="P93">3</text:p>
          </table:table-cell>
          <table:table-cell table:style-name="Tabla6.A2" office:value-type="string">
            <text:p text:style-name="P93">0</text:p>
          </table:table-cell>
          <table:table-cell table:style-name="Tabla6.D2" office:value-type="string">
            <text:p text:style-name="P93">1</text:p>
          </table:table-cell>
        </table:table-row>
        <table:table-row>
          <table:table-cell table:style-name="Tabla6.A2" office:value-type="string">
            <text:p text:style-name="P90">3</text:p>
          </table:table-cell>
          <table:table-cell table:style-name="Tabla6.A2" office:value-type="string">
            <text:p text:style-name="P90">2</text:p>
          </table:table-cell>
          <table:table-cell table:style-name="Tabla6.A2" office:value-type="string">
            <text:p text:style-name="P90">0</text:p>
          </table:table-cell>
          <table:table-cell table:style-name="Tabla6.D2" office:value-type="string">
            <text:p text:style-name="P90">1</text:p>
          </table:table-cell>
        </table:table-row>
        <table:table-row>
          <table:table-cell table:style-name="Tabla6.A2" office:value-type="string">
            <text:p text:style-name="P90">4</text:p>
          </table:table-cell>
          <table:table-cell table:style-name="Tabla6.A2" office:value-type="string">
            <text:p text:style-name="P90">2</text:p>
          </table:table-cell>
          <table:table-cell table:style-name="Tabla6.A2" office:value-type="string">
            <text:p text:style-name="P93">2</text:p>
          </table:table-cell>
          <table:table-cell table:style-name="Tabla6.D2" office:value-type="string">
            <text:p text:style-name="P90">1</text:p>
          </table:table-cell>
        </table:table-row>
        <table:table-row>
          <table:table-cell table:style-name="Tabla6.A2" office:value-type="string">
            <text:p text:style-name="P90">5</text:p>
          </table:table-cell>
          <table:table-cell table:style-name="Tabla6.A2" office:value-type="string">
            <text:p text:style-name="P93">1</text:p>
          </table:table-cell>
          <table:table-cell table:style-name="Tabla6.A2" office:value-type="string">
            <text:p text:style-name="P93">3</text:p>
          </table:table-cell>
          <table:table-cell table:style-name="Tabla6.D2" office:value-type="string">
            <text:p text:style-name="P93">4</text:p>
          </table:table-cell>
        </table:table-row>
      </table:table>
      <text:p text:style-name="P79"/>
      <text:p text:style-name="P79"/>
      <text:p text:style-name="P79"/>
      <text:p text:style-name="P79"/>
      <text:p text:style-name="P79"/>
      <text:p text:style-name="P79"/>
      <text:p text:style-name="P82">En la tabla <text:span text:style-name="T26">T</text:span>, podemos ver como a los nodos hoja <text:span text:style-name="T26">true</text:span> y <text:span text:style-name="T26">false</text:span> le asignamos de forma arbitraria los identificadores 0 y 1 y obviamente sin variable ni descendientes. El resto de nodos se va asignando de abajo a arriba (veremos más adelante cómo se genera un árbol con la operación <text:span text:style-name="T26">Apply</text:span>), <text:span text:style-name="T128">aunque en realidad, el identificador da igual, lo que nos tiene que interesar es que esa tabla contiene la estructura arbórea y la asociación entre vértices y variables.</text:span></text:p>
      <text:p text:style-name="P83"><text:span text:style-name="T128">D</text:span>e esta forma, gracias a esta tabla <text:span text:style-name="T26">T</text:span> podemos extraer de forma eficiente qué variable tiene el nodo y sus descendientes. Ahora bien, tal y como hemos visto antes, hablamos mucho de unicidad de nodo en cuanto a que sólo existe un nodo con la misma variable, <text:span text:style-name="T26">low</text:span> y <text:span text:style-name="T26">high</text:span>. Por tanto usaremos una tabla inversa para poder obtener y comprobar que efectivamente sólo hay un único vértice con una variable y unos valores de <text:span text:style-name="T26">low</text:span> y <text:span text:style-name="T26">high</text:span> determinados. A esta tabla inversa la podemos llamar <text:span text:style-name="T26">H</text:span>.</text:p>
      <text:p text:style-name="P132">La tabla <text:span text:style-name="T26">H</text:span> es una tabla que dada la variable, y valores <text:span text:style-name="T26">low</text:span> y <text:span text:style-name="T26">high</text:span> obtiene el vértice o nos informa de que no existe en tiempo constante.</text:p>
      <text:p text:style-name="P126">A partir de este momento, la construcción sigue un proceso recursivo basado en la expansión de Shannon [Andersen1999]. <text:span text:style-name="T137">Mostramos su pseudocódigo a continuación</text:span>:</text:p>
      <text:p text:style-name="P133"><text:span text:style-name="Source_20_Text"/></text:p>
      <text:p text:style-name="P133"><text:span text:style-name="Source_20_Text"># Obtiene un nuevo vértice</text:span></text:p>
      <text:p text:style-name="P133"><text:span text:style-name="Source_20_Text">mk(variable, low, high):</text:span></text:p>
      <text:p text:style-name="P127"><text:span text:style-name="Source_20_Text"><text:s text:c="8"/></text:span><text:span text:style-name="Source_20_Text"><text:span text:style-name="T132"># Si ambos descendientes son iguales, no creamos un nuevo vértices</text:span></text:span></text:p>
      <text:p text:style-name="P127"><text:span text:style-name="Source_20_Text"><text:s text:c="8"/></text:span><text:span text:style-name="Source_20_Text"><text:span text:style-name="T132"># devolvemos uno de ellos</text:span></text:span></text:p>
      <text:p text:style-name="P127"><text:span text:style-name="Source_20_Text"><text:s text:c="8"/></text:span><text:span text:style-name="Source_20_Text"><text:span text:style-name="T132">if low == high:</text:span></text:span></text:p>
      <text:p text:style-name="P127"><text:span text:style-name="Source_20_Text"><text:s text:c="16"/></text:span><text:span text:style-name="Source_20_Text"><text:span text:style-name="T132">return low</text:span></text:span></text:p>
      <text:p text:style-name="P127"><text:span text:style-name="Source_20_Text"><text:s text:c="8"/></text:span><text:span text:style-name="Source_20_Text"><text:span text:style-name="T132"># Si existe el vértice con la misma variable y descendientes</text:span></text:span></text:p>
      <text:p text:style-name="P127"><text:soft-page-break/><text:span text:style-name="Source_20_Text"><text:s text:c="8"/></text:span><text:span text:style-name="Source_20_Text"><text:span text:style-name="T132"># Lo devolvemos</text:span></text:span></text:p>
      <text:p text:style-name="P127"><text:span text:style-name="Source_20_Text"><text:s text:c="8"/></text:span><text:span text:style-name="Source_20_Text"><text:span text:style-name="T132">if H[variable, low, high] != null:</text:span></text:span></text:p>
      <text:p text:style-name="P127"><text:span text:style-name="Source_20_Text"><text:s text:c="16"/></text:span><text:span text:style-name="Source_20_Text"><text:span text:style-name="T132">return H[variable, low, high]</text:span></text:span></text:p>
      <text:p text:style-name="P129"><text:span text:style-name="Source_20_Text"><text:s text:c="8"/></text:span><text:span text:style-name="Source_20_Text"><text:span text:style-name="T134"># Es un nuevo vértice</text:span></text:span></text:p>
      <text:p text:style-name="P129"><text:span text:style-name="Source_20_Text"><text:s text:c="8"/></text:span><text:span text:style-name="Source_20_Text"><text:span text:style-name="T134">v = Vertex(variable, low, high)</text:span></text:span></text:p>
      <text:p text:style-name="P129"><text:span text:style-name="Source_20_Text"><text:s text:c="8"/></text:span><text:span text:style-name="Source_20_Text"><text:span text:style-name="T134">H[variable, low, high] = v</text:span></text:span></text:p>
      <text:p text:style-name="P130"><text:span text:style-name="Source_20_Text"><text:s text:c="8"/></text:span><text:span text:style-name="Source_20_Text"><text:span text:style-name="T135"># Añadimos el vértice v a la tabla T con un id único</text:span></text:span></text:p>
      <text:p text:style-name="P130"><text:span text:style-name="Source_20_Text"><text:s text:c="8"/></text:span><text:span text:style-name="Source_20_Text"><text:span text:style-name="T135">T[T.getNewKey()] = v</text:span></text:span></text:p>
      <text:p text:style-name="P131"><text:span text:style-name="Source_20_Text"><text:s text:c="8"/></text:span><text:span text:style-name="Source_20_Text"><text:span text:style-name="T136">return v</text:span></text:span></text:p>
      <text:p text:style-name="P127"><text:span text:style-name="Source_20_Text"><text:span text:style-name="T132"/></text:span></text:p>
      <text:p text:style-name="P126"><text:span text:style-name="Source_20_Text"># Construye cada uno de los niveles del árbol</text:span></text:p>
      <text:p text:style-name="P128"><text:span text:style-name="Source_20_Text"><text:span text:style-name="T133"># Nótese que cada nivel es en realidad una variable</text:span></text:span></text:p>
      <text:p text:style-name="P126"><text:span text:style-name="Source_20_Text">build(formula, level):</text:span></text:p>
      <text:p text:style-name="P126"><text:span text:style-name="Source_20_Text"><text:s text:c="8"/>if level &gt; n:</text:span></text:p>
      <text:p text:style-name="P126"><text:span text:style-name="Source_20_Text"><text:s text:c="16"/>if t == False</text:span></text:p>
      <text:p text:style-name="P126"><text:span text:style-name="Source_20_Text"><text:s text:c="24"/>return 0</text:span></text:p>
      <text:p text:style-name="P126"><text:span text:style-name="Source_20_Text"><text:s text:c="16"/>return 1</text:span></text:p>
      <text:p text:style-name="P126"><text:span text:style-name="Source_20_Text"><text:s text:c="8"/>else:</text:span></text:p>
      <text:p text:style-name="P126"><text:span text:style-name="Source_20_Text"><text:s text:c="16"/># Obtiene el vértice low del nuevo vértice</text:span></text:p>
      <text:p text:style-name="P126"><text:span text:style-name="Source_20_Text"><text:s text:c="16"/>low = build(formula(x[level]=0), level+1)</text:span></text:p>
      <text:p text:style-name="P126"><text:span text:style-name="Source_20_Text"><text:s text:c="16"/># Obtiene el vértice high del nuevo vértice</text:span></text:p>
      <text:p text:style-name="P126"><text:span text:style-name="Source_20_Text"><text:s text:c="16"/>high = build(formula(x[level]=1), level+1)</text:span></text:p>
      <text:p text:style-name="P126"><text:span text:style-name="Source_20_Text"><text:s text:c="16"/># Nuevo vértice</text:span></text:p>
      <text:p text:style-name="P126"><text:span text:style-name="Source_20_Text"><text:s text:c="16"/>return mk(level, low, high)</text:span></text:p>
      <text:p text:style-name="P126"><text:span text:style-name="Source_20_Text"/></text:p>
      <text:p text:style-name="P126"><text:span text:style-name="Source_20_Text"># Llamada inicial</text:span></text:p>
      <text:p text:style-name="P126"><text:span text:style-name="Source_20_Text">buildBDD(formula):</text:span></text:p>
      <text:p text:style-name="P126"><text:span text:style-name="Source_20_Text"><text:s text:c="16"/>return build(formula, 1)</text:span></text:p>
      <text:p text:style-name="P126"/>
      <text:p text:style-name="P134">Nótese que en la construcción en el paquete software este es uno de los métodos de construcción de árboles, siendo el otro el uso del algoritmo <text:span text:style-name="T26">Apply</text:span>, que se detalla a continuación.</text:p>
      <text:h text:style-name="Heading_20_3" text:outline-level="3"><text:bookmark-start text:name="__DdeLink__364_1232685182"/><text:bookmark-start text:name="__RefHeading__240_1232685182"/>Apply<text:bookmark-end text:name="__DdeLink__364_1232685182"/><text:bookmark-end text:name="__RefHeading__240_1232685182"/></text:h>
      <text:p text:style-name="P136">El algoritmo <text:span text:style-name="T43">Apply</text:span><text:span text:style-name="T138"> </text:span>que permite ejecutar una operación binaria lógica entre dos árboles BDD <text:s/>fue detallada en [B<text:span text:style-name="T126">ryant</text:span>1986].</text:p>
      <text:p text:style-name="P137">En este algoritmo se va construyendo de forma recursiva gracias a la siguiente propiedad de la expansión de Shannon:</text:p>
      <text:p text:style-name="P137"/>
      <text:p text:style-name="P12"><text:soft-page-break/>Nuestro pseudocódigo es el siguiente:</text:p>
      <text:p text:style-name="P12"/>
      <text:p text:style-name="P10"><text:span text:style-name="Source_20_Text"># </text:span><text:span text:style-name="Source_20_Text"><text:span text:style-name="T65">Construye una nueva clave para cada vértice</text:span></text:span></text:p>
      <text:p text:style-name="P10"><text:span text:style-name="Source_20_Text">makeUniqueKey(var_index, low, high):</text:span></text:p>
      <text:p text:style-name="P10"><text:span text:style-name="Source_20_Text"><text:s text:c="8"/>if(low==null &amp;&amp; high==null):</text:span></text:p>
      <text:p text:style-name="P10"><text:span text:style-name="Source_20_Text"><text:s text:c="12"/>return var_index+"-"+"NULL"+"-"+"NULL";</text:span></text:p>
      <text:p text:style-name="P10"><text:span text:style-name="Source_20_Text"><text:s text:c="8"/>return var_index+"-"+low.index+"-"+high.index</text:span></text:p>
      <text:p text:style-name="P10"><text:span text:style-name="Source_20_Text"/></text:p>
      <text:p text:style-name="P10"><text:span text:style-name="Source_20_Text"># </text:span><text:span text:style-name="Source_20_Text"><text:span text:style-name="T66">Añade un vértice único a la tabla hash</text:span></text:span></text:p>
      <text:p text:style-name="P10"><text:span text:style-name="Source_20_Text">addNewVertex(var_index, low, high):</text:span></text:p>
      <text:p text:style-name="P13"><text:span text:style-name="Source_20_Text"><text:s text:c="8"/># </text:span><text:span text:style-name="Source_20_Text"><text:span text:style-name="T66">Obtiene la siguiente clave e incrementa el contador global</text:span></text:span></text:p>
      <text:p text:style-name="P10"><text:span text:style-name="Source_20_Text"><text:s text:c="8"/>index = getNextKey()</text:span></text:p>
      <text:p text:style-name="P10"><text:span text:style-name="Source_20_Text"><text:s text:c="8"/>v = new Vertex(index, var_index, low, high)</text:span></text:p>
      <text:p text:style-name="P10"><text:span text:style-name="Source_20_Text"><text:s text:c="8"/>T[index] = v</text:span></text:p>
      <text:p text:style-name="P10"><text:span text:style-name="Source_20_Text"><text:s text:c="8"/>U[makeUniqueKey(var_index, low, high)] = v</text:span></text:p>
      <text:p text:style-name="P10"><text:span text:style-name="Source_20_Text"><text:s text:c="8"/>V[var_index].add(v)</text:span></text:p>
      <text:p text:style-name="P10"><text:span text:style-name="Source_20_Text"><text:s text:c="8"/>return v</text:span></text:p>
      <text:p text:style-name="P10"><text:span text:style-name="Source_20_Text"/></text:p>
      <text:p text:style-name="P10"><text:span text:style-name="Source_20_Text"># </text:span><text:span text:style-name="Source_20_Text"><text:span text:style-name="T67">Añade un vértice no-redundante a la tabla hash</text:span></text:span></text:p>
      <text:p text:style-name="P10"><text:span text:style-name="Source_20_Text">addVertex(var, low, high):</text:span></text:p>
      <text:p text:style-name="P10"><text:span text:style-name="Source_20_Text"><text:s text:c="8"/>vertexUniqueKey = makeUniqueKey(var_index, low, high)</text:span></text:p>
      <text:p text:style-name="P10"><text:span text:style-name="Source_20_Text"><text:s text:c="8"/>if(uniqueKey <text:s/>in U):</text:span></text:p>
      <text:p text:style-name="P10"><text:span text:style-name="Source_20_Text"><text:s text:c="12"/>return U[uniqueKey]</text:span></text:p>
      <text:p text:style-name="P10"><text:span text:style-name="Source_20_Text"><text:s text:c="8"/>return addNewVertex(var, low, high)</text:span></text:p>
      <text:p text:style-name="P10"/>
      <text:p text:style-name="P10"><text:span text:style-name="Source_20_Text"># </text:span><text:span text:style-name="Source_20_Text"><text:span text:style-name="T67">Aplica el algoritmo Apply a dos vértices</text:span></text:span></text:p>
      <text:p text:style-name="P10"><text:span text:style-name="Source_20_Text">applyVertices(Vertex v1, Vertex v2):</text:span></text:p>
      <text:p text:style-name="P10"><text:span text:style-name="Source_20_Text"><text:s text:c="8"/># </text:span><text:span text:style-name="Source_20_Text"><text:span text:style-name="T68">Clave h</text:span></text:span><text:span text:style-name="Source_20_Text">ash </text:span><text:span text:style-name="Source_20_Text"><text:span text:style-name="T68">del subárbol de estos dos vértices</text:span></text:span></text:p>
      <text:p text:style-name="P10"><text:span text:style-name="Source_20_Text"><text:s text:c="8"/>String key = "1-" + v1.index + "+2-" + v2.index</text:span></text:p>
      <text:p text:style-name="P10"><text:span text:style-name="Source_20_Text"><text:s text:c="8"/>if( key in G ):</text:span></text:p>
      <text:p text:style-name="P10"><text:span text:style-name="Source_20_Text"><text:s text:c="12"/>return G[key]</text:span></text:p>
      <text:p text:style-name="P10"><text:span text:style-name="Source_20_Text"><text:s text:c="8"/></text:span></text:p>
      <text:p text:style-name="P10"><text:bookmark-start text:name="__DdeLink__304_1232685182"/><text:span text:style-name="Source_20_Text"><text:s text:c="8"/></text:span><text:bookmark-end text:name="__DdeLink__304_1232685182"/><text:span text:style-name="Source_20_Text">if(v1.isLeaf() &amp;&amp; v2.isLeaf()):</text:span></text:p>
      <text:p text:style-name="P10"><text:span text:style-name="Source_20_Text"><text:s text:c="16"/># op </text:span><text:span text:style-name="Source_20_Text"><text:span text:style-name="T68">e</text:span></text:span><text:span text:style-name="Source_20_Text">s </text:span><text:span text:style-name="Source_20_Text"><text:span text:style-name="T68">la operación boolean entre dos vértices hoja</text:span></text:span></text:p>
      <text:p text:style-name="P10"><text:span text:style-name="Source_20_Text"><text:s text:c="16"/># </text:span><text:span text:style-name="Source_20_Text"><text:span text:style-name="T68">(que pueden ser true o false)</text:span></text:span></text:p>
      <text:p text:style-name="P10"><text:span text:style-name="Source_20_Text"><text:s text:c="12"/>if(op(v1,v2)):</text:span></text:p>
      <text:p text:style-name="P10"><text:span text:style-name="Source_20_Text"><text:s text:c="16"/>return True # </text:span><text:span text:style-name="Source_20_Text"><text:span text:style-name="T69">Vértice con el valor true</text:span></text:span></text:p>
      <text:p text:style-name="P10"><text:span text:style-name="Source_20_Text"><text:s text:c="12"/>return False <text:s/># </text:span><text:span text:style-name="Source_20_Text"><text:span text:style-name="T69">Vértice con el valor false</text:span></text:span></text:p>
      <text:p text:style-name="P10"><text:soft-page-break/><text:span text:style-name="Source_20_Text"><text:s text:c="8"/></text:span></text:p>
      <text:p text:style-name="P10"><text:span text:style-name="Source_20_Text"><text:s text:c="8"/>var = -1</text:span></text:p>
      <text:p text:style-name="P10"><text:span text:style-name="Source_20_Text"><text:s text:c="8"/>low = null</text:span></text:p>
      <text:p text:style-name="P10"><text:span text:style-name="Source_20_Text"><text:s text:c="8"/>high = null</text:span></text:p>
      <text:p text:style-name="P10"><text:span text:style-name="Source_20_Text"><text:s text:c="8"/></text:span><text:span text:style-name="Source_20_Text"><text:span text:style-name="T80">#</text:span></text:span><text:span text:style-name="Source_20_Text"> v1.index &lt; v2.index</text:span></text:p>
      <text:p text:style-name="P10"><text:span text:style-name="Source_20_Text"><text:s text:c="8"/>if (!v1.isLeaf() and (v2.isLeaf() or v1.variable &lt; v2.variable)):</text:span></text:p>
      <text:p text:style-name="P10"><text:span text:style-name="Source_20_Text"><text:s text:c="12"/>var = v1.variable;</text:span></text:p>
      <text:p text:style-name="P10"><text:span text:style-name="Source_20_Text"><text:s text:c="12"/>low = applyVertex(v1.low, v2)</text:span></text:p>
      <text:p text:style-name="P10"><text:span text:style-name="Source_20_Text"><text:s text:c="12"/>high = applyVertex(v1.high, v2)</text:span></text:p>
      <text:p text:style-name="P10"><text:span text:style-name="Source_20_Text"><text:s text:c="8"/>else if (v1.isLeaf() or v1.variable &gt; v2.variable):</text:span></text:p>
      <text:p text:style-name="P10"><text:span text:style-name="Source_20_Text"><text:s text:c="12"/>var = v2.variable</text:span></text:p>
      <text:p text:style-name="P10"><text:span text:style-name="Source_20_Text"><text:s text:c="12"/>low = applyVertex(v1, v2.low)</text:span></text:p>
      <text:p text:style-name="P10"><text:span text:style-name="Source_20_Text"><text:s text:c="12"/>high = applyVertex(v1, v2.high)</text:span></text:p>
      <text:p text:style-name="P10"><text:span text:style-name="Source_20_Text"><text:s text:c="8"/>else:</text:span></text:p>
      <text:p text:style-name="P10"><text:span text:style-name="Source_20_Text"><text:s text:c="12"/>var = v1.variable</text:span></text:p>
      <text:p text:style-name="P10"><text:span text:style-name="Source_20_Text"><text:s text:c="12"/>low = applyVertex(v1.low, v2.low)</text:span></text:p>
      <text:p text:style-name="P10"><text:span text:style-name="Source_20_Text"><text:s text:c="12"/>high = applyVertex(v1.high, v2.high)</text:span></text:p>
      <text:p text:style-name="P10"><text:span text:style-name="Source_20_Text"/></text:p>
      <text:p text:style-name="P10"><text:span text:style-name="Source_20_Text"><text:s text:c="8"/></text:span><text:span text:style-name="Source_20_Text"><text:span text:style-name="T80">#</text:span></text:span><text:span text:style-name="Source_20_Text"> </text:span><text:span text:style-name="Source_20_Text"><text:span text:style-name="T70">Respeta la propiedad de no-redundancia</text:span></text:span><text:span text:style-name="Source_20_Text">:</text:span></text:p>
      <text:p text:style-name="P10"><text:span text:style-name="Source_20_Text"><text:s text:c="8"/></text:span><text:span text:style-name="Source_20_Text"><text:span text:style-name="T80">#</text:span></text:span><text:span text:style-name="Source_20_Text"> "</text:span><text:span text:style-name="Source_20_Text"><text:span text:style-name="T75">Ningún vértice ha de tener como low y high a un único vértice.</text:span></text:span><text:span text:style-name="Source_20_Text">"</text:span></text:p>
      <text:p text:style-name="P10"><text:span text:style-name="Source_20_Text"><text:s text:c="8"/>if(low.index == high.index):</text:span></text:p>
      <text:p text:style-name="P10"><text:span text:style-name="Source_20_Text"><text:s text:c="12"/>return low</text:span></text:p>
      <text:p text:style-name="P10"><text:span text:style-name="Source_20_Text"><text:s text:c="8"/></text:span></text:p>
      <text:p text:style-name="P10"><text:span text:style-name="Source_20_Text"><text:s text:c="8"/></text:span><text:span text:style-name="Source_20_Text"><text:span text:style-name="T80">#</text:span></text:span><text:span text:style-name="Source_20_Text"> </text:span><text:span text:style-name="Source_20_Text"><text:span text:style-name="T75">Respeta la propiedad de unicidad</text:span></text:span><text:span text:style-name="Source_20_Text">:</text:span></text:p>
      <text:p text:style-name="P10"><text:span text:style-name="Source_20_Text"><text:s text:c="8"/></text:span><text:span text:style-name="Source_20_Text"><text:span text:style-name="T80">#</text:span></text:span><text:span text:style-name="Source_20_Text"> "</text:span><text:span text:style-name="Source_20_Text"><text:span text:style-name="T75">Ningún vértice ha de tener la misma variable y vértices</text:span></text:span></text:p>
      <text:p text:style-name="P10"><text:span text:style-name="Source_20_Text"><text:s text:c="8"/></text:span><text:span text:style-name="Source_20_Text"><text:span text:style-name="T80">#</text:span></text:span><text:span text:style-name="Source_20_Text"> low </text:span><text:span text:style-name="Source_20_Text"><text:span text:style-name="T75">y</text:span></text:span><text:span text:style-name="Source_20_Text"> high </text:span><text:span text:style-name="Source_20_Text"><text:span text:style-name="T75">que otro</text:span></text:span><text:span text:style-name="Source_20_Text">."</text:span></text:p>
      <text:p text:style-name="P10"><text:span text:style-name="Source_20_Text"><text:s text:c="8"/>Vertex u = addVertex(var, low, high)</text:span></text:p>
      <text:p text:style-name="P10"><text:span text:style-name="Source_20_Text"><text:s text:c="8"/>G[key] = u</text:span></text:p>
      <text:p text:style-name="P10"><text:span text:style-name="Source_20_Text"><text:s text:c="8"/>return u;</text:span></text:p>
      <text:p text:style-name="P10"/>
      <text:p text:style-name="P10"><text:span text:style-name="Source_20_Text"># </text:span><text:span text:style-name="Source_20_Text"><text:span text:style-name="T76">Llamada al algoritmo de apply</text:span></text:span></text:p>
      <text:p text:style-name="P10"><text:span text:style-name="Source_20_Text">apply(operation, bdd1, bdd2):</text:span></text:p>
      <text:p text:style-name="P10"><text:span text:style-name="Source_20_Text"><text:tab/># Caché </text:span><text:span text:style-name="Source_20_Text"><text:span text:style-name="T76">para evitar cálculos repetidos</text:span></text:span></text:p>
      <text:p text:style-name="P10"><text:span text:style-name="Source_20_Text"><text:s text:c="6"/>G = {}</text:span></text:p>
      <text:p text:style-name="P10"><text:span text:style-name="Source_20_Text"><text:s text:c="6"/>String function = bdd1.function + “ “+operation+“ “+bdd2.function</text:span></text:p>
      <text:p text:style-name="P19"><text:span text:style-name="Source_20_Text"><text:s text:c="6"/># </text:span><text:span text:style-name="Source_20_Text"><text:span text:style-name="T77">Llenar la tabla hash T que contiene el nuevo árbol</text:span></text:span></text:p>
      <text:p text:style-name="P19"><text:span text:style-name="Source_20_Text"><text:span text:style-name="T77"><text:s text:c="6"/># con vértices de bdd1 y bdd2</text:span></text:span></text:p>
      <text:p text:style-name="P10"><text:span text:style-name="Source_20_Text"><text:s text:c="6"/>root = appyVertex(bdd1.root, bdd2.root)</text:span></text:p>
      <text:p text:style-name="P10"><text:soft-page-break/><text:span text:style-name="Source_20_Text"><text:s text:c="6"/># </text:span><text:span text:style-name="Source_20_Text"><text:span text:style-name="T76">Construcción del nuevo BDD</text:span></text:span></text:p>
      <text:p text:style-name="P10"><text:span text:style-name="Source_20_Text"><text:s text:c="6"/></text:span><text:span text:style-name="Source_20_Text"><text:span text:style-name="T76">return</text:span></text:span><text:span text:style-name="Source_20_Text"> new BDD(function, root)</text:span></text:p>
      <text:h text:style-name="Heading_20_3" text:outline-level="3"><text:bookmark-start text:name="__RefHeading__411_1232685182"/>Restrict<text:bookmark-end text:name="__RefHeading__411_1232685182"/></text:h>
      <text:p text:style-name="P50"><text:span text:style-name="T112">En [Bryant1992], Randal Bryant define e</text:span>sta operación <text:span text:style-name="T112">de manipulación de árboles binarios de decisión que <text:s/></text:span>asigna valores booleanos a algunas variables, de esta forma restringiendo la ruta desde la raíz del árbol y obteniendo un nuevo árbol de menor tamaño.</text:p>
      <text:p text:style-name="P56">De forma gráfica podríamos verlo más fácilmente:</text:p>
      <text:p text:style-name="P56">Supongamos el árbol <text:span text:style-name="T26">F = x+yz</text:span></text:p>
      <text:p text:style-name="P56"><draw:g text:anchor-type="paragraph" draw:z-index="6" draw:style-name="gr6"><draw:g draw:style-name="gr7"><draw:line draw:style-name="gr15" draw:text-style-name="P152" svg:x1="8.888cm" svg:y1="1.203cm" svg:x2="10.488cm" svg:y2="5.403cm"><text:p/></draw:line><draw:custom-shape draw:style-name="gr16" draw:text-style-name="P154" svg:width="1.384cm" svg:height="1.142cm" svg:x="7.668cm" svg:y="0.095cm"><text:p text:style-name="P153"><text:span text:style-name="T15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152" svg:x1="7.553cm" svg:y1="0.898cm" svg:x2="6.288cm" svg:y2="1.604cm"><text:p/></draw:line><draw:custom-shape draw:style-name="gr18" draw:text-style-name="P154" svg:width="1.384cm" svg:height="1.144cm" svg:x="5.089cm" svg:y="1.462cm"><text:p text:style-name="P153"><text:span text:style-name="T15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152" svg:x1="6.288cm" svg:y1="2.503cm" svg:x2="6.888cm" svg:y2="3.303cm"><text:p/></draw:line><draw:line draw:style-name="gr20" draw:text-style-name="P152" svg:x1="5.389cm" svg:y1="2.603cm" svg:x2="4.489cm" svg:y2="5.303cm"><text:p/></draw:line><draw:custom-shape draw:style-name="gr16" draw:text-style-name="P155" svg:width="1.384cm" svg:height="1.142cm" svg:x="3.789cm" svg:y="5.404cm"><text:p text:style-name="P153"><text:span text:style-name="T15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55" svg:width="1.384cm" svg:height="1.142cm" svg:x="9.889cm" svg:y="5.505cm"><text:p text:style-name="P153"><text:span text:style-name="T15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56" svg:width="1.384cm" svg:height="1.144cm" svg:x="6.389cm" svg:y="3.362cm"><text:p text:style-name="P153"><text:span text:style-name="T15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152" svg:x1="7.588cm" svg:y1="4.304cm" svg:x2="9.988cm" svg:y2="5.604cm"><text:p/></draw:line><draw:line draw:style-name="gr22" draw:text-style-name="P152" svg:x1="6.588cm" svg:y1="4.404cm" svg:x2="5.088cm" svg:y2="5.504cm"><text:p/></draw:line></draw:g><draw:frame draw:style-name="gr23" draw:text-style-name="P148" svg:width="3.525cm" svg:height="0.932cm" svg:x="5.572cm" svg:y="6.059cm"><draw:text-box><text:p text:style-name="P143"><text:span text:style-name="T46">Fig. 10</text:span></text:p></draw:text-box></draw:frame></draw:g>Si asignamos a la variable <text:span text:style-name="T26">y</text:span> el valor <text:span text:style-name="T46">1</text:span>, el BDD perderá todos los vértices con esa variable y se sustituirán por los de su rama <text:span text:style-name="T26">high</text:span>. En nuestro caso, sólo hay un vértice, de forma que el <text:span text:style-name="T26">low</text:span> del vértice <text:span text:style-name="T26">x</text:span> llegaría directamente al vértice z, es decir:</text:p>
      <text:p text:style-name="P56"><draw:g text:anchor-type="paragraph" draw:z-index="7" draw:style-name="gr6"><draw:frame draw:style-name="gr24" draw:text-style-name="P157" svg:width="4.142cm" svg:height="0.676cm" svg:x="5.547cm" svg:y="6.033cm"><draw:text-box><text:p text:style-name="P153"><text:span text:style-name="T153">Fig. 11</text:span></text:p></draw:text-box></draw:frame><draw:line draw:style-name="gr25" draw:text-style-name="P152" svg:x1="8.987cm" svg:y1="0.968cm" svg:x2="10.587cm" svg:y2="5.168cm"><text:p/></draw:line><draw:custom-shape draw:style-name="gr16" draw:text-style-name="P154" svg:width="1.384cm" svg:height="1.142cm" svg:x="7.768cm" svg:y="-0.141cm"><text:p text:style-name="P153"><text:span text:style-name="T15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152" svg:x1="8.089cm" svg:y1="1.068cm" svg:x2="7.289cm" svg:y2="3.068cm"><text:p/></draw:line><draw:custom-shape draw:style-name="gr16" draw:text-style-name="P155" svg:width="1.384cm" svg:height="1.142cm" svg:x="3.889cm" svg:y="5.168cm"><text:p text:style-name="P153"><text:span text:style-name="T15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55" svg:width="1.384cm" svg:height="1.142cm" svg:x="9.989cm" svg:y="5.269cm"><text:p text:style-name="P153"><text:span text:style-name="T15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156" svg:width="1.384cm" svg:height="1.144cm" svg:x="6.489cm" svg:y="3.126cm"><text:p text:style-name="P153"><text:span text:style-name="T15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52" svg:x1="7.687cm" svg:y1="4.068cm" svg:x2="10.087cm" svg:y2="5.368cm"><text:p/></draw:line><draw:line draw:style-name="gr26" draw:text-style-name="P152" svg:x1="6.689cm" svg:y1="4.168cm" svg:x2="5.189cm" svg:y2="5.268cm"><text:p/></draw:line></draw:g></text:p>
      <text:p text:style-name="P56">Como se puede ver a simple vista, este árbol restringido, obedece a la expresión lógica <text:span text:style-name="T26">F</text:span><text:span text:style-name="T8">y=1</text:span><text:span text:style-name="T26">=x+z.</text:span></text:p>
      <text:p text:style-name="P55">Además de obtener un árbol restringido, esta operación puede usarse para realizar una evaluación lógica de la expresión contenido en el BDD. <text:span text:style-name="T108">De esta forma, si se asigna un valor lógico a cada variable, al final se obtendrá un árbol de sólo un vértice, el vértice </text:span><text:span text:style-name="T48">1</text:span><text:span text:style-name="T108"> o </text:span><text:span text:style-name="T48">0</text:span><text:span text:style-name="T108">. Obviamente el vértice </text:span><text:soft-page-break/><text:span text:style-name="T108">resultante será el que indique el valor de verdad de la expresión lógica contenida en el árbol, dada esa asignación de valores de verdad para las variables.</text:span></text:p>
      <text:p text:style-name="P20"><text:span text:style-name="Source_20_Text"># </text:span><text:span text:style-name="Source_20_Text"><text:span text:style-name="T80">Obtiene una nueva raíz de un BDD basándose en el BDD con raíz v</text:span></text:span></text:p>
      <text:p text:style-name="P20"><text:span text:style-name="Source_20_Text"><text:span text:style-name="T80"># y con una asignación</text:span></text:span><text:span text:style-name="Source_20_Text"> </text:span><text:span text:style-name="Source_20_Text"><text:span text:style-name="T80">de valores booleanos en algunas variables</text:span></text:span></text:p>
      <text:p text:style-name="P10"><text:span text:style-name="Source_20_Text">restrictFromVertex(v, assignement):</text:span></text:p>
      <text:p text:style-name="P10"><text:span text:style-name="Source_20_Text"><text:s text:c="8"/>if(v.isLeaf()):</text:span></text:p>
      <text:p text:style-name="P10"><text:span text:style-name="Source_20_Text"><text:s text:c="12"/># </text:span><text:span text:style-name="Source_20_Text"><text:span text:style-name="T80">Hay un único vértice 1 ó 0</text:span></text:span></text:p>
      <text:p text:style-name="P10"><text:span text:style-name="Source_20_Text"><text:s text:c="12"/>return T[v.index]</text:span></text:p>
      <text:p text:style-name="P10"><text:span text:style-name="Source_20_Text"><text:s text:c="8"/>if(v.variable in assignement):</text:span></text:p>
      <text:p text:style-name="P10"><text:span text:style-name="Source_20_Text"><text:s text:c="12"/>boolean value = assignement[v.variable]</text:span></text:p>
      <text:p text:style-name="P10"><text:span text:style-name="Source_20_Text"><text:s text:c="12"/>if(value):</text:span></text:p>
      <text:p text:style-name="P10"><text:span text:style-name="Source_20_Text"><text:s text:c="16"/>return restrictFromVertex(v.high, assignement)</text:span></text:p>
      <text:p text:style-name="P10"><text:span text:style-name="Source_20_Text"><text:s text:c="12"/>else:</text:span></text:p>
      <text:p text:style-name="P10"><text:span text:style-name="Source_20_Text"><text:s text:c="16"/>return restrictFromVertex(v.low, assignement)</text:span></text:p>
      <text:p text:style-name="P10"><text:span text:style-name="Source_20_Text"><text:s text:c="8"/>else:</text:span></text:p>
      <text:p text:style-name="P10"><text:span text:style-name="Source_20_Text"><text:s text:c="12"/>low = restrictFromVertex(v.low, assignement)</text:span></text:p>
      <text:p text:style-name="P10"><text:span text:style-name="Source_20_Text"><text:s text:c="12"/>high = restrictFromVertex(v.high, assignement)</text:span></text:p>
      <text:p text:style-name="P10"><text:span text:style-name="Source_20_Text"><text:s text:c="12"/>if(low.index == high.index)</text:span></text:p>
      <text:p text:style-name="P10"><text:span text:style-name="Source_20_Text"><text:s text:c="16"/>return low</text:span></text:p>
      <text:p text:style-name="P10"><text:span text:style-name="Source_20_Text"><text:s text:c="12"/>return addVertex(v.variable, low, high)</text:span></text:p>
      <text:p text:style-name="P10"/>
      <text:p text:style-name="P20"><text:span text:style-name="Source_20_Text"># </text:span><text:span text:style-name="Source_20_Text"><text:span text:style-name="T80">Obtiene un nuevo BDD basándose en este BDD junto con una</text:span></text:span></text:p>
      <text:p text:style-name="P20"><text:span text:style-name="Source_20_Text"><text:span text:style-name="T80"># asignación booleana a algunas variables</text:span></text:span><text:span text:style-name="Source_20_Text">.</text:span></text:p>
      <text:p text:style-name="P10"><text:span text:style-name="Source_20_Text">restrict(bdd, assignement):</text:span></text:p>
      <text:p text:style-name="P10"><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P10"><text:span text:style-name="Source_20_Text"><text:s text:c="8"/>rfunction = bdd.function</text:span></text:p>
      <text:p text:style-name="P10"><text:span text:style-name="Source_20_Text"><text:s text:c="8"/>for(pair : assignement.pairs()):</text:span></text:p>
      <text:p text:style-name="P10"><text:span text:style-name="Source_20_Text"><text:s text:c="12"/>variable = VARIABLES[pair.key]</text:span></text:p>
      <text:p text:style-name="P10"><text:span text:style-name="Source_20_Text"><text:s text:c="12"/>value = pair.value</text:span></text:p>
      <text:p text:style-name="P10"><text:span text:style-name="Source_20_Text"><text:s text:c="12"/>rfunction = rfunction.replace(variable, value)</text:span></text:p>
      <text:p text:style-name="P10"><text:span text:style-name="Source_20_Text"><text:s text:c="8"/>return new BDD(rfunction, restrictedBDD)</text:span></text:p>
      <text:h text:style-name="Heading_20_3" text:outline-level="3"><text:bookmark-start text:name="__RefHeading__767_871160097"/>Swap<text:bookmark-end text:name="__RefHeading__767_871160097"/></text:h>
      <text:p text:style-name="P53">Esta operación intercambia dos niveles del árbol. El objetivo es tener una operación que permita obtener algunos vértices huérfanos, de forma que se puedan eliminar y por tanto reduciendo el tamaño del árbol.</text:p>
      <text:p text:style-name="P53">La implementación es ignorada en la mayoría de los trabajos de la bibliografía y en ellos se indica [Rud93] como referencia. Para comprender mejor esta operación se pueden ver las notas del mismos autor en el taller [Rud93W].</text:p>
      <text:p text:style-name="P52"><text:soft-page-break/>En [JacobiEtAl], los autores indican de forma gráfica cada uno de los posibles cambios escenarios en los que se puede encontrar un vértice que ha de intercambiarse con el del siguiente nivel. Los reproducimos a continuación:</text:p>
      <text:p text:style-name="P61"><text:span text:style-name="T81">S</text:span>upongamos que en el nivel actual se encuentra la variable <text:span text:style-name="T26">x</text:span> y en el siguiente la variable <text:span text:style-name="T26">y</text:span>. El resto de vértices que no tengan ninguna de estas dos variables se les pondrá como nombre <text:span text:style-name="T26">A</text:span>, <text:span text:style-name="T26">B</text:span>, <text:span text:style-name="T26">C</text:span> o <text:span text:style-name="T26">D</text:span>.</text:p>
      <text:p text:style-name="P61"/>
      <text:p text:style-name="P61"><draw:g text:anchor-type="char" draw:z-index="27" draw:style-name="gr100"><draw:g draw:style-name="gr7"><draw:line draw:style-name="gr4" draw:text-style-name="P143" svg:x1="12.529cm" svg:y1="1.619cm" svg:x2="11.521cm" svg:y2="2.978cm"><text:p/></draw:line><draw:line draw:style-name="gr2" draw:text-style-name="P143" svg:x1="13.172cm" svg:y1="1.619cm" svg:x2="13.905cm" svg:y2="3.057cm"><text:p/></draw:line><draw:custom-shape draw:style-name="gr3" draw:text-style-name="P144" svg:width="1.177cm" svg:height="0.807cm" svg:x="12.162cm" svg:y="0.813cm"><text:p text:style-name="P143"><text:span text:style-name="T2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1.181cm" svg:height="0.809cm" svg:x="10.834cm" svg:y="2.979cm"><text:p text:style-name="P143"><text:span text:style-name="T2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1.179cm" svg:height="0.809cm" svg:x="13.301cm" svg:y="3.057cm"><text:p text:style-name="P143"><text:span text:style-name="T2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3" svg:x1="10.985cm" svg:y1="3.837cm" svg:x2="9.977cm" svg:y2="5.196cm"><text:p/></draw:line><draw:line draw:style-name="gr2" draw:text-style-name="P143" svg:x1="11.551cm" svg:y1="3.837cm" svg:x2="11.719cm" svg:y2="5.275cm"><text:p/></draw:line><draw:custom-shape draw:style-name="gr3" draw:text-style-name="P144" svg:width="1.181cm" svg:height="0.81cm" svg:x="9.412cm" svg:y="5.196cm"><text:p text:style-name="P143"><text:span text:style-name="T2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1.177cm" svg:height="0.809cm" svg:x="10.987cm" svg:y="5.276cm"><text:p text:style-name="P143"><text:span text:style-name="T26">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3" svg:x1="13.606cm" svg:y1="3.952cm" svg:x2="13.096cm" svg:y2="5.311cm"><text:p/></draw:line><draw:line draw:style-name="gr2" draw:text-style-name="P143" svg:x1="14.211cm" svg:y1="3.952cm" svg:x2="14.944cm" svg:y2="5.39cm"><text:p/></draw:line><draw:custom-shape draw:style-name="gr3" draw:text-style-name="P144" svg:width="1.179cm" svg:height="0.81cm" svg:x="12.427cm" svg:y="5.309cm"><text:p text:style-name="P143"><text:span text:style-name="T26">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1.179cm" svg:height="0.809cm" svg:x="14.21cm" svg:y="5.39cm"><text:p text:style-name="P143"><text:span text:style-name="T26">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101" svg:width="1.943cm" svg:height="0.754cm" svg:x="8.437cm" svg:y="3.0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143" svg:x1="5.833cm" svg:y1="1.581cm" svg:x2="4.825cm" svg:y2="2.94cm"><text:p/></draw:line><draw:line draw:style-name="gr2" draw:text-style-name="P143" svg:x1="6.476cm" svg:y1="1.581cm" svg:x2="7.209cm" svg:y2="3.019cm"><text:p/></draw:line><draw:custom-shape draw:style-name="gr3" draw:text-style-name="P144" svg:width="1.181cm" svg:height="0.809cm" svg:x="5.463cm" svg:y="0.772cm"><text:p text:style-name="P143"><text:span text:style-name="T2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3" svg:x1="4.32cm" svg:y1="3.746cm" svg:x2="3.312cm" svg:y2="5.105cm"><text:p/></draw:line><draw:line draw:style-name="gr2" draw:text-style-name="P143" svg:x1="4.924cm" svg:y1="3.746cm" svg:x2="5.657cm" svg:y2="5.184cm"><text:p/></draw:line><draw:custom-shape draw:style-name="gr3" draw:text-style-name="P144" svg:width="1.179cm" svg:height="0.807cm" svg:x="4.046cm" svg:y="2.942cm"><text:p text:style-name="P143"><text:span text:style-name="T2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1.177cm" svg:height="0.809cm" svg:x="6.609cm" svg:y="3.02cm"><text:p text:style-name="P143"><text:span text:style-name="T26">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1.179cm" svg:height="0.807cm" svg:x="2.595cm" svg:y="5.108cm"><text:p text:style-name="P143"><text:span text:style-name="T2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1.176cm" svg:height="0.809cm" svg:x="4.928cm" svg:y="5.184cm"><text:p text:style-name="P143"><text:span text:style-name="T26">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143" svg:x1="4.355cm" svg:y1="8.96cm" svg:x2="3.347cm" svg:y2="10.319cm"><text:p/></draw:line><draw:line draw:style-name="gr2" draw:text-style-name="P143" svg:x1="4.997cm" svg:y1="8.96cm" svg:x2="5.73cm" svg:y2="10.398cm"><text:p/></draw:line><draw:custom-shape draw:style-name="gr3" draw:text-style-name="P144" svg:width="1.179cm" svg:height="0.809cm" svg:x="3.986cm" svg:y="8.152cm"><text:p text:style-name="P143"><text:span text:style-name="T2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3" svg:x1="5.373cm" svg:y1="11.25cm" svg:x2="4.365cm" svg:y2="12.609cm"><text:p/></draw:line><draw:line draw:style-name="gr2" draw:text-style-name="P143" svg:x1="5.979cm" svg:y1="11.25cm" svg:x2="6.712cm" svg:y2="12.688cm"><text:p/></draw:line><draw:custom-shape draw:style-name="gr3" draw:text-style-name="P144" svg:width="1.181cm" svg:height="0.809cm" svg:x="2.568cm" svg:y="10.32cm"><text:p text:style-name="P143"><text:span text:style-name="T2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1.179cm" svg:height="0.807cm" svg:x="5.131cm" svg:y="10.401cm"><text:p text:style-name="P143"><text:span text:style-name="T2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1.179cm" svg:height="0.807cm" svg:x="3.646cm" svg:y="12.612cm"><text:p text:style-name="P143"><text:span text:style-name="T26">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1.179cm" svg:height="0.81cm" svg:x="5.978cm" svg:y="12.687cm"><text:p text:style-name="P143"><text:span text:style-name="T26">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1" svg:width="1.945cm" svg:height="0.756cm" svg:x="7.389cm" svg:y="9.49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143" svg:x1="12.471cm" svg:y1="8.725cm" svg:x2="11.463cm" svg:y2="10.084cm"><text:p/></draw:line><draw:line draw:style-name="gr2" draw:text-style-name="P143" svg:x1="13.113cm" svg:y1="8.725cm" svg:x2="13.846cm" svg:y2="10.163cm"><text:p/></draw:line><draw:custom-shape draw:style-name="gr3" draw:text-style-name="P144" svg:width="1.179cm" svg:height="0.809cm" svg:x="12.104cm" svg:y="7.918cm"><text:p text:style-name="P143"><text:span text:style-name="T2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1.177cm" svg:height="0.807cm" svg:x="10.776cm" svg:y="10.086cm"><text:p text:style-name="P143"><text:span text:style-name="T2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1.177cm" svg:height="0.809cm" svg:x="13.243cm" svg:y="10.165cm"><text:p text:style-name="P143"><text:span text:style-name="T2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3" svg:x1="10.925cm" svg:y1="10.943cm" svg:x2="9.917cm" svg:y2="12.302cm"><text:p/></draw:line><draw:line draw:style-name="gr2" draw:text-style-name="P143" svg:x1="11.493cm" svg:y1="10.943cm" svg:x2="11.661cm" svg:y2="12.381cm"><text:p/></draw:line><draw:custom-shape draw:style-name="gr3" draw:text-style-name="P144" svg:width="1.179cm" svg:height="0.809cm" svg:x="9.356cm" svg:y="12.301cm"><text:p text:style-name="P143"><text:span text:style-name="T2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1.183cm" svg:height="0.807cm" svg:x="10.924cm" svg:y="12.382cm"><text:p text:style-name="P143"><text:span text:style-name="T26">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3" svg:x1="13.547cm" svg:y1="11.057cm" svg:x2="13.037cm" svg:y2="12.416cm"><text:p/></draw:line><draw:line draw:style-name="gr2" draw:text-style-name="P143" svg:x1="14.152cm" svg:y1="11.057cm" svg:x2="14.885cm" svg:y2="12.495cm"><text:p/></draw:line><draw:custom-shape draw:style-name="gr3" draw:text-style-name="P144" svg:width="1.177cm" svg:height="0.807cm" svg:x="12.37cm" svg:y="12.418cm"><text:p text:style-name="P143"><text:span text:style-name="T2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1.179cm" svg:height="0.809cm" svg:x="14.152cm" svg:y="12.493cm"><text:p text:style-name="P143"><text:span text:style-name="T26">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7"><draw:line draw:style-name="gr4" draw:text-style-name="P143" svg:x1="13.365cm" svg:y1="16.632cm" svg:x2="12.357cm" svg:y2="17.991cm"><text:p/></draw:line><draw:line draw:style-name="gr2" draw:text-style-name="P143" svg:x1="14.008cm" svg:y1="16.632cm" svg:x2="14.741cm" svg:y2="18.07cm"><text:p/></draw:line><draw:custom-shape draw:style-name="gr3" draw:text-style-name="P144" svg:width="1.176cm" svg:height="0.809cm" svg:x="12.998cm" svg:y="15.824cm"><text:p text:style-name="P143"><text:span text:style-name="T2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1.179cm" svg:height="0.807cm" svg:x="11.668cm" svg:y="17.993cm"><text:p text:style-name="P143"><text:span text:style-name="T2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1.177cm" svg:height="0.809cm" svg:x="14.138cm" svg:y="18.069cm"><text:p text:style-name="P143"><text:span text:style-name="T2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3" svg:x1="11.819cm" svg:y1="18.849cm" svg:x2="10.811cm" svg:y2="20.208cm"><text:p/></draw:line><draw:line draw:style-name="gr2" draw:text-style-name="P143" svg:x1="12.387cm" svg:y1="18.849cm" svg:x2="12.555cm" svg:y2="20.287cm"><text:p/></draw:line><draw:custom-shape draw:style-name="gr3" draw:text-style-name="P144" svg:width="1.181cm" svg:height="0.81cm" svg:x="10.248cm" svg:y="20.209cm"><text:p text:style-name="P143"><text:span text:style-name="T2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1.179cm" svg:height="0.809cm" svg:x="11.822cm" svg:y="20.288cm"><text:p text:style-name="P143"><text:span text:style-name="T26">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3" svg:x1="14.441cm" svg:y1="18.963cm" svg:x2="13.931cm" svg:y2="20.322cm"><text:p/></draw:line><draw:line draw:style-name="gr2" draw:text-style-name="P143" svg:x1="15.045cm" svg:y1="18.963cm" svg:x2="15.778cm" svg:y2="20.401cm"><text:p/></draw:line><draw:custom-shape draw:style-name="gr3" draw:text-style-name="P144" svg:width="1.179cm" svg:height="0.809cm" svg:x="13.263cm" svg:y="20.322cm"><text:p text:style-name="P143"><text:span text:style-name="T26">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1.179cm" svg:height="0.81cm" svg:x="15.046cm" svg:y="20.399cm"><text:p text:style-name="P143"><text:span text:style-name="T26">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101" svg:width="1.948cm" svg:height="0.756cm" svg:x="7.075cm" svg:y="18.10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143" svg:x1="3.116cm" svg:y1="16.59cm" svg:x2="2.108cm" svg:y2="17.949cm"><text:p/></draw:line><draw:line draw:style-name="gr2" draw:text-style-name="P143" svg:x1="3.759cm" svg:y1="16.59cm" svg:x2="4.492cm" svg:y2="18.028cm"><text:p/></draw:line><draw:custom-shape draw:style-name="gr3" draw:text-style-name="P144" svg:width="1.179cm" svg:height="0.809cm" svg:x="2.746cm" svg:y="15.781cm"><text:p text:style-name="P143"><text:span text:style-name="T2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1.177cm" svg:height="0.807cm" svg:x="1.42cm" svg:y="17.947cm"><text:p text:style-name="P143"><text:span text:style-name="T2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1.177cm" svg:height="0.809cm" svg:x="3.889cm" svg:y="18.027cm"><text:p text:style-name="P143"><text:span text:style-name="T2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3" svg:x1="1.571cm" svg:y1="18.805cm" svg:x2="0.563cm" svg:y2="20.164cm"><text:p/></draw:line><draw:line draw:style-name="gr2" draw:text-style-name="P143" svg:x1="2.137cm" svg:y1="18.805cm" svg:x2="2.305cm" svg:y2="20.243cm"><text:p/></draw:line><draw:custom-shape draw:style-name="gr3" draw:text-style-name="P144" svg:width="1.179cm" svg:height="0.81cm" svg:x="0cm" svg:y="20.165cm"><text:p text:style-name="P143"><text:span text:style-name="T2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1.181cm" svg:height="0.807cm" svg:x="1.572cm" svg:y="20.246cm"><text:p text:style-name="P143"><text:span text:style-name="T26">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43" svg:x1="4.191cm" svg:y1="18.919cm" svg:x2="3.681cm" svg:y2="20.278cm"><text:p/></draw:line><draw:line draw:style-name="gr2" draw:text-style-name="P143" svg:x1="4.796cm" svg:y1="18.919cm" svg:x2="5.529cm" svg:y2="20.357cm"><text:p/></draw:line><draw:custom-shape draw:style-name="gr3" draw:text-style-name="P144" svg:width="1.181cm" svg:height="0.807cm" svg:x="3.013cm" svg:y="20.279cm"><text:p text:style-name="P143"><text:span text:style-name="T26">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4" svg:width="1.181cm" svg:height="0.809cm" svg:x="4.796cm" svg:y="20.357cm"><text:p text:style-name="P143"><text:span text:style-name="T26">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102" svg:width="2.251cm" svg:height="1.218cm" svg:x="8.28cm" svg:y="-0.069cm"><draw:text-box><text:p>Caso A</text:p></draw:text-box></draw:frame><draw:frame draw:style-name="gr103" svg:width="2.257cm" svg:height="0.694cm" svg:x="7.347cm" svg:y="7.253cm"><draw:text-box><text:p>Caso B</text:p></draw:text-box></draw:frame><draw:frame draw:style-name="gr104" svg:width="2.253cm" svg:height="0.638cm" svg:x="7.288cm" svg:y="15.108cm"><draw:text-box><text:p>Caso C</text:p></draw:text-box></draw:frame><draw:frame draw:style-name="gr105" draw:text-style-name="P145" svg:width="2.251cm" svg:height="0.641cm" svg:x="7.161cm" svg:y="21.826cm"><draw:text-box><text:p><text:span text:style-name="T46">Fig. 11</text:span></text:p></draw:text-box></draw:frame></draw:g><text:soft-page-break/></text:p>
      <text:p text:style-name="P61"/>
      <text:p text:style-name="P38"><text:soft-page-break/></text:p>
      <text:p text:style-name="P62"><text:span text:style-name="T116">En el resto de escenarios de intercambios de variables, el vértice </text:span><text:span text:style-name="T40">x</text:span><text:span text:style-name="T116"> no tiene vértices descendientes con la variable </text:span><text:span text:style-name="T40">y</text:span><text:span text:style-name="T116">, por lo tanto, no se produce ningún intercambio.</text:span></text:p>
      <text:p text:style-name="P39">A continuación incluimos el pseudocódigo de los distintos casos de intercambio, indicando en cada uno de ellos a qué caso se refiere.</text:p>
      <text:p text:style-name="P39"><text:span text:style-name="T102">El método </text:span><text:span text:style-name="Source_20_Text"><text:span text:style-name="T102">addWithoutRedundant(varI, A, C) </text:span></text:span><text:span text:style-name="T102">añade un vértice con esos valores de variable y con los descendientes low y high, comprobando que no existe ya un vértice con esos atributos. Si no existe, devuelve un nuevo vértice con esos valores, si existe, lo obtiene y de igual forma lo devuelve.</text:span></text:p>
      <text:p text:style-name="P51"/>
      <text:p text:style-name="P21"><text:span text:style-name="Source_20_Text"><text:span text:style-name="T82"># Reemplaza el vértice v (si tiene la variable varJ)</text:span></text:span></text:p>
      <text:p text:style-name="P21"><text:span text:style-name="Source_20_Text"><text:span text:style-name="T82"># con el vértice del siguiente nivel</text:span></text:span></text:p>
      <text:p text:style-name="P10"><text:span text:style-name="Source_20_Text">swapVertex(Vertex v, int varJ):</text:span></text:p>
      <text:p text:style-name="P10"><text:span text:style-name="Source_20_Text"><text:s text:c="8"/>swapWasMade = false</text:span></text:p>
      <text:p text:style-name="P10"><text:span text:style-name="Source_20_Text"><text:s text:c="8"/>varI = v.variable</text:span></text:p>
      <text:p text:style-name="P10"><text:span text:style-name="Source_20_Text"/></text:p>
      <text:p text:style-name="P10"><text:span text:style-name="Source_20_Text"><text:s text:c="8"/>low = v.low</text:span></text:p>
      <text:p text:style-name="P10"><text:span text:style-name="Source_20_Text"><text:s text:c="8"/>high = v.high</text:span></text:p>
      <text:p text:style-name="P10"><text:span text:style-name="Source_20_Text"/></text:p>
      <text:p text:style-name="P10"><text:span text:style-name="Source_20_Text"><text:s text:c="8"/>A = null</text:span></text:p>
      <text:p text:style-name="P10"><text:span text:style-name="Source_20_Text"><text:s text:c="8"/>B = null</text:span></text:p>
      <text:p text:style-name="P10"><text:span text:style-name="Source_20_Text"><text:s text:c="8"/>if (!low.isLeaf()):</text:span></text:p>
      <text:p text:style-name="P10"><text:span text:style-name="Source_20_Text"><text:s text:c="12"/>A = low.low</text:span></text:p>
      <text:p text:style-name="P10"><text:span text:style-name="Source_20_Text"><text:s text:c="12"/>B = low.high</text:span></text:p>
      <text:p text:style-name="P10"><text:span text:style-name="Source_20_Text"><text:s text:c="8"/>else:</text:span></text:p>
      <text:p text:style-name="P10"><text:span text:style-name="Source_20_Text"><text:s text:c="12"/>A = low</text:span></text:p>
      <text:p text:style-name="P10"><text:span text:style-name="Source_20_Text"><text:s text:c="12"/>B = low</text:span></text:p>
      <text:p text:style-name="P10"><text:span text:style-name="Source_20_Text"/></text:p>
      <text:p text:style-name="P10"><text:span text:style-name="Source_20_Text"><text:s text:c="8"/>C = null</text:span></text:p>
      <text:p text:style-name="P10"><text:span text:style-name="Source_20_Text"><text:s text:c="8"/>D = null</text:span></text:p>
      <text:p text:style-name="P10"><text:span text:style-name="Source_20_Text"><text:s text:c="8"/>if (!high.isLeaf()) :</text:span></text:p>
      <text:p text:style-name="P10"><text:span text:style-name="Source_20_Text"><text:s text:c="12"/>C = high.low()</text:span></text:p>
      <text:p text:style-name="P10"><text:span text:style-name="Source_20_Text"><text:s text:c="12"/>D = high.high()</text:span></text:p>
      <text:p text:style-name="P10"><text:span text:style-name="Source_20_Text"><text:s text:c="8"/>else:</text:span></text:p>
      <text:p text:style-name="P10"><text:span text:style-name="Source_20_Text"><text:s text:c="12"/>C = high</text:span></text:p>
      <text:p text:style-name="P10"><text:span text:style-name="Source_20_Text"><text:s text:c="12"/>D = high</text:span></text:p>
      <text:p text:style-name="P10"><text:span text:style-name="Source_20_Text"/></text:p>
      <text:p text:style-name="P10"><text:span text:style-name="Source_20_Text"><text:s text:c="8"/>newLow = null</text:span></text:p>
      <text:p text:style-name="P10"><text:span text:style-name="Source_20_Text"><text:s text:c="8"/>newHigh = null</text:span></text:p>
      <text:p text:style-name="P10"><text:soft-page-break/><text:span text:style-name="Source_20_Text"/></text:p>
      <text:p text:style-name="P10"><text:span text:style-name="Source_20_Text"><text:s text:c="8"/></text:span><text:span text:style-name="Source_20_Text"><text:span text:style-name="T82">#</text:span></text:span><text:span text:style-name="Source_20_Text"> Cas</text:span><text:span text:style-name="Source_20_Text"><text:span text:style-name="T82">o</text:span></text:span><text:span text:style-name="Source_20_Text"> a:</text:span></text:p>
      <text:p text:style-name="P10"><text:span text:style-name="Source_20_Text"><text:s text:c="8"/>if (low != null &amp;&amp; low.variable == varJ &amp;&amp;</text:span></text:p>
      <text:p text:style-name="P10"><text:span text:style-name="Source_20_Text"><text:tab/><text:tab/><text:tab/>(high == null || high.variable != varJ)):</text:span></text:p>
      <text:p text:style-name="P10"><text:span text:style-name="Source_20_Text"><text:s text:c="12"/>newLow = addWithoutRedundant(varI, A, C)</text:span></text:p>
      <text:p text:style-name="P10"><text:span text:style-name="Source_20_Text"><text:s text:c="12"/>newHigh = addWithoutRedundant(varI, B, C)</text:span></text:p>
      <text:p text:style-name="P10"><text:span text:style-name="Source_20_Text"><text:s text:c="12"/>setVertex(v, varJ, newLow, newHigh)</text:span></text:p>
      <text:p text:style-name="P10"><text:span text:style-name="Source_20_Text"><text:s text:c="12"/>swapWasMade = true</text:span></text:p>
      <text:p text:style-name="P10"><text:span text:style-name="Source_20_Text"><text:s text:c="8"/></text:span><text:span text:style-name="Source_20_Text"><text:span text:style-name="T82">#</text:span></text:span><text:span text:style-name="Source_20_Text"> Cas</text:span><text:span text:style-name="Source_20_Text"><text:span text:style-name="T82">o</text:span></text:span><text:span text:style-name="Source_20_Text"> b:</text:span></text:p>
      <text:p text:style-name="P10"><text:span text:style-name="Source_20_Text"><text:s text:c="8"/>else if ((low == null || low.variable != varJ) &amp;&amp;</text:span></text:p>
      <text:p text:style-name="P10"><text:span text:style-name="Source_20_Text"><text:tab/><text:tab/><text:tab/>(high != null &amp;&amp; high.variable == varJ)):</text:span></text:p>
      <text:p text:style-name="P10"><text:span text:style-name="Source_20_Text"><text:s text:c="12"/>newLow = addWithoutRedundant(varI, A, B)</text:span></text:p>
      <text:p text:style-name="P10"><text:span text:style-name="Source_20_Text"><text:s text:c="12"/>newHigh = addWithoutRedundant(varI, A, C)</text:span></text:p>
      <text:p text:style-name="P10"><text:span text:style-name="Source_20_Text"><text:s text:c="12"/>setVertex(v, varJ, newLow, newHigh)</text:span></text:p>
      <text:p text:style-name="P10"><text:span text:style-name="Source_20_Text"><text:s text:c="12"/>swapWasMade = true</text:span></text:p>
      <text:p text:style-name="P10"><text:span text:style-name="Source_20_Text"><text:s text:c="8"/></text:span><text:span text:style-name="Source_20_Text"><text:span text:style-name="T82">#</text:span></text:span><text:span text:style-name="Source_20_Text"> Cas</text:span><text:span text:style-name="Source_20_Text"><text:span text:style-name="T82">o</text:span></text:span><text:span text:style-name="Source_20_Text"> c:</text:span></text:p>
      <text:p text:style-name="P10"><text:span text:style-name="Source_20_Text"><text:s text:c="8"/>else if ((low != null &amp;&amp; low.variable == varJ) &amp;&amp;</text:span></text:p>
      <text:p text:style-name="P10"><text:span text:style-name="Source_20_Text"><text:tab/><text:tab/><text:tab/>(high != null &amp;&amp; high.variable == varJ)):</text:span></text:p>
      <text:p text:style-name="P10"><text:span text:style-name="Source_20_Text"><text:s text:c="12"/>newLow = addWithoutRedundant(varI, A, C)</text:span></text:p>
      <text:p text:style-name="P10"><text:span text:style-name="Source_20_Text"><text:s text:c="12"/>newHigh = addWithoutRedundant(varI, B, D)</text:span></text:p>
      <text:p text:style-name="P10"><text:span text:style-name="Source_20_Text"><text:s text:c="12"/>this.setVertex(v, varJ, newLow, newHigh)</text:span></text:p>
      <text:p text:style-name="P10"><text:span text:style-name="Source_20_Text"><text:s text:c="12"/>swapWasMade = true</text:span></text:p>
      <text:p text:style-name="P10"><text:span text:style-name="Source_20_Text"><text:s text:c="8"/></text:span><text:span text:style-name="Source_20_Text"><text:span text:style-name="T82">#</text:span></text:span><text:span text:style-name="Source_20_Text"> Cas</text:span><text:span text:style-name="Source_20_Text"><text:span text:style-name="T82">o</text:span></text:span><text:span text:style-name="Source_20_Text"> d:</text:span></text:p>
      <text:p text:style-name="P10"><text:span text:style-name="Source_20_Text"><text:s text:c="8"/>else if ((low == null || low.variable != varJ) &amp;&amp;</text:span></text:p>
      <text:p text:style-name="P10"><text:span text:style-name="Source_20_Text"><text:tab/><text:tab/><text:tab/>(high == null || high.variable != varJ)):</text:span></text:p>
      <text:p text:style-name="P10"><text:span text:style-name="Source_20_Text"><text:s text:c="12"/>swapWasMade = false</text:span></text:p>
      <text:p text:style-name="P10"><text:span text:style-name="Source_20_Text"><text:s text:c="8"/></text:span><text:span text:style-name="Source_20_Text"><text:span text:style-name="T82">#</text:span></text:span><text:span text:style-name="Source_20_Text"> Cas</text:span><text:span text:style-name="Source_20_Text"><text:span text:style-name="T82">o</text:span></text:span><text:span text:style-name="Source_20_Text"> e:</text:span></text:p>
      <text:p text:style-name="P10"><text:span text:style-name="Source_20_Text"><text:s text:c="8"/>else if ((low == null || low.variable != varJ) &amp;&amp; high == null):</text:span></text:p>
      <text:p text:style-name="P10"><text:span text:style-name="Source_20_Text"><text:s text:c="12"/>swapWasMade = false</text:span></text:p>
      <text:p text:style-name="P10"><text:span text:style-name="Source_20_Text"/></text:p>
      <text:p text:style-name="P10"><text:span text:style-name="Source_20_Text"><text:s text:c="8"/>return swapWasMade</text:span></text:p>
      <text:p text:style-name="P22"/>
      <text:p text:style-name="P21"><text:span text:style-name="Source_20_Text"><text:span text:style-name="T82"># Intercambia un nivel con el siguiente</text:span></text:span></text:p>
      <text:p text:style-name="P10"><text:span text:style-name="Source_20_Text">swap(int level):</text:span></text:p>
      <text:p text:style-name="P10"><text:span text:style-name="Source_20_Text"><text:s text:c="4"/></text:span></text:p>
      <text:p text:style-name="P10"><text:span text:style-name="Source_20_Text"><text:s text:c="8"/></text:span><text:span text:style-name="Source_20_Text"><text:span text:style-name="T82"># Si es el último nivel, ignorar</text:span></text:span></text:p>
      <text:p text:style-name="P10"><text:span text:style-name="Source_20_Text"><text:s text:c="8"/>if(level == variables.size()-1)</text:span></text:p>
      <text:p text:style-name="P10"><text:span text:style-name="Source_20_Text"><text:s text:c="12"/>return false</text:span></text:p>
      <text:p text:style-name="P10"><text:soft-page-break/><text:span text:style-name="Source_20_Text"><text:s text:c="4"/></text:span></text:p>
      <text:p text:style-name="P10"><text:span text:style-name="Source_20_Text"><text:s text:c="8"/>variableI = variables.getVariableInPosition(level)</text:span></text:p>
      <text:p text:style-name="P10"><text:span text:style-name="Source_20_Text"><text:s text:c="8"/>variableJ = variables.getVariableInPosition(level+1)</text:span></text:p>
      <text:p text:style-name="P10"><text:span text:style-name="Source_20_Text"><text:s text:c="6"/></text:span></text:p>
      <text:p text:style-name="P10"><text:span text:style-name="Source_20_Text"><text:s text:c="8"/>boolean swapWasMade = false</text:span></text:p>
      <text:p text:style-name="P10"><text:span text:style-name="Source_20_Text"/></text:p>
      <text:p text:style-name="P10"><text:span text:style-name="Source_20_Text"><text:s text:c="8"/>verticesOfThisLevel = V[variableI]</text:span></text:p>
      <text:p text:style-name="P10"><text:span text:style-name="Source_20_Text"><text:s text:c="8"/>for(Vertex v : verticesOfThisLevel):</text:span></text:p>
      <text:p text:style-name="P10"><text:span text:style-name="Source_20_Text"><text:s text:c="12"/>swapWasMade = swapWasMade || swapVertex(v, variableJ)</text:span></text:p>
      <text:p text:style-name="P10"><text:span text:style-name="Source_20_Text"><text:s text:c="4"/></text:span></text:p>
      <text:p text:style-name="P10"><text:span text:style-name="Source_20_Text"><text:s text:c="8"/>variables.swap(variableI, variableJ);</text:span></text:p>
      <text:p text:style-name="P10"><text:span text:style-name="Source_20_Text"><text:s text:c="8"/>return swapWasMade</text:span></text:p>
      <text:h text:style-name="Heading_20_2" text:outline-level="2"><text:bookmark-start text:name="__RefHeading__4823_1570387257"/>Algoritmos<text:bookmark-end text:name="__RefHeading__4823_1570387257"/></text:h>
      <text:p text:style-name="P40">Con el objetivo de reducir el número de vértices, hemos desarrollado una serie de algoritmos que hacen uso del intercambio de variables. </text:p>
      <text:h text:style-name="Heading_20_3" text:outline-level="3"><text:bookmark-start text:name="__RefHeading__4825_1570387257"/><text:span text:style-name="T26">Sifting</text:span> de Rudel<text:span text:style-name="T104">l</text:span><text:bookmark-end text:name="__RefHeading__4825_1570387257"/></text:h>
      <text:p text:style-name="P41">Richard Rudell en el año 1993 <text:span text:style-name="T107">desarrolló</text:span> un algoritmo de reducción del número de vértices en árboles BDD. <text:span text:style-name="T105">El algoritmo consiste en encontrar la posición óptima de una variable en el árbol, suponiendo que las demás variables están fijas.</text:span></text:p>
      <text:p text:style-name="P54">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P42"><text:span text:style-name="T105">C</text:span>omo ya sabemos la mejor posición, sólo tendremos que subir o bajar los vértices de esa variable hasta encontrar la posición antes encontrada.</text:p>
      <text:p text:style-name="P43">Como se puede ver, este algoritmo <text:span text:style-name="T106">heurístico </text:span>es sencillo y da unos resultados muy buenos para problemas con pocas variables. <text:span text:style-name="T106">Un aspecto a tener en cuenta es el de cómo ir escogiendo las variables para ir realizando los intercambios. Nosotros hemos optado por ir escogiendo las variables según su número de vértices, tal y como se recomendaba en [??].</text:span></text:p>
      <text:p text:style-name="P40"/>
      <text:p text:style-name="P40"/>
      <text:h text:style-name="Heading_20_1" text:outline-level="1"><text:bookmark-start text:name="__RefHeading__117_201455433"/><text:span text:style-name="T103">S</text:span>oftware<text:bookmark-end text:name="__RefHeading__117_201455433"/></text:h>
      <text:h text:style-name="Heading_20_2" text:outline-level="2"><text:bookmark-start text:name="__RefHeading__2813_162003428"/>Herramientas usadas<text:bookmark-end text:name="__RefHeading__2813_162003428"/></text:h>
      <text:p text:style-name="P57">Para ejecutar el software proporcionado se necesita una máquina virtual de Java con la versión 7. Concretamente este paquete se ha desarrollado usando OpenJDK7 <text:span text:style-name="T114">[OpenJDK].</text:span></text:p>
      <text:p text:style-name="P58"><text:span text:style-name="T114">D</text:span>ada la naturaleza multiplataforma de Java, no se requiere de ningún sistema operativo específico, ni <text:span text:style-name="T115">enlazado con </text:span>librería externa para su uso, <text:span text:style-name="T121">dado que están integradas en el paquete jar </text:span><text:span text:style-name="T41">store/DJBDD.jar</text:span><text:span text:style-name="T121">.</text:span></text:p>
      <text:p text:style-name="P59"><text:span text:style-name="T121">A continuación, vamos a detallar las</text:span> librerías usadas, <text:span text:style-name="T122">dando un fundamento al motivo que nos ha llevado a hacerlas parte integral de nuestro proyecto:</text:span></text:p>
      <text:h text:style-name="Heading_20_3" text:outline-level="3"><text:bookmark-start text:name="__RefHeading__2815_162003428"/>antlr3<text:bookmark-end text:name="__RefHeading__2815_162003428"/></text:h>
      <text:p text:style-name="P63">Antlr proporciona la posibilidad de crear reconocedores para gramáticas. En nuestro caso lo hemos usado para proporcionar a nuestra librería de la capacidad de construir árboles <text:span text:style-name="T117">a partir de una expresión lógica con la misma sintaxis que una expresión lógica en el lenguaje de programación Java.</text:span></text:p>
      <text:p text:style-name="P64">Recordemos que la construcción del BDD se realizaba de forma recursiva realizando <text:span text:style-name="T26">Apply</text:span> entre sucesivos árboles generados a partir de la expresión lógica. <text:span text:style-name="T118">Pues bien, el proceso es el siguiente, tomamos la expresión lógica, la convertimos en un árbol sintáctivo abstracto usando antlr3 y vamos recorriendo ese árbol, generando BDDs y vamos operándolos entre ellos hasta obtener uno que contenga toda la expresión completa.</text:span></text:p>
      <text:p text:style-name="P66">Este paquete contiene herramientas muy sencillas que permiten la creación de un reconocedor sintáctico a partir de una gramática como la que hemos usado:</text:p>
      <text:p text:style-name="P67"><text:span text:style-name="Source_20_Text">grammar Logic;</text:span></text:p>
      <text:p text:style-name="P67"><text:span text:style-name="Source_20_Text"/></text:p>
      <text:p text:style-name="P67"><text:span text:style-name="Source_20_Text">options {</text:span></text:p>
      <text:p text:style-name="P67"><text:span text:style-name="Source_20_Text"><text:s text:c="2"/>output=AST;</text:span></text:p>
      <text:p text:style-name="P67"><text:span text:style-name="Source_20_Text">}</text:span></text:p>
      <text:p text:style-name="P67"><text:span text:style-name="Source_20_Text">parse</text:span></text:p>
      <text:p text:style-name="P67"><text:span text:style-name="Source_20_Text"><text:s text:c="2"/>: <text:s/>expression EOF! <text:s text:c="3"/>// omitir token EOF</text:span></text:p>
      <text:p text:style-name="P67"><text:span text:style-name="Source_20_Text"><text:s text:c="2"/>;</text:span></text:p>
      <text:p text:style-name="P67"><text:span text:style-name="Source_20_Text">expression</text:span></text:p>
      <text:p text:style-name="P67"><text:span text:style-name="Source_20_Text"><text:s text:c="2"/>: <text:s/>dimplication</text:span></text:p>
      <text:p text:style-name="P67"><text:span text:style-name="Source_20_Text"><text:s text:c="2"/>;</text:span></text:p>
      <text:p text:style-name="P67"><text:span text:style-name="Source_20_Text">dimplication</text:span></text:p>
      <text:p text:style-name="P67"><text:span text:style-name="Source_20_Text"><text:s text:c="2"/>: <text:s/>isdifferent ('&lt;-&gt;'^ isdifferent)* <text:s text:c="3"/>// `&lt;-&gt;` es </text:span><text:span text:style-name="Source_20_Text"><text:span text:style-name="T119">equivalencia o doble imp.</text:span></text:span></text:p>
      <text:p text:style-name="P67"><text:span text:style-name="Source_20_Text"><text:s text:c="2"/>;</text:span></text:p>
      <text:p text:style-name="P67"><text:span text:style-name="Source_20_Text">isdifferent</text:span></text:p>
      <text:p text:style-name="P67"><text:span text:style-name="Source_20_Text"><text:s text:c="2"/>: <text:s/>implication ('!='^ implication)* <text:s text:c="3"/>// `!=` </text:span><text:span text:style-name="Source_20_Text"><text:span text:style-name="T119">es lo contrario de <text:s/>&lt;-&gt;</text:span></text:span></text:p>
      <text:p text:style-name="P67"><text:soft-page-break/><text:span text:style-name="Source_20_Text"><text:s text:c="2"/>;</text:span></text:p>
      <text:p text:style-name="P67"><text:span text:style-name="Source_20_Text"/></text:p>
      <text:p text:style-name="P67"><text:soft-page-break/><text:span text:style-name="Source_20_Text">implication</text:span></text:p>
      <text:p text:style-name="P67"><text:span text:style-name="Source_20_Text"><text:s text:c="2"/>: <text:s/>notimplication ('-&gt;'^ notimplication)* <text:s text:c="3"/>// `-&gt;` </text:span><text:span text:style-name="Source_20_Text"><text:span text:style-name="T119">es la implicación</text:span></text:span></text:p>
      <text:p text:style-name="P67"><text:span text:style-name="Source_20_Text"><text:s text:c="2"/>;</text:span></text:p>
      <text:p text:style-name="P67"><text:span text:style-name="Source_20_Text">notimplication</text:span></text:p>
      <text:p text:style-name="P67"><text:span text:style-name="Source_20_Text"><text:s text:c="2"/>: <text:s/>or ('!-&gt;'^ or)* <text:s text:c="3"/>// `!-&gt;` </text:span><text:span text:style-name="Source_20_Text"><text:span text:style-name="T119">es la implicación negada</text:span></text:span></text:p>
      <text:p text:style-name="P67"><text:span text:style-name="Source_20_Text"><text:s text:c="2"/>;</text:span></text:p>
      <text:p text:style-name="P67"><text:span text:style-name="Source_20_Text">or</text:span></text:p>
      <text:p text:style-name="P67"><text:span text:style-name="Source_20_Text"><text:s text:c="2"/>: <text:s/>and ('||'^ and)* <text:s text:c="3"/>// `||` </text:span><text:span text:style-name="Source_20_Text"><text:span text:style-name="T119">es el O lógico</text:span></text:span></text:p>
      <text:p text:style-name="P67"><text:span text:style-name="Source_20_Text"><text:s text:c="2"/>;</text:span></text:p>
      <text:p text:style-name="P67"><text:span text:style-name="Source_20_Text">and</text:span></text:p>
      <text:p text:style-name="P67"><text:span text:style-name="Source_20_Text"><text:s text:c="2"/>: <text:s/>not ('&amp;&amp;'^ not)* <text:s text:c="5"/>// `&amp;&amp;` </text:span><text:span text:style-name="Source_20_Text"><text:span text:style-name="T119">es el Y lógico</text:span></text:span></text:p>
      <text:p text:style-name="P67"><text:span text:style-name="Source_20_Text"><text:s text:c="2"/>;</text:span></text:p>
      <text:p text:style-name="P67"><text:span text:style-name="Source_20_Text">not</text:span></text:p>
      <text:p text:style-name="P67"><text:span text:style-name="Source_20_Text"><text:s text:c="2"/>: <text:s/>'!'^ atom <text:s text:c="3"/>// `!` </text:span><text:span text:style-name="Source_20_Text"><text:span text:style-name="T119">es el operador de negación</text:span></text:span></text:p>
      <text:p text:style-name="P67"><text:span text:style-name="Source_20_Text"><text:s text:c="2"/>| <text:s/>atom</text:span></text:p>
      <text:p text:style-name="P67"><text:span text:style-name="Source_20_Text"><text:s text:c="2"/>;</text:span></text:p>
      <text:p text:style-name="P67"><text:span text:style-name="Source_20_Text">atom</text:span></text:p>
      <text:p text:style-name="P67"><text:span text:style-name="Source_20_Text"><text:s text:c="2"/>: <text:s/>ID</text:span></text:p>
      <text:p text:style-name="P67"><text:span text:style-name="Source_20_Text"><text:s text:c="2"/>| <text:s/>TRUE</text:span></text:p>
      <text:p text:style-name="P67"><text:span text:style-name="Source_20_Text"><text:s text:c="2"/>| <text:s/>FALSE </text:span></text:p>
      <text:p text:style-name="P67"><text:span text:style-name="Source_20_Text"><text:s text:c="2"/>| <text:s/>'('! expression ')'! <text:s text:c="3"/>// </text:span><text:span text:style-name="Source_20_Text"><text:span text:style-name="T119">los paréntesis no tienen valor sintáctico</text:span></text:span></text:p>
      <text:p text:style-name="P67"><text:span text:style-name="Source_20_Text"><text:s text:c="2"/>;</text:span></text:p>
      <text:p text:style-name="P67"><text:span text:style-name="Source_20_Text">TRUE <text:s/>: 'true'; <text:s text:c="2"/>// </text:span><text:span text:style-name="Source_20_Text"><text:span text:style-name="T119">True y False los tomamos como palabras reservadas</text:span></text:span><text:span text:style-name="Source_20_Text"> </text:span></text:p>
      <text:p text:style-name="P67"><text:span text:style-name="Source_20_Text">FALSE <text:s/>: 'false'; //</text:span></text:p>
      <text:p text:style-name="P67"><text:span text:style-name="Source_20_Text">ID <text:s text:c="3"/>: ('a'..'z' | 'A'..'Z' | '0'..'9' | '_' | '{' | '}')+; // </text:span><text:span text:style-name="Source_20_Text"><text:span text:style-name="T119">Variable lógica</text:span></text:span></text:p>
      <text:p text:style-name="P67"><text:span text:style-name="Source_20_Text">Space : (' ' | '\t' | '\r' | '\n')+ {$channel=HIDDEN;}; // </text:span><text:span text:style-name="Source_20_Text"><text:span text:style-name="T119">Caracteres vacíos</text:span></text:span></text:p>
      <text:p text:style-name="P68">Para facilitarnos las cosas, se puede ver como hemos incluido cada operador y su negación. Esto permitirá poder negar un árbol completo de fo<text:span text:style-name="T120">r</text:span>ma sencilla sin usar aristas etiquetadas. En siguientes secciones se profundizará en este detalle.</text:p>
      <text:p text:style-name="P65"><text:span text:style-name="T118">C</text:span>on respecto a la versión, conocemos que existe una versión nueva de <text:span text:style-name="T26">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P69">Tal y como hemos visto con el apartado de construcción y el anterior, la generación se realiza de forma recursiva generando un árbol sintáctico y generando BDDs y operando sobre ellos hasta obtener el BDD de la raíz, que es el que representa el árbol binario de toda la expresión.</text:p>
      <text:p text:style-name="P70"><text:soft-page-break/><text:span text:style-name="T120">Ahora bien, para dotar de mayor flexibilidad al desarrollador, permitimos que el proceso recursivo de creación del árbol no requiera de un análisis sintáctico, ni del uso de la operación </text:span><text:span text:style-name="T42">Apply</text:span><text:span text:style-name="T120">, sino simplemente de la creación implícita de la tabla de verdad, evaluando la expresión lógica con todas las posibles combinaciones de asignaciones de valores de verdad para las variables.</text:span></text:p>
      <text:p text:style-name="P71"><text:span text:style-name="T120">O</text:span>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26">n</text:span> variables implica realizar <text:span text:style-name="T26">2</text:span><text:span text:style-name="T123">n</text:span> evaluaciones.</text:p>
      <text:h text:style-name="Heading_20_2" text:outline-level="2"><text:bookmark-start text:name="__RefHeading__2819_162003428"/>Diseño<text:bookmark-end text:name="__RefHeading__2819_162003428"/></text:h>
      <text:h text:style-name="Heading_20_2" text:outline-level="2"><text:bookmark-start text:name="__RefHeading__4766_1570387257"/>Implementación<text:bookmark-end text:name="__RefHeading__4766_1570387257"/></text:h>
      <text:p text:style-name="P11"><text:span text:style-name="T100">La mayoría de l</text:span>as implementaciones actuales está<text:span text:style-name="T100">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span></text:p>
      <text:p text:style-name="P37"><text:span text:style-name="T100">H</text:span>e optado por realizar una implementación libre y gratuita que pudiera usarse como laboratorio por parte de investigadores.</text:p>
      <text:p text:style-name="P14"><text:span text:style-name="T101">La </text:span>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783_1570387257"/>Manual de uso de los binarios<text:bookmark-end text:name="__RefHeading__4783_1570387257"/></text:h>
      <text:p text:style-name="P84">Imprimir el BDD como imagen:</text:p>
      <text:p text:style-name="P84"><text:span text:style-name="Source_20_Text">java -jar DJBDD.jar --image --&lt;format&gt; &lt;file&gt;</text:span></text:p>
      <text:p text:style-name="P84">Imprimir el BDD <text:span text:style-name="T130">a un archivo:</text:span></text:p>
      <text:p text:style-name="P84"><text:span text:style-name="Source_20_Text">java -jar DJBDD.jar --print --&lt;format&gt; &lt;file&gt;</text:span></text:p>
      <text:p text:style-name="P84">Formatos soportados <text:span text:style-name="T130">(parámetro </text:span><text:span text:style-name="Source_20_Text"><text:span text:style-name="T130">&lt;format&gt;</text:span></text:span><text:span text:style-name="T130">) </text:span></text:p>
      <text:list xml:id="list3084315280354606349" text:style-name="L171">
        <text:list-item>
          <text:p text:style-name="P116"><text:span text:style-name="T49">dimacs</text:span><text:span text:style-name="T129">: formato de cláusulas en forma normal conjuntiva.</text:span></text:p>
        </text:list-item>
      </text:list>
      <text:list xml:id="list6413492039088655374" text:style-name="L172">
        <text:list-item>
          <text:p text:style-name="P117"><text:span text:style-name="T49">cstyle</text:span><text:span text:style-name="T129">: expresiones booleanas al estilo de C, precedidas por una línea con todas las variables separadas por comas. Por ejemplo:</text:span></text:p>
        </text:list-item>
        <text:list-item>
          <text:p text:style-name="P141">a &amp;&amp; !b</text:p>
        </text:list-item>
        <text:list-item>
          <text:p text:style-name="P141">a -&gt; (!b &amp;&amp; (c || d))</text:p>
        </text:list-item>
        <text:list-item>
          <text:p text:style-name="P141">a &lt;-&gt; (b &amp;&amp; !c)</text:p>
        </text:list-item>
        <text:list-item>
          <text:p text:style-name="P141">a != (b &amp;&amp; !c)</text:p>
        </text:list-item>
      </text:list>
      <text:list xml:id="list4956394694332520390" text:style-name="L173">
        <text:list-item>
          <text:p text:style-name="P118"><text:span text:style-name="T49">djbdd</text:span><text:span text:style-name="T129">: archivo DJBDD. Formato de texto en el que se pueden guardar los árboles BDD en este paquete.</text:span></text:p>
        </text:list-item>
      </text:list>
      <text:h text:style-name="Heading_20_2" text:outline-level="2"><text:bookmark-start text:name="__RefHeading__2929_162003428"/><text:soft-page-break/>Ejemplos de uso de la API<text:bookmark-end text:name="__RefHeading__2929_162003428"/></text:h>
      <text:p text:style-name="P84"><text:span text:style-name="Source_20_Text">// These are the boolean variables</text:span></text:p>
      <text:p text:style-name="P84"><text:span text:style-name="Source_20_Text">String[] variables={"a", "b", "c", "d", "e", "f"};</text:span></text:p>
      <text:p text:style-name="P84"><text:span text:style-name="Source_20_Text"/></text:p>
      <text:p text:style-name="P84"><text:span text:style-name="Source_20_Text">// You always have to initialize the BDD system before you create any</text:span></text:p>
      <text:p text:style-name="P84"><text:span text:style-name="Source_20_Text">// BDD object. Be careful with that.</text:span></text:p>
      <text:p text:style-name="P84"><text:span text:style-name="Source_20_Text">BDD.init(variables);</text:span></text:p>
      <text:p text:style-name="P84"><text:span text:style-name="Source_20_Text"/></text:p>
      <text:p text:style-name="P84"><text:span text:style-name="Source_20_Text">// The functions are specified as boolean expressions with Java syntax</text:span></text:p>
      <text:p text:style-name="P84"><text:span text:style-name="Source_20_Text">// adding the operators -&gt; (implication) and &lt;-&gt; (double implication)</text:span></text:p>
      <text:p text:style-name="P84"><text:span text:style-name="Source_20_Text">String function = "(a &amp;&amp; b) || (c &amp;&amp; d)";</text:span></text:p>
      <text:p text:style-name="P84"><text:span text:style-name="Source_20_Text"/></text:p>
      <text:p text:style-name="P84"><text:span text:style-name="Source_20_Text">// With the current implementation, you can only specify</text:span></text:p>
      <text:p text:style-name="P84"><text:span text:style-name="Source_20_Text">// a static variable ordering, that is, in our example</text:span></text:p>
      <text:p text:style-name="P84"><text:span text:style-name="Source_20_Text">// the variable ordering of array of strings 'variables'.</text:span></text:p>
      <text:p text:style-name="P84"><text:span text:style-name="Source_20_Text"/></text:p>
      <text:p text:style-name="P84"><text:span text:style-name="Source_20_Text">// Construction of a new BDD</text:span></text:p>
      <text:p text:style-name="P84"><text:span text:style-name="Source_20_Text">BDD bdd = new BDD(function);</text:span></text:p>
      <text:p text:style-name="P84"><text:span text:style-name="Source_20_Text"/></text:p>
      <text:p text:style-name="P84"><text:span text:style-name="Source_20_Text">// Printing the BDD in the standard output</text:span></text:p>
      <text:p text:style-name="P84"><text:span text:style-name="Source_20_Text">bdd.print();</text:span></text:p>
      <text:p text:style-name="P84"><text:span text:style-name="Source_20_Text"/></text:p>
      <text:p text:style-name="P84"><text:span text:style-name="Source_20_Text">// You can print it as a image PNG using a dot library</text:span></text:p>
      <text:p text:style-name="P84"><text:span text:style-name="Source_20_Text">Printer.printBDD(bdd1, "bdd_"+bdd1.size());</text:span></text:p>
      <text:p text:style-name="P84"><text:span text:style-name="Source_20_Text"/></text:p>
      <text:p text:style-name="P84"><text:span text:style-name="Source_20_Text">// Other BDD</text:span></text:p>
      <text:p text:style-name="P84"><text:span text:style-name="Source_20_Text">String function2 = "(a &amp;&amp; e) || f"</text:span></text:p>
      <text:p text:style-name="P84"><text:span text:style-name="Source_20_Text">BDD bdd2 = new BDD(function2);</text:span></text:p>
      <text:p text:style-name="P84"><text:span text:style-name="Source_20_Text">bdd2.print();</text:span></text:p>
      <text:p text:style-name="P84"><text:span text:style-name="Source_20_Text"/></text:p>
      <text:p text:style-name="P84"><text:span text:style-name="Source_20_Text">// Operations with BDDs</text:span></text:p>
      <text:p text:style-name="P84"><text:span text:style-name="Source_20_Text"/></text:p>
      <text:p text:style-name="P84"><text:span text:style-name="Source_20_Text">// This BDD is the logical AND between bdd and bdd2</text:span></text:p>
      <text:p text:style-name="P84"><text:span text:style-name="Source_20_Text">BDD bdd3 = bdd.apply("and", bdd2);</text:span></text:p>
      <text:p text:style-name="P84"><text:span text:style-name="Source_20_Text"/></text:p>
      <text:p text:style-name="P84"><text:span text:style-name="Source_20_Text">// This BDD is the logical OR between bdd and bdd2</text:span></text:p>
      <text:p text:style-name="P84"><text:span text:style-name="Source_20_Text">BDD bdd4 = bdd.apply("or", bdd2);</text:span></text:p>
      <text:p text:style-name="P84"><text:span text:style-name="Source_20_Text"/></text:p>
      <text:p text:style-name="P84"><text:span text:style-name="Source_20_Text">// Destroy explicitly bdd2</text:span></text:p>
      <text:p text:style-name="P84"><text:span text:style-name="Source_20_Text">// In case we need to compute sizes, reduce the global graph or print it</text:span></text:p>
      <text:p text:style-name="P84"><text:span text:style-name="Source_20_Text">bdd2.delete();</text:span></text:p>
      <text:p text:style-name="P84"><text:span text:style-name="Source_20_Text"/></text:p>
      <text:p text:style-name="P84"><text:span text:style-name="Source_20_Text">// If you think you can have few free memory, you would have to free it</text:span></text:p>
      <text:p text:style-name="P84"><text:span text:style-name="Source_20_Text">// calling to</text:span></text:p>
      <text:p text:style-name="P84"><text:span text:style-name="Source_20_Text">BDD.gc();</text:span></text:p>
      <text:h text:style-name="Heading_20_1" text:outline-level="1"><text:bookmark-start text:name="__RefHeading__119_201455433"/>Experimentos y resultados<text:bookmark-end text:name="__RefHeading__119_201455433"/></text:h>
      <text:h text:style-name="Heading_20_1" text:outline-level="1"><text:bookmark-start text:name="__RefHeading__4768_1570387257"/>Problemas abiertos<text:bookmark-end text:name="__RefHeading__4768_1570387257"/></text:h>
      <text:h text:style-name="Heading_20_1" text:outline-level="1"><text:bookmark-start text:name="__RefHeading__121_201455433"/>Bibliografía<text:bookmark-end text:name="__RefHeading__121_201455433"/></text:h>
      <text:p text:style-name="P79">[Andersen1999] An Introduction to Binary Decision Diagramas. H. R. Andersen. Lecture notes for Efficient Algorightms an Programs. IT Universidad de Copenhague. 1999.</text:p>
      <text:p text:style-name="Text_20_body"><text:span text:style-name="T62">[Bryant1986] </text:span>Graph-Based Algorithms for Boolean Function Manipulation, Randal E. Bryant, 1986</text:p>
      <text:p text:style-name="P8">[<text:span text:style-name="T110">Bryant1992</text:span>] Symbolic Boolean Manipulation with Ordered Binary Decision Diagrams, Randal E. Bryant. <text:span text:style-name="T110">Acm Computing Surveys. 1992.</text:span></text:p>
      <text:p text:style-name="P31">[DIMACS] DIMACS CNF formula format. <text:a xlink:type="simple" xlink:href="http://people.sc.fsu.edu/~jburkardt/data/cnf/cnf.html">http://people.sc.fsu.edu/~jburkardt/data/cnf/cnf.html</text:a></text:p>
      <text:p text:style-name="P8">[<text:span text:style-name="T110">Somenzi</text:span>] Binary Decision Diagrams. Fabio <text:span text:style-name="T110">Somenzi</text:span>. Department of Electrical and Computer Engineering. University of Colorado at Boulder.</text:p>
      <text:p text:style-name="P8">[<text:span text:style-name="T110">ImpBDDBrace</text:span>] Efficient implementation of a BDD package, Karl S. Brace, Richard L. Rudell, Randal E. Bryant. </text:p>
      <text:p text:style-name="P8">[<text:span text:style-name="T110">ImpBDDStornetta</text:span>] Implementation of an Efficient Parallel BDD Package. Tony Stornetta, Forrest Brewer.</text:p>
      <text:p text:style-name="P8">[Rud93] <text:span text:style-name="Emphasis">Dynamic variable </text:span>ordering for ordered binary decision diagrams. Richard L. Rudell 1993.</text:p>
      <text:p text:style-name="P8"><text:bookmark-start text:name="__DdeLink__756_871160097"/>[Rud93W]<text:bookmark-end text:name="__DdeLink__756_871160097"/> BDDs: Implementation Issues &amp; Variable Ordering. Richard Rudell 1993.</text:p>
      <text:p text:style-name="P8">[JacobiEtAl] Incremental <text:s/>Reduction of Binary Decision Diagrams. R. Jacobi, N. Calazans, C. Trullemans.</text:p>
      <text:p text:style-name="P60">[OpenJDK7] Plataforma de referencia de desarrollo Java de código abierto. <text:a xlink:type="simple" xlink:href="http://openjdk.java.net/">http://openjdk.java.net/</text:a></text:p>
      <text:p text:style-name="P60">[Javaluator] Librería de evaluación Java. <text:a xlink:type="simple" xlink:href="http://javaluator.sourceforge.net/en/home/">http://javaluator.sourceforge.net/en/home/</text:a></text:p>
      <text:p text:style-name="P60">[antlr3] Versión 3 del analizador de lenguajes. <text:a xlink:type="simple" xlink:href="http://www.antlr3.org/">http://www.antlr3.org/</text:a> </text:p>
      <text:p text:style-name="P72">[LICS] Logic in Computer Science. M. Huth, M. Ryan. Cambridge University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size="10pt" style:font-name-asian="WenQuanYi Micro Hei1" style:font-size-asian="10.5pt"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a1321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Text_20_body">Trabajo del <text:span text:style-name="MT1">M</text:span>áster de Inv<text:span text:style-name="MT1">estigación</text:span> en Ingeniería del Software<text:tab/><text:tab/> <text:s text:c="3"/>Diego J. Romero López</text:p>
      </style:header>
      <style:footer>
        <text:p text:style-name="MP1"><text:page-number text:select-page="current">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3-12-11T23:43:50.832051000</dc:date>
    <meta:editing-duration>P3DT18H19M36S</meta:editing-duration>
    <meta:editing-cycles>251</meta:editing-cycles>
    <meta:generator>LibreOffice/4.1.0.4$MacOSX_x86 LibreOffice_project/89ea49ddacd9aa532507cbf852f2bb22b1ace28</meta:generator>
    <meta:document-statistic meta:table-count="7" meta:image-count="0" meta:object-count="12" meta:page-count="36" meta:paragraph-count="655" meta:word-count="6128" meta:character-count="38147" meta:non-whitespace-character-count="30848"/>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